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9835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3701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327in"/>
    </style:style>
    <style:style style:name="co15" style:family="table-column">
      <style:table-column-properties fo:break-before="auto" style:column-width="0.4937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1.5744in"/>
    </style:style>
    <style:style style:name="co18" style:family="table-column">
      <style:table-column-properties fo:break-before="auto" style:column-width="0.4528in"/>
    </style:style>
    <style:style style:name="co19" style:family="table-column">
      <style:table-column-properties fo:break-before="auto" style:column-width="0.5736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6398in"/>
    </style:style>
    <style:style style:name="co26" style:family="table-column">
      <style:table-column-properties fo:break-before="auto" style:column-width="0.7402in"/>
    </style:style>
    <style:style style:name="co27" style:family="table-column">
      <style:table-column-properties fo:break-before="auto" style:column-width="0.789in"/>
    </style:style>
    <style:style style:name="co28" style:family="table-column">
      <style:table-column-properties fo:break-before="auto" style:column-width="0.9201in"/>
    </style:style>
    <style:style style:name="co29" style:family="table-column">
      <style:table-column-properties fo:break-before="auto" style:column-width="0.9083in"/>
    </style:style>
    <style:style style:name="co30" style:family="table-column">
      <style:table-column-properties fo:break-before="auto" style:column-width="1.0228in"/>
    </style:style>
    <style:style style:name="co31" style:family="table-column">
      <style:table-column-properties fo:break-before="auto" style:column-width="1.0602in"/>
    </style:style>
    <style:style style:name="co32" style:family="table-column">
      <style:table-column-properties fo:break-before="auto" style:column-width="0.6382in"/>
    </style:style>
    <style:style style:name="co33" style:family="table-column">
      <style:table-column-properties fo:break-before="auto" style:column-width="1.178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1.1307in"/>
    </style:style>
    <style:style style:name="co36" style:family="table-column">
      <style:table-column-properties fo:break-before="auto" style:column-width="1.0925in"/>
    </style:style>
    <style:style style:name="co37" style:family="table-column">
      <style:table-column-properties fo:break-before="auto" style:column-width="0.9445in"/>
    </style:style>
    <style:style style:name="co38" style:family="table-column">
      <style:table-column-properties fo:break-before="auto" style:column-width="0.6992in"/>
    </style:style>
    <style:style style:name="co39" style:family="table-column">
      <style:table-column-properties fo:break-before="auto" style:column-width="0.6091in"/>
    </style:style>
    <style:style style:name="co40" style:family="table-column">
      <style:table-column-properties fo:break-before="auto" style:column-width="0.5902in"/>
    </style:style>
    <style:style style:name="co41" style:family="table-column">
      <style:table-column-properties fo:break-before="auto" style:column-width="0.6362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4965in"/>
    </style:style>
    <style:style style:name="co44" style:family="table-column">
      <style:table-column-properties fo:break-before="auto" style:column-width="0.5181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4902in"/>
    </style:style>
    <style:style style:name="co47" style:family="table-column">
      <style:table-column-properties fo:break-before="auto" style:column-width="1.2102in"/>
    </style:style>
    <style:style style:name="co48" style:family="table-column">
      <style:table-column-properties fo:break-before="auto" style:column-width="0.6535in"/>
    </style:style>
    <style:style style:name="co49" style:family="table-column">
      <style:table-column-properties fo:break-before="auto" style:column-width="0.5244in"/>
    </style:style>
    <style:style style:name="co50" style:family="table-column">
      <style:table-column-properties fo:break-before="auto" style:column-width="0.4744in"/>
    </style:style>
    <style:style style:name="co51" style:family="table-column">
      <style:table-column-properties fo:break-before="auto" style:column-width="0.5063in"/>
    </style:style>
    <style:style style:name="co52" style:family="table-column">
      <style:table-column-properties fo:break-before="auto" style:column-width="0.5134in"/>
    </style:style>
    <style:style style:name="co53" style:family="table-column">
      <style:table-column-properties fo:break-before="auto" style:column-width="0.1835in"/>
    </style:style>
    <style:style style:name="co54" style:family="table-column">
      <style:table-column-properties fo:break-before="auto" style:column-width="0.6638in"/>
    </style:style>
    <style:style style:name="co55" style:family="table-column">
      <style:table-column-properties fo:break-before="auto" style:column-width="1.0898in"/>
    </style:style>
    <style:style style:name="co56" style:family="table-column">
      <style:table-column-properties fo:break-before="auto" style:column-width="0.4972in"/>
    </style:style>
    <style:style style:name="co57" style:family="table-column">
      <style:table-column-properties fo:break-before="auto" style:column-width="0.4839in"/>
    </style:style>
    <style:style style:name="co58" style:family="table-column">
      <style:table-column-properties fo:break-before="auto" style:column-width="2.0362in"/>
    </style:style>
    <style:style style:name="co59" style:family="table-column">
      <style:table-column-properties fo:break-before="auto" style:column-width="1.0929in"/>
    </style:style>
    <style:style style:name="co60" style:family="table-column">
      <style:table-column-properties fo:break-before="auto" style:column-width="1.2953in"/>
    </style:style>
    <style:style style:name="co61" style:family="table-column">
      <style:table-column-properties fo:break-before="auto" style:column-width="1.3429in"/>
    </style:style>
    <style:style style:name="co62" style:family="table-column">
      <style:table-column-properties fo:break-before="auto" style:column-width="1.2465in"/>
    </style:style>
    <style:style style:name="co63" style:family="table-column">
      <style:table-column-properties fo:break-before="auto" style:column-width="0.6953in"/>
    </style:style>
    <style:style style:name="co64" style:family="table-column">
      <style:table-column-properties fo:break-before="auto" style:column-width="0.8035in"/>
    </style:style>
    <style:style style:name="co65" style:family="table-column">
      <style:table-column-properties fo:break-before="auto" style:column-width="0.4783in"/>
    </style:style>
    <style:style style:name="co66" style:family="table-column">
      <style:table-column-properties fo:break-before="auto" style:column-width="1.278in"/>
    </style:style>
    <style:style style:name="co67" style:family="table-column">
      <style:table-column-properties fo:break-before="auto" style:column-width="2.65in"/>
    </style:style>
    <style:style style:name="co68" style:family="table-column">
      <style:table-column-properties fo:break-before="auto" style:column-width="1.1429in"/>
    </style:style>
    <style:style style:name="co69" style:family="table-column">
      <style:table-column-properties fo:break-before="auto" style:column-width="0.9953in"/>
    </style:style>
    <style:style style:name="co70" style:family="table-column">
      <style:table-column-properties fo:break-before="auto" style:column-width="3.0402in"/>
    </style:style>
    <style:style style:name="co71" style:family="table-column">
      <style:table-column-properties fo:break-before="auto" style:column-width="0.55in"/>
    </style:style>
    <style:style style:name="co72" style:family="table-column">
      <style:table-column-properties fo:break-before="auto" style:column-width="1.3902in"/>
    </style:style>
    <style:style style:name="co73" style:family="table-column">
      <style:table-column-properties fo:break-before="auto" style:column-width="1.7008in"/>
    </style:style>
    <style:style style:name="co74" style:family="table-column">
      <style:table-column-properties fo:break-before="auto" style:column-width="0.5217in"/>
    </style:style>
    <style:style style:name="co75" style:family="table-column">
      <style:table-column-properties fo:break-before="auto" style:column-width="0.5126in"/>
    </style:style>
    <style:style style:name="co76" style:family="table-column">
      <style:table-column-properties fo:break-before="auto" style:column-width="0.7043in"/>
    </style:style>
    <style:style style:name="co77" style:family="table-column">
      <style:table-column-properties fo:break-before="auto" style:column-width="0.5319in"/>
    </style:style>
    <style:style style:name="co78" style:family="table-column">
      <style:table-column-properties fo:break-before="auto" style:column-width="0.7929in"/>
    </style:style>
    <style:style style:name="co79" style:family="table-column">
      <style:table-column-properties fo:break-before="auto" style:column-width="0.7063in"/>
    </style:style>
    <style:style style:name="co80" style:family="table-column">
      <style:table-column-properties fo:break-before="auto" style:column-width="0.6925in"/>
    </style:style>
    <style:style style:name="co81" style:family="table-column">
      <style:table-column-properties fo:break-before="auto" style:column-width="0.3874in"/>
    </style:style>
    <style:style style:name="co82" style:family="table-column">
      <style:table-column-properties fo:break-before="auto" style:column-width="0.3484in"/>
    </style:style>
    <style:style style:name="co83" style:family="table-column">
      <style:table-column-properties fo:break-before="auto" style:column-width="0.3764in"/>
    </style:style>
    <style:style style:name="co84" style:family="table-column">
      <style:table-column-properties fo:break-before="auto" style:column-width="1.002in"/>
    </style:style>
    <style:style style:name="co85" style:family="table-column">
      <style:table-column-properties fo:break-before="auto" style:column-width="4.4791in"/>
    </style:style>
    <style:style style:name="co86" style:family="table-column">
      <style:table-column-properties fo:break-before="auto" style:column-width="5.9764in"/>
    </style:style>
    <style:style style:name="co87" style:family="table-column">
      <style:table-column-properties fo:break-before="auto" style:column-width="2.1772in"/>
    </style:style>
    <style:style style:name="co88" style:family="table-column">
      <style:table-column-properties fo:break-before="auto" style:column-width="0.3862in"/>
    </style:style>
    <style:style style:name="co89" style:family="table-column">
      <style:table-column-properties fo:break-before="auto" style:column-width="1.8071in"/>
    </style:style>
    <style:style style:name="co90" style:family="table-column">
      <style:table-column-properties fo:break-before="auto" style:column-width="1.0374in"/>
    </style:style>
    <style:style style:name="co91" style:family="table-column">
      <style:table-column-properties fo:break-before="auto" style:column-width="1.7339in"/>
    </style:style>
    <style:style style:name="co92" style:family="table-column">
      <style:table-column-properties fo:break-before="auto" style:column-width="0.2929in"/>
    </style:style>
    <style:style style:name="co93" style:family="table-column">
      <style:table-column-properties fo:break-before="auto" style:column-width="2.2575in"/>
    </style:style>
    <style:style style:name="co94" style:family="table-column">
      <style:table-column-properties fo:break-before="auto" style:column-width="2.1634in"/>
    </style:style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10" style:family="table-column">
      <style:table-column-properties fo:break-before="auto" style:column-width="10.1783in"/>
    </style:style>
    <style:style style:name="co111" style:family="table-column">
      <style:table-column-properties fo:break-before="auto" style:column-width="10.839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925in"/>
    </style:style>
    <style:style style:name="co115" style:family="table-column">
      <style:table-column-properties fo:break-before="auto" style:column-width="0.7102in"/>
    </style:style>
    <style:style style:name="co116" style:family="table-column">
      <style:table-column-properties fo:break-before="auto" style:column-width="0.7516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7264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0.6661in"/>
    </style:style>
    <style:style style:name="co123" style:family="table-column">
      <style:table-column-properties fo:break-before="auto" style:column-width="1.4429in"/>
    </style:style>
    <style:style style:name="co124" style:family="table-column">
      <style:table-column-properties fo:break-before="auto" style:column-width="1.0138in"/>
    </style:style>
    <style:style style:name="co125" style:family="table-column">
      <style:table-column-properties fo:break-before="auto" style:column-width="0.8307in"/>
    </style:style>
    <style:style style:name="co126" style:family="table-column">
      <style:table-column-properties fo:break-before="auto" style:column-width="0.8492in"/>
    </style:style>
    <style:style style:name="co127" style:family="table-column">
      <style:table-column-properties fo:break-before="auto" style:column-width="0.4728in"/>
    </style:style>
    <style:style style:name="co128" style:family="table-column">
      <style:table-column-properties fo:break-before="auto" style:column-width="1.8339in"/>
    </style:style>
    <style:style style:name="co129" style:family="table-column">
      <style:table-column-properties fo:break-before="auto" style:column-width="0.7244in"/>
    </style:style>
    <style:style style:name="co130" style:family="table-column">
      <style:table-column-properties fo:break-before="auto" style:column-width="0.5898in"/>
    </style:style>
    <style:style style:name="co131" style:family="table-column">
      <style:table-column-properties fo:break-before="auto" style:column-width="6.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5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2791in" fo:break-before="auto" style:use-optimal-row-height="true"/>
    </style:style>
    <style:style style:name="ro11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2846in" fo:break-before="auto" style:use-optimal-row-height="false"/>
    </style:style>
    <style:style style:name="ro14" style:family="table-row">
      <style:table-row-properties style:row-height="0.2717in" fo:break-before="auto" style:use-optimal-row-height="false"/>
    </style:style>
    <style:style style:name="ro15" style:family="table-row">
      <style:table-row-properties style:row-height="0.2264in" fo:break-before="auto" style:use-optimal-row-height="true"/>
    </style:style>
    <style:style style:name="ro16" style:family="table-row">
      <style:table-row-properties style:row-height="0.1917in" fo:break-before="auto" style:use-optimal-row-height="true"/>
    </style:style>
    <style:style style:name="ro17" style:family="table-row">
      <style:table-row-properties style:row-height="0.2201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165in" fo:break-before="auto" style:use-optimal-row-height="false"/>
    </style:style>
    <style:style style:name="ro20" style:family="table-row">
      <style:table-row-properties style:row-height="0.2264in" fo:break-before="auto" style:use-optimal-row-height="false"/>
    </style:style>
    <style:style style:name="ro21" style:family="table-row">
      <style:table-row-properties style:row-height="0.2201in" fo:break-before="auto" style:use-optimal-row-height="true"/>
    </style:style>
    <style:style style:name="ro22" style:family="table-row">
      <style:table-row-properties style:row-height="0.1882in" fo:break-before="auto" style:use-optimal-row-height="true"/>
    </style:style>
    <style:style style:name="ro23" style:family="table-row">
      <style:table-row-properties style:row-height="0.1839in" fo:break-before="auto" style:use-optimal-row-height="true"/>
    </style:style>
    <style:style style:name="ro24" style:family="table-row">
      <style:table-row-properties style:row-height="0.2866in" fo:break-before="auto" style:use-optimal-row-height="true"/>
    </style:style>
    <style:style style:name="ro25" style:family="table-row">
      <style:table-row-properties style:row-height="0.2327in" fo:break-before="auto" style:use-optimal-row-height="false"/>
    </style:style>
    <style:style style:name="ro2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1854in" fo:break-before="auto" style:use-optimal-row-height="true"/>
    </style:style>
    <style:style style:name="ro28" style:family="table-row">
      <style:table-row-properties style:row-height="0.2457in" fo:break-before="auto" style:use-optimal-row-height="false"/>
    </style:style>
    <style:style style:name="ro29" style:family="table-row">
      <style:table-row-properties style:row-height="0.198in" fo:break-before="auto" style:use-optimal-row-height="false"/>
    </style:style>
    <style:style style:name="ro30" style:family="table-row">
      <style:table-row-properties style:row-height="0.2244in" fo:break-before="auto" style:use-optimal-row-height="true"/>
    </style:style>
    <style:style style:name="ro31" style:family="table-row">
      <style:table-row-properties style:row-height="0.1811in" fo:break-before="auto" style:use-optimal-row-height="false"/>
    </style:style>
    <style:style style:name="ro32" style:family="table-row">
      <style:table-row-properties style:row-height="0.3728in" fo:break-before="auto" style:use-optimal-row-height="true"/>
    </style:style>
    <style:style style:name="ro33" style:family="table-row">
      <style:table-row-properties style:row-height="0.7091in" fo:break-before="auto" style:use-optimal-row-height="true"/>
    </style:style>
    <style:style style:name="ro34" style:family="table-row">
      <style:table-row-properties style:row-height="0.7252in" fo:break-before="auto" style:use-optimal-row-height="true"/>
    </style:style>
    <style:style style:name="ro35" style:family="table-row">
      <style:table-row-properties style:row-height="0.5425in" fo:break-before="auto" style:use-optimal-row-height="true"/>
    </style:style>
    <style:style style:name="ro36" style:family="table-row">
      <style:table-row-properties style:row-height="0.5492in" fo:break-before="auto" style:use-optimal-row-height="true"/>
    </style:style>
    <style:style style:name="ro37" style:family="table-row">
      <style:table-row-properties style:row-height="0.8807in" fo:break-before="auto" style:use-optimal-row-height="true"/>
    </style:style>
    <style:style style:name="ro38" style:family="table-row">
      <style:table-row-properties style:row-height="0.3311in" fo:break-before="auto" style:use-optimal-row-height="true"/>
    </style:style>
    <style:style style:name="ro39" style:family="table-row">
      <style:table-row-properties style:row-height="0.228in" fo:break-before="auto" style:use-optimal-row-height="true"/>
    </style:style>
    <style:style style:name="ro40" style:family="table-row">
      <style:table-row-properties style:row-height="0.211in" fo:break-before="auto" style:use-optimal-row-height="true"/>
    </style:style>
    <style:style style:name="ro41" style:family="table-row">
      <style:table-row-properties style:row-height="0.3937in" fo:break-before="auto" style:use-optimal-row-height="true"/>
    </style:style>
    <style:style style:name="ro42" style:family="table-row">
      <style:table-row-properties style:row-height="0.9535in" fo:break-before="auto" style:use-optimal-row-height="true"/>
    </style:style>
    <style:style style:name="ro43" style:family="table-row">
      <style:table-row-properties style:row-height="0.5799in" fo:break-before="auto" style:use-optimal-row-height="true"/>
    </style:style>
    <style:style style:name="ro44" style:family="table-row">
      <style:table-row-properties style:row-height="0.1244in" fo:break-before="auto" style:use-optimal-row-height="fals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2154in" fo:break-before="auto" style:use-optimal-row-height="true"/>
    </style:style>
    <style:style style:name="ro47" style:family="table-row">
      <style:table-row-properties style:row-height="0.2146in" fo:break-before="auto" style:use-optimal-row-height="true"/>
    </style:style>
    <style:style style:name="ro48" style:family="table-row">
      <style:table-row-properties style:row-height="0.4035in" fo:break-before="auto" style:use-optimal-row-height="true"/>
    </style:style>
    <style:style style:name="ro49" style:family="table-row">
      <style:table-row-properties style:row-height="0.3091in" fo:break-before="auto" style:use-optimal-row-height="true"/>
    </style:style>
    <style:style style:name="ro50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30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1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8pt" style:font-size-asian="8pt" style:font-size-complex="8pt"/>
    </style:style>
    <style:style style:name="ce210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9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329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weight="bold" style:font-weight-asian="bold" style:font-weight-complex="bold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38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1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1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1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405" style:family="table-cell" style:parent-style-name="Default">
      <style:table-cell-properties fo:border-bottom="2.24pt solid #000000" fo:border-left="none" fo:border-right="none" fo:border-top="none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1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5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 fo:font-size="10pt" style:font-size-asian="10pt" style:font-size-complex="10pt"/>
    </style:style>
    <style:style style:name="ce568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/>
    </style:style>
    <style:style style:name="ce949" style:family="table-cell" style:parent-style-name="Default">
      <style:table-cell-properties fo:border="0.74pt solid #000000" style:vertical-align="middle"/>
      <style:text-properties style:font-name="Noto Sans1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955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58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1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999999" style:font-name="Noto Sans1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64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/>
    </style:style>
    <style:style style:name="ce6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68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6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1"/>
    </style:style>
    <style:style style:name="ce698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65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703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10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755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8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81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8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8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1"/>
    </style:style>
    <style:style style:name="ce1485" style:family="table-cell" style:parent-style-name="Default">
      <style:table-cell-properties fo:padding="0.028in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9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937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6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1" fo:font-style="normal" style:font-style-asian="normal" style:font-style-complex="normal"/>
    </style:style>
    <style:style style:name="ce10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tyle="normal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25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06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4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1" fo:font-size="7pt" style:font-size-asian="7pt" style:font-size-complex="7pt"/>
    </style:style>
    <style:style style:name="ce14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5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1"/>
    </style:style>
    <style:style style:name="ce15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554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/>
    </style:style>
    <style:style style:name="ce1865" style:family="table-cell" style:parent-style-name="Default">
      <style:text-properties style:font-name="Noto Sans1"/>
    </style:style>
    <style:style style:name="ce18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70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81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01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16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6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17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16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17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9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03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04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0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08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0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2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51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240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4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40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419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207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9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080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082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0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1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4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0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100" style:family="table-cell" style:parent-style-name="Default">
      <style:table-cell-properties style:vertical-align="middle"/>
      <style:text-properties style:use-window-font-color="true" style:font-name="Noto Sans1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ext-properties style:font-name="Noto Sans1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  <style:text-properties style:font-name="Noto Sans1"/>
    </style:style>
    <style:style style:name="ce2716" style:family="table-cell" style:parent-style-name="Default">
      <style:table-cell-properties fo:wrap-option="wrap" style:vertical-align="middle"/>
      <style:text-properties style:font-name="Noto Sans1"/>
    </style:style>
    <style:style style:name="ce2141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44" style:family="table-cell" style:parent-style-name="Default">
      <style:text-properties style:font-name="Noto Sans1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165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1" fo:font-weight="bold"/>
    </style:style>
    <style:style style:name="ce2174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1" fo:font-weight="normal"/>
    </style:style>
    <style:style style:name="ce2179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1" fo:font-weight="bold"/>
    </style:style>
    <style:style style:name="ce2189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196" style:family="table-cell" style:parent-style-name="Default">
      <style:text-properties style:font-name="Noto Sans1" fo:font-weight="normal"/>
    </style:style>
    <style:style style:name="ce2737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738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5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5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5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5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6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5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25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5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59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6pt"/>
    </style:style>
    <style:style style:name="ce26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6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/>
    </style:style>
    <style:style style:name="ce2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6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0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Noto Sans1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67" style:family="text">
      <style:text-properties style:text-line-through-type="single"/>
    </style:style>
    <style:style style:name="T68" style:family="text">
      <style:text-properties fo:color="#bf0041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3" style:family="text">
      <style:text-properties style:font-name="Avenir5"/>
    </style:style>
    <style:style style:name="T74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4" table:default-cell-style-name="ce45"/>
        <table:table-column table:style-name="co5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30"/>
          <table:covered-table-cell table:number-columns-repeated="5" table:style-name="ce525"/>
          <table:covered-table-cell table:number-columns-repeated="2" table:style-name="ce30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1"/>
          <table:table-cell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32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385"/>
          <table:covered-table-cell table:style-name="ce426"/>
          <table:table-cell table:style-name="ce459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3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334" office:value-type="string" calcext:value-type="string" table:number-columns-spanned="3" table:number-rows-spanned="1">
            <text:p>Fegyver ellen</text:p>
          </table:table-cell>
          <table:covered-table-cell table:style-name="ce387"/>
          <table:covered-table-cell table:style-name="Default"/>
          <table:table-cell table:style-name="ce429" office:value-type="string" calcext:value-type="string">
            <text:p>Energia ellen</text:p>
          </table:table-cell>
          <table:table-cell table:style-name="ce460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4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338" table:content-validation-name="val16" table:formula="of:=[$Harcértékek.$G$73]" office:value-type="float" office:value="0" calcext:value-type="float" table:number-columns-spanned="3" table:number-rows-spanned="1">
            <text:p>0</text:p>
          </table:table-cell>
          <table:covered-table-cell table:style-name="ce389"/>
          <table:covered-table-cell table:style-name="ce405"/>
          <table:table-cell table:style-name="ce431" table:content-validation-name="val16" table:formula="of:=[$Harcértékek.$H$73]" office:value-type="float" office:value="0" calcext:value-type="float">
            <text:p>0</text:p>
          </table:table-cell>
          <table:covered-table-cell table:style-name="ce461"/>
          <table:table-cell table:style-name="ce681"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number-columns-repeated="24"/>
          <table:table-cell table:style-name="ce45" table:number-columns-repeated="16358"/>
        </table:table-row>
        <table:table-row table:style-name="ro6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5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5" table:number-columns-repeated="16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4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8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79" table:content-validation-name="val9" office:value-type="string" calcext:value-type="string">
            <text:p>Tám/kör</text:p>
          </table:table-cell>
          <table:table-cell table:style-name="ce179" office:value-type="string" calcext:value-type="string">
            <text:p>TÉ/CÉ</text:p>
          </table:table-cell>
          <table:table-cell table:style-name="ce179" office:value-type="string" calcext:value-type="string">
            <text:p>VÉ/Osztó</text:p>
          </table:table-cell>
          <table:table-cell table:style-name="ce179" office:value-type="string" calcext:value-type="string">
            <text:p>SP</text:p>
          </table:table-cell>
          <table:table-cell table:style-name="ce179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30"/>
          <table:covered-table-cell table:style-name="ce1242"/>
          <table:table-cell table:number-columns-repeated="9"/>
          <table:table-cell table:style-name="ce952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1" calcext:value-type="float">
            <text:p>1</text:p>
          </table:table-cell>
          <table:table-cell table:style-name="ce182" table:content-validation-name="val14" table:formula="of:=[$Harcértékek.D44]" office:value-type="float" office:value="7" calcext:value-type="float">
            <text:p>7</text:p>
          </table:table-cell>
          <table:table-cell table:style-name="ce222" table:content-validation-name="val14" table:formula="of:=[$Harcértékek.E44]" office:value-type="float" office:value="27" calcext:value-type="float">
            <text:p>27</text:p>
          </table:table-cell>
          <table:table-cell table:style-name="ce247" table:content-validation-name="val17" table:formula="of:=[$Harcértékek.F44]" office:value-type="string" office:string-value="-5 Z" calcext:value-type="string">
            <text:p>-5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1" calcext:value-type="float">
            <text:p>1</text:p>
          </table:table-cell>
          <table:table-cell table:style-name="ce182" table:content-validation-name="val14" table:formula="of:=[$Harcértékek.D45]" office:value-type="float" office:value="10" calcext:value-type="float">
            <text:p>10</text:p>
          </table:table-cell>
          <table:table-cell table:style-name="ce222" table:content-validation-name="val14" table:formula="of:=[$Harcértékek.E45]" office:value-type="float" office:value="30" calcext:value-type="float">
            <text:p>30</text:p>
          </table:table-cell>
          <table:table-cell table:style-name="ce247" table:content-validation-name="val17" table:formula="of:=[$Harcértékek.F45]" office:value-type="string" office:string-value="0 Z" calcext:value-type="string">
            <text:p>0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949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string" office:string-value="" calcext:value-type="error">
            <text:p>#N/A</text:p>
          </table:table-cell>
          <table:table-cell table:style-name="ce182" table:content-validation-name="val14" table:formula="of:=[$Harcértékek.D46]" office:value-type="string" office:string-value="" calcext:value-type="error">
            <text:p>#N/A</text:p>
          </table:table-cell>
          <table:table-cell table:style-name="ce222" table:content-validation-name="val14" table:formula="of:=[$Harcértékek.E46]" office:value-type="string" office:string-value="" calcext:value-type="error">
            <text:p>#N/A</text:p>
          </table:table-cell>
          <table:table-cell table:style-name="ce247" table:content-validation-name="val17" table:formula="of:=[$Harcértékek.F46]" office:value-type="string" office:string-value="N/A" calcext:value-type="string">
            <text:p>N/A</text:p>
          </table:table-cell>
          <table:table-cell table:style-name="ce279" table:content-validation-name="val17" table:formula="of:=[$Harcértékek.G46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955"/>
          <table:table-cell table:style-name="ce79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string" office:string-value="" calcext:value-type="error">
            <text:p>#N/A</text:p>
          </table:table-cell>
          <table:table-cell table:style-name="ce182" table:content-validation-name="val14" table:formula="of:=[$Harcértékek.D47]" office:value-type="string" office:string-value="" calcext:value-type="error">
            <text:p>#N/A</text:p>
          </table:table-cell>
          <table:table-cell table:style-name="ce222" table:content-validation-name="val14" table:formula="of:=[$Harcértékek.E47]" office:value-type="string" office:string-value="" calcext:value-type="error">
            <text:p>#N/A</text:p>
          </table:table-cell>
          <table:table-cell table:style-name="ce247" table:content-validation-name="val17" table:formula="of:=[$Harcértékek.F47]" office:value-type="string" office:string-value="N/A" calcext:value-type="string">
            <text:p>N/A</text:p>
          </table:table-cell>
          <table:table-cell table:style-name="ce279" table:content-validation-name="val17" table:formula="of:=[$Harcértékek.G47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549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552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549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589"/>
          <table:table-cell table:style-name="ce791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4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552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568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9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552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568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5">
          <table:table-cell table:style-name="ce2" table:number-columns-spanned="10" table:number-rows-spanned="2"/>
          <table:covered-table-cell table:number-columns-repeated="2" table:style-name="ce31"/>
          <table:covered-table-cell table:number-columns-repeated="7" table:style-name="ce749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5">
          <table:covered-table-cell table:style-name="ce2"/>
          <table:covered-table-cell table:number-columns-repeated="9" table:style-name="ce31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568" table:number-columns-repeated="2"/>
          <table:table-cell table:style-name="ce58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4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799"/>
          <table:table-cell table:style-name="ce791"/>
          <table:table-cell table:number-columns-repeated="10"/>
          <table:table-cell table:style-name="ce45" table:number-columns-repeated="16358"/>
        </table:table-row>
        <table:table-row table:style-name="ro11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949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12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965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style-name="ce45" table:number-columns-repeated="16358"/>
        </table:table-row>
        <table:table-row table:style-name="ro13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28" calcext:value-type="float">
            <text:p>28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6])" office:value-type="float" office:value="0" calcext:value-type="float">
            <text:p>0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30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9"/>
          <table:table-cell table:style-name="ce759" table:number-columns-repeated="2"/>
          <table:table-cell table:style-name="ce236"/>
          <table:table-cell table:style-name="ce30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11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30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389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3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20"/>
          <table:table-cell table:style-name="ce45" table:number-columns-repeated="16358"/>
        </table:table-row>
        <table:table-row table:style-name="ro8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"/>
          <table:table-cell table:style-name="ce45" table:number-columns-repeated="16358"/>
        </table:table-row>
        <table:table-row table:style-name="ro5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99" office:value-type="string" calcext:value-type="string">
            <text:p>Hátrány-1</text:p>
          </table:table-cell>
          <table:table-cell table:style-name="ce799" office:value-type="string" calcext:value-type="string">
            <text:p>Hátrány-2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/>
          <table:table-cell table:style-name="ce210" office:value-type="string" calcext:value-type="string">
            <text:p>Tulajdonságpróbákra</text:p>
          </table:table-cell>
          <table:table-cell table:number-columns-repeated="24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719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30" table:number-columns-repeated="2"/>
          <table:table-cell table:number-columns-repeated="2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ce952" table:number-columns-repeated="4"/>
          <table:table-cell table:number-columns-repeated="20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5" table:number-rows-repeated="1048521">
          <table:table-cell table:number-columns-repeated="26"/>
          <table:table-cell table:style-name="ce45" table:number-columns-repeated="16358"/>
        </table:table-row>
        <table:table-row table:style-name="ro5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5" table:number-columns-repeated="3" table:default-cell-style-name="ce31"/>
        <table:table-column table:style-name="co5" table:number-columns-repeated="16367"/>
        <table:table-row table:style-name="ro14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/>
          <table:table-cell table:style-name="ce31" table:number-columns-repeated="16367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/>
          <table:table-cell table:style-name="ce31" table:number-columns-repeated="16367"/>
        </table:table-row>
        <table:table-row table:style-name="ro15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/>
          <table:table-cell table:style-name="ce31" table:number-columns-repeated="16367"/>
        </table:table-row>
        <table:table-row table:style-name="ro15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/>
          <table:table-cell table:style-name="ce31" table:number-columns-repeated="16367"/>
        </table:table-row>
        <table:table-row table:style-name="ro15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698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698" table:content-validation-name="val55"/>
          <table:covered-table-cell table:number-columns-repeated="2" table:style-name="ce755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755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/>
          <table:table-cell table:style-name="ce31" table:number-columns-repeated="16367"/>
        </table:table-row>
        <table:table-row table:style-name="ro5">
          <table:table-cell table:style-name="ce617" table:number-columns-spanned="11" table:number-rows-spanned="1"/>
          <table:covered-table-cell table:number-columns-repeated="10"/>
          <table:table-cell table:number-columns-repeated="6"/>
          <table:table-cell table:style-name="ce31" table:number-columns-repeated="16367"/>
        </table:table-row>
        <table:table-row table:style-name="ro16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765"/>
          <table:covered-table-cell table:style-name="ce138"/>
          <table:covered-table-cell/>
          <table:covered-table-cell table:number-columns-repeated="4" table:style-name="ce765"/>
          <table:covered-table-cell table:style-name="ce310"/>
          <table:table-cell table:style-name="ce2"/>
          <table:table-cell table:number-columns-repeated="5"/>
          <table:table-cell table:style-name="ce31" table:number-columns-repeated="16367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5"/>
          <table:table-cell table:style-name="ce31" table:number-columns-repeated="16367"/>
        </table:table-row>
        <table:table-row table:style-name="ro8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03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949"/>
          <table:table-cell/>
          <table:table-cell table:style-name="ce31" table:number-columns-repeated="16367"/>
        </table:table-row>
        <table:table-row table:style-name="ro8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/>
          <table:table-cell table:style-name="ce31" table:number-columns-repeated="16367"/>
        </table:table-row>
        <table:table-row table:style-name="ro8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/>
          <table:table-cell table:style-name="ce31" table:number-columns-repeated="16367"/>
        </table:table-row>
        <table:table-row table:style-name="ro17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80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/>
          <table:table-cell table:style-name="ce31" table:number-columns-repeated="16367"/>
        </table:table-row>
        <table:table-row table:style-name="ro5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/>
          <table:table-cell table:style-name="ce31" table:number-columns-repeated="16367"/>
        </table:table-row>
        <table:table-row table:style-name="ro18">
          <table:table-cell table:style-name="ce642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642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/>
          <table:table-cell table:style-name="ce31" table:number-columns-repeated="16367"/>
        </table:table-row>
        <table:table-row table:style-name="ro19">
          <table:table-cell table:style-name="ce642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642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/>
          <table:table-cell table:style-name="ce31" table:number-columns-repeated="16367"/>
        </table:table-row>
        <table:table-row table:style-name="ro20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/>
          <table:table-cell table:style-name="ce31" table:number-columns-repeated="16367"/>
        </table:table-row>
        <table:table-row table:style-name="ro19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634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8">Harcmodor képzettségek </text:span><text:span text:style-name="T9">🅿️</text:span></text:p>
          </table:table-cell>
          <table:covered-table-cell table:style-name="ce1207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5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55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818"/>
          <table:covered-table-cell/>
          <table:table-cell table:style-name="ce818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3"/>
          <table:table-cell table:style-name="ce31" table:number-columns-repeated="16367"/>
        </table:table-row>
        <table:table-row table:style-name="ro8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713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/>
          <table:table-cell table:style-name="ce31" table:number-columns-repeated="16367"/>
        </table:table-row>
        <table:table-row table:style-name="ro8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713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/>
          <table:table-cell table:style-name="ce31" table:number-columns-repeated="16367"/>
        </table:table-row>
        <table:table-row table:style-name="ro8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713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/>
          <table:table-cell table:style-name="ce31" table:number-columns-repeated="16367"/>
        </table:table-row>
        <table:table-row table:style-name="ro8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713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3"/>
          <table:table-cell table:style-name="ce31" table:number-columns-repeated="16367"/>
        </table:table-row>
        <table:table-row table:style-name="ro8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13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949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3"/>
          <table:table-cell table:style-name="ce31" table:number-columns-repeated="16367"/>
        </table:table-row>
        <table:table-row table:style-name="ro8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713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3"/>
          <table:table-cell table:style-name="ce31" table:number-columns-repeated="16367"/>
        </table:table-row>
        <table:table-row table:style-name="ro8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713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3"/>
          <table:table-cell table:style-name="ce31" table:number-columns-repeated="16367"/>
        </table:table-row>
        <table:table-row table:style-name="ro8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13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3"/>
          <table:table-cell table:style-name="ce31" table:number-columns-repeated="16367"/>
        </table:table-row>
        <table:table-row table:style-name="ro8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3"/>
          <table:table-cell table:style-name="ce31" table:number-columns-repeated="16367"/>
        </table:table-row>
        <table:table-row table:style-name="ro8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703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819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3"/>
          <table:table-cell table:style-name="ce31" table:number-columns-repeated="16367"/>
        </table:table-row>
        <table:table-row table:style-name="ro8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3"/>
          <table:table-cell table:style-name="ce31" table:number-columns-repeated="16367"/>
        </table:table-row>
        <table:table-row table:style-name="ro5">
          <table:table-cell table:number-columns-spanned="5" table:number-rows-spanned="1"/>
          <table:covered-table-cell table:number-columns-repeated="4"/>
          <table:table-cell/>
          <table:table-cell table:style-name="ce617" table:number-columns-spanned="5" table:number-rows-spanned="1"/>
          <table:covered-table-cell table:number-columns-repeated="4"/>
          <table:table-cell table:style-name="ce960" office:value-type="string" calcext:value-type="string">
            <text:p>SUM</text:p>
          </table:table-cell>
          <table:table-cell table:style-name="ce960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3"/>
          <table:table-cell table:style-name="ce31" table:number-columns-repeated="16367"/>
        </table:table-row>
        <table:table-row table:style-name="ro8">
          <table:table-cell table:style-name="ce1028" office:value-type="string" calcext:value-type="string" table:number-columns-spanned="4" table:number-rows-spanned="1">
            <text:p><text:span text:style-name="T5">Primer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10">Harci fortélyok  </text:span><text:span text:style-name="T11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7"/>
          <table:table-cell table:style-name="ce68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88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952"/>
          <table:table-cell/>
          <table:table-cell table:style-name="ce719"/>
          <table:table-cell table:style-name="ce936" table:content-validation-name="val107"/>
          <table:table-cell table:number-columns-repeated="2"/>
          <table:table-cell table:style-name="ce31" table:number-columns-repeated="16367"/>
        </table:table-row>
        <table:table-row table:style-name="ro8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688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08"/>
          <table:table-cell table:number-columns-repeated="2"/>
          <table:table-cell table:style-name="ce31" table:number-columns-repeated="16367"/>
        </table:table-row>
        <table:table-row table:style-name="ro8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688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09"/>
          <table:table-cell table:number-columns-repeated="2"/>
          <table:table-cell table:style-name="ce31" table:number-columns-repeated="16367"/>
        </table:table-row>
        <table:table-row table:style-name="ro8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688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10"/>
          <table:table-cell table:number-columns-repeated="2"/>
          <table:table-cell table:style-name="ce31" table:number-columns-repeated="16367"/>
        </table:table-row>
        <table:table-row table:style-name="ro8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11"/>
          <table:table-cell table:number-columns-repeated="2"/>
          <table:table-cell table:style-name="ce31" table:number-columns-repeated="16367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12"/>
          <table:table-cell table:number-columns-repeated="2"/>
          <table:table-cell table:style-name="ce31" table:number-columns-repeated="16367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6" table:content-validation-name="val113"/>
          <table:table-cell table:number-columns-repeated="2"/>
          <table:table-cell table:style-name="ce31" table:number-columns-repeated="16367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4"/>
          <table:table-cell table:style-name="ce31" table:number-columns-repeated="16367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5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5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5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7"/>
          <table:table-cell table:style-name="ce68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670" table:content-validation-name="val36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88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670" table:content-validation-name="val36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949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719" table:content-validation-name="val105"/>
          <table:table-cell table:content-validation-name="val105" table:number-columns-repeated="2"/>
          <table: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21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920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394" table:content-validation-name="val105"/>
          <table:covered-table-cell table:style-name="ce937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Nagy méretű lény</text:p>
          </table:table-cell>
          <table:covered-table-cell table:style-name="ce240"/>
          <table:table-cell table:style-name="ce259" table:content-validation-name="val81" office:value-type="float" office:value="3" calcext:value-type="float">
            <text:p>3</text:p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/>
          <table:table-cell table:style-name="ce1508" table:content-validation-name="val105"/>
          <table:table-cell table:style-name="ce1394" table:content-validation-name="val105" table:number-columns-repeated="2"/>
          <table:table-cell table:style-name="ce719" table:content-validation-name="val105"/>
          <table:table-cell/>
          <table:table-cell table:style-name="ce31" table:number-columns-repeated="16367"/>
        </table:table-row>
        <table:table-row table:style-name="ro21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pró méretű lény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0" table:content-validation-name="val98"/>
          <table:table-cell table:style-name="ce324" table:content-validation-name="val61" table:formula="of:=-[.$J74]*[$Data.$C$26]" office:value-type="float" office:value="-0" calcext:value-type="float">
            <text:p>0</text:p>
          </table:table-cell>
          <table:table-cell/>
          <table:table-cell table:style-name="ce1508" table:content-validation-name="val105"/>
          <table:table-cell table:style-name="ce1394" table:content-validation-name="val105" table:number-columns-repeated="2"/>
          <table:table-cell table:style-name="ce719" table:content-validation-name="val105"/>
          <table:table-cell/>
          <table:table-cell table:style-name="ce31" table:number-columns-repeated="16367"/>
        </table:table-row>
        <table:table-row table:style-name="ro8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8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77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5">
          <table:table-cell table:style-name="ce617" table:number-columns-spanned="5" table:number-rows-spanned="1"/>
          <table:covered-table-cell table:number-columns-repeated="4"/>
          <table:table-cell/>
          <table:table-cell table:style-name="ce811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77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17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6"/>
          <table:table-cell table:style-name="ce31" table:number-columns-repeated="16367"/>
        </table:table-row>
        <table:table-row table:style-name="ro5" table:number-rows-repeated="1048497">
          <table:table-cell table:number-columns-repeated="17"/>
          <table:table-cell table:style-name="ce31" table:number-columns-repeated="16367"/>
        </table:table-row>
        <table:table-row table:style-name="ro5">
          <table:table-cell table:number-columns-repeated="17"/>
          <table:table-cell table:style-name="ce31" table:number-columns-repeated="16367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29" table:number-columns-repeated="2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960"/>
        <table:table-column table:style-name="co42" table:number-columns-repeated="2" table:default-cell-style-name="ce2"/>
        <table:table-column table:style-name="co42" table:number-columns-repeated="231"/>
        <table:table-column table:style-name="co5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22">
          <table:table-cell table:style-name="ce530"/>
          <table:table-cell table:style-name="ce1016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016" table:content-validation-name="val153" office:value-type="string" calcext:value-type="string">
            <text:p>Módosítók</text:p>
          </table:table-cell>
          <table:table-cell table:style-name="ce1016" table:content-validation-name="val160" office:value-type="string" calcext:value-type="string">
            <text:p>Összesen</text:p>
          </table:table-cell>
          <table:table-cell/>
          <table:table-cell table:style-name="ce114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number-columns-repeated="13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085" table:content-validation-name="val139" office:value-type="float" office:value="10" calcext:value-type="float">
            <text:p>10</text:p>
          </table:table-cell>
          <table:table-cell table:style-name="ce1085" table:content-validation-name="val154" table:formula="of:=[Alapértékek.$C$19]+[Alapértékek.$C$21]+[Alapértékek.$C$22]" office:value-type="float" office:value="0" calcext:value-type="float">
            <text:p>0</text:p>
          </table:table-cell>
          <table:table-cell table:style-name="ce1197" table:content-validation-name="val161" table:formula="of:=[.C4]+[.B4]+[.D4]" office:value-type="float" office:value="10" calcext:value-type="float">
            <text:p>10</text:p>
          </table:table-cell>
          <table:table-cell/>
          <table:table-cell table:style-name="ce114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306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085" table:content-validation-name="val139" office:value-type="float" office:value="30" calcext:value-type="float">
            <text:p>30</text:p>
          </table:table-cell>
          <table:table-cell table:style-name="ce1085" table:content-validation-name="val155" table:formula="of:=[Alapértékek.$C$21]+[Alapértékek.$C$22]" office:value-type="float" office:value="0" calcext:value-type="float">
            <text:p>0</text:p>
          </table:table-cell>
          <table:table-cell table:style-name="ce1197" table:content-validation-name="val162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number-columns-repeated="6"/>
          <table:table-cell table:style-name="ce114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8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085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0" calcext:value-type="float">
            <text:p>0</text:p>
          </table:table-cell>
          <table:table-cell table:style-name="ce1197" table:content-validation-name="val163" table:formula="of:=[.C7]+[.B7]+[.D7]" office:value-type="float" office:value="-15" calcext:value-type="float">
            <text:p>-15</text:p>
          </table:table-cell>
          <table:table-cell/>
          <table:table-cell table:style-name="ce114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306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2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148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148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style-name="ce31" table:number-columns-repeated="5"/>
          <table:table-cell/>
          <table:table-cell table:style-name="ce31" table:number-columns-repeated="3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5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1"/>
          <table:table-cell/>
          <table:table-cell table:style-name="ce952" table:number-columns-repeated="5"/>
          <table:table-cell table:style-name="ce31"/>
          <table:table-cell table:number-columns-repeated="12"/>
          <table:table-cell table:style-name="ce31" table:number-columns-repeated="16356"/>
        </table:table-row>
        <table:table-row table:style-name="ro23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86" table:content-validation-name="val141" office:value-type="string" calcext:value-type="string">
            <text:p>Szint</text:p>
          </table:table-cell>
          <table:table-cell table:style-name="ce1086" office:value-type="string" calcext:value-type="string">
            <text:p>TÉ/CÉ</text:p>
          </table:table-cell>
          <table:table-cell table:style-name="ce1086" office:value-type="string" calcext:value-type="string">
            <text:p>VÉ</text:p>
          </table:table-cell>
          <table:table-cell table:style-name="ce1086" table:content-validation-name="val171" office:value-type="string" calcext:value-type="string">
            <text:p>Harckeret</text:p>
          </table:table-cell>
          <table:table-cell table:style-name="ce1086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1512"/>
          <table:table-cell table:number-columns-repeated="9"/>
          <table:table-cell table:style-name="ce31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3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 table:style-name="ce1046"/>
          <table:table-cell table:style-name="ce952" table:number-columns-repeated="5"/>
          <table:table-cell table:style-name="ce31"/>
          <table:table-cell table:style-name="ce2"/>
          <table:table-cell/>
          <table:table-cell table:style-name="ce1314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10" calcext:value-type="float">
            <text:p>10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10" calcext:value-type="float">
            <text:p>10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1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9"/>
          <table:table-cell table:style-name="ce31" table:number-columns-repeated="16356"/>
        </table:table-row>
        <table:table-row table:style-name="ro5">
          <table:table-cell table:style-name="ce31" table:number-columns-repeated="9"/>
          <table:table-cell/>
          <table:table-cell table:style-name="ce31" table:number-columns-repeated="6"/>
          <table:table-cell table:style-name="ce799"/>
          <table:table-cell table:number-columns-repeated="11"/>
          <table:table-cell table:style-name="ce31" table:number-columns-repeated="16356"/>
        </table:table-row>
        <table:table-row table:style-name="ro17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1"/>
          <table:covered-table-cell table:style-name="ce1103"/>
          <table:table-cell table:style-name="ce31" table:number-columns-repeated="2"/>
          <table:table-cell table:style-name="ce952" table:number-columns-repeated="2"/>
          <table:table-cell table:style-name="ce31" table:number-columns-repeated="11"/>
          <table:table-cell table:number-columns-repeated="2"/>
          <table:table-cell table:style-name="ce31" table:number-columns-repeated="16356"/>
        </table:table-row>
        <table:table-row table:style-name="ro5">
          <table:table-cell table:style-name="ce956" table:content-validation-name="val36" office:value-type="string" calcext:value-type="string">
            <text:p>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8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98" office:value-type="string" calcext:value-type="string">
            <text:p>SP</text:p>
          </table:table-cell>
          <table:table-cell table:style-name="ce1098" office:value-type="string" calcext:value-type="string">
            <text:p>Pengehossz</text:p>
          </table:table-cell>
          <table:table-cell table:style-name="ce1098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1"/>
          <table:table-cell table:style-name="ce31" table:number-columns-repeated="15"/>
          <table:table-cell table:style-name="ce1373"/>
          <table:table-cell/>
          <table:table-cell table:style-name="ce31" table:number-columns-repeated="16356"/>
        </table:table-row>
        <table:table-row table:style-name="ro24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5 Z" calcext:value-type="string">
            <text:p>-5 Z</text:p>
          </table:table-cell>
          <table:table-cell table:style-name="ce759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1"/>
          <table:table-cell table:style-name="ce31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2"/>
          <table:table-cell table:number-columns-repeated="8"/>
          <table:table-cell table:style-name="ce31" table:number-columns-repeated="16357"/>
        </table:table-row>
        <table:table-row table:style-name="ro24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0 Z" calcext:value-type="string">
            <text:p>0 Z</text:p>
          </table:table-cell>
          <table:table-cell table:style-name="ce759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6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4" table:formula="of:=[.$Z29]" office:value-type="string" office:string-value="N/A" calcext:value-type="string">
            <text:p>N/A</text:p>
          </table:table-cell>
          <table:table-cell table:style-name="ce759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49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4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31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39" table:formula="of:=IF([.$X27] = 1; &quot;/&quot; &amp; ([.$U27] + 2); &quot;&quot;)">
            <text:p/>
          </table:table-cell>
          <table:table-cell table:style-name="ce1544" table:formula="of:=IF(ISNUMBER([.$U27]); [.$U27] &amp; [.$Y27] &amp; &quot; &quot; &amp; [.$S27] &amp; [.$W27]; [Data.$C$32])" office:value-type="string" office:string-value="-5 Z" calcext:value-type="string">
            <text:p>-5 Z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4" table:formula="of:=[.$Z30]" office:value-type="string" office:string-value="N/A" calcext:value-type="string">
            <text:p>N/A</text:p>
          </table:table-cell>
          <table:table-cell table:style-name="ce759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4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31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39" table:formula="of:=IF([.$X28] = 1; &quot;/&quot; &amp; ([.$U28] + 2); &quot;&quot;)">
            <text:p/>
          </table:table-cell>
          <table:table-cell table:style-name="ce1544" table:formula="of:=IF(ISNUMBER([.$U28]); [.$U28] &amp; [.$Y28] &amp; &quot; &quot; &amp; [.$S28] &amp; [.$W28]; [Data.$C$32])" office:value-type="string" office:string-value="0 Z" calcext:value-type="string">
            <text:p>0 Z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759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496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4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53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539" table:formula="of:=IF([.$X29] = 1; &quot;/&quot; &amp; ([.$U29] + 2); &quot;&quot;)" office:value-type="string" office:string-value="" calcext:value-type="error">
            <text:p>#N/A</text:p>
          </table:table-cell>
          <table:table-cell table:style-name="ce1544" table:formula="of:=IF(ISNUMBER([.$Q29]); ([.$Q29]+[.$R29]+[.$T29]) &amp; [.$Y29] &amp; &quot; &quot; &amp; [.$S29] &amp; [.$W29]; [Data.$C$32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759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496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4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53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539" table:formula="of:=IF([.$X30] = 1; &quot;/&quot; &amp; ([.$U30] + 2); &quot;&quot;)" office:value-type="string" office:string-value="" calcext:value-type="error">
            <text:p>#N/A</text:p>
          </table:table-cell>
          <table:table-cell table:style-name="ce1544" table:formula="of:=IF(ISNUMBER([.$Q30]); ([.$Q30]+[.$R30]+[.$T30]) &amp; [.$Y30] &amp; &quot; &quot; &amp; [.$S30] &amp; [.$W30]; [Data.$C$32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496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4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3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39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4" table:formula="of:=IF(ISNUMBER([.$Q31]); ([.$Q31]+[.$R31]+[.$T31]) &amp; [.$Y31] &amp; &quot; &quot; &amp; [.$S31] &amp; [.$W31]; [Data.$C$32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964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496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4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3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39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4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4]" office:value-type="float" office:value="0" calcext:value-type="float">
            <text:p>0</text:p>
          </table:table-cell>
          <table:table-cell table:style-name="ce31"/>
          <table:table-cell table:style-name="ce1017" table:number-columns-spanned="2" table:number-rows-spanned="1"/>
          <table:covered-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49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4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3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3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4" table:formula="of:=IF(ISNUMBER([.$Q33]); ([.$Q33]+[.$R33]+[.$T33]) &amp; [.$Y33] &amp; &quot; &quot; &amp; [.$S33] &amp; [.$W33]; [Data.$C$32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1" table:number-columns-repeated="16357"/>
        </table:table-row>
        <table:table-row table:style-name="ro8">
          <table:table-cell table:style-name="ce31" table:number-columns-repeated="13"/>
          <table:table-cell table:style-name="ce525"/>
          <table:table-cell table:style-name="ce31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4]; VLOOKUP([.$A32]; kezifegyverek_all; 9; 0))" office:value-type="string" office:string-value="" calcext:value-type="error">
            <text:p>#N/A</text:p>
          </table:table-cell>
          <table:covered-table-cell table:style-name="ce31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937"/>
          <table:table-cell/>
          <table:table-cell table:style-name="ce31" table:number-columns-repeated="16357"/>
        </table:table-row>
        <table:table-row table:style-name="ro18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7"/>
          <table:table-cell/>
          <table:table-cell table:style-name="ce31" table:number-columns-repeated="16357"/>
        </table:table-row>
        <table:table-row table:style-name="ro5">
          <table:table-cell table:style-name="ce956" table:content-validation-name="val118" office:value-type="string" calcext:value-type="string">
            <text:p>Távolsági 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098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098" office:value-type="string" calcext:value-type="string">
            <text:p>SP</text:p>
          </table:table-cell>
          <table:table-cell table:style-name="ce1098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1" table:number-columns-repeated="6"/>
          <table:table-cell table:style-name="ce525"/>
          <table:table-cell table:style-name="ce31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7"/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64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64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964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5">
          <table:table-cell table:style-name="ce31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1"/>
          <table:table-cell table:style-name="ce952" table:number-columns-repeated="10"/>
          <table:table-cell table:style-name="ce31"/>
          <table:table-cell/>
          <table:table-cell table:style-name="ce31" table:number-columns-repeated="16356"/>
        </table:table-row>
        <table:table-row table:style-name="ro17">
          <table:table-cell table:style-name="ce31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5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1"/>
          <table:table-cell table:style-name="ce31"/>
          <table:table-cell table:style-name="ce952" table:number-columns-repeated="3"/>
          <table:table-cell table:style-name="ce31" table:number-columns-repeated="16371"/>
        </table:table-row>
        <table:table-row table:style-name="ro26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1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31" table:number-columns-repeated="10"/>
          <table:table-cell table:number-columns-repeated="2"/>
          <table:table-cell table:style-name="ce31" table:number-columns-repeated="16356"/>
        </table:table-row>
        <table:table-row table:style-name="ro27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7" calcext:value-type="float">
            <text:p>7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7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10" calcext:value-type="float">
            <text:p>10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30" calcext:value-type="float">
            <text:p>30</text:p>
          </table:table-cell>
          <table:table-cell table:style-name="ce986" table:content-validation-name="val174" table:formula="of:=[.F26]" office:value-type="string" office:string-value="0 Z" calcext:value-type="string">
            <text:p>0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31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7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7]" office:value-type="string" office:string-value="N/A" calcext:value-type="string">
            <text:p>N/A</text:p>
          </table:table-cell>
          <table:table-cell table:style-name="ce1756" table:content-validation-name="val174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1" table:number-columns-repeated="3"/>
          <table:table-cell table:number-columns-repeated="6"/>
          <table:table-cell table:style-name="ce31" table:number-columns-repeated="16356"/>
        </table:table-row>
        <table:table-row table:style-name="ro27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8]" office:value-type="string" office:string-value="N/A" calcext:value-type="string">
            <text:p>N/A</text:p>
          </table:table-cell>
          <table:table-cell table:style-name="ce1756" table:content-validation-name="val174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9"/>
          <table:table-cell table:style-name="ce31" table:number-columns-repeated="16356"/>
        </table:table-row>
        <table:table-row table:style-name="ro27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number-columns-repeated="12"/>
          <table:table-cell table:style-name="ce31" table:number-columns-repeated="16356"/>
        </table:table-row>
        <table:table-row table:style-name="ro27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27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1"/>
          <table:table-cell table:style-name="ce952" table:number-columns-repeated="3"/>
          <table:table-cell table:style-name="ce31" table:number-columns-repeated="12"/>
          <table:table-cell table:number-columns-repeated="3"/>
          <table:table-cell table:style-name="ce31" table:number-columns-repeated="16356"/>
        </table:table-row>
        <table:table-row table:style-name="ro27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118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118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7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2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122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7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2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122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3"/>
          <table:table-cell table:style-name="ce31" table:number-columns-repeated="16356"/>
        </table:table-row>
        <table:table-row table:style-name="ro27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2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5">
          <table:table-cell table:style-name="ce982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82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2"/>
          <table:table-cell table:style-name="ce31"/>
          <table:table-cell table:style-name="ce1455"/>
          <table:table-cell/>
          <table:table-cell table:style-name="ce31" table:number-columns-repeated="3"/>
          <table:table-cell table:style-name="ce1235"/>
          <table:table-cell table:style-name="ce31" table:number-columns-repeated="11"/>
          <table:table-cell table:number-columns-repeated="3"/>
          <table:table-cell table:style-name="ce31" table:number-columns-repeated="16356"/>
        </table:table-row>
        <table:table-row table:style-name="ro5">
          <table:table-cell table:style-name="ce563" table:number-columns-spanned="8" table:number-rows-spanned="1"/>
          <table:covered-table-cell table:number-columns-repeated="7" table:style-name="ce31"/>
          <table:table-cell table:style-name="ce31"/>
          <table:table-cell/>
          <table:table-cell table:style-name="ce31" table:number-columns-repeated="16374"/>
        </table:table-row>
        <table:table-row table:style-name="ro16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1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1" table:number-columns-repeated="2"/>
          <table:table-cell table:style-name="ce1540"/>
          <table:table-cell table:style-name="ce1455"/>
          <table:table-cell table:style-name="ce31" table:number-columns-repeated="16368"/>
        </table:table-row>
        <table:table-row table:style-name="ro5">
          <table:table-cell table:style-name="ce503" table:content-validation-name="val121" table:number-columns-spanned="2" table:number-rows-spanned="1"/>
          <table:covered-table-cell table:style-name="ce949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1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1" table:number-columns-repeated="16372"/>
        </table:table-row>
        <table:table-row table:style-name="ro5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258" table:number-columns-spanned="2" table:number-rows-spanned="1"/>
          <table:covered-table-cell table:style-name="ce1258"/>
          <table:table-cell table:style-name="ce31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1" table:number-columns-repeated="16369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1"/>
          <table:table-cell table:style-name="ce1040"/>
          <table:table-cell table:style-name="ce31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1" table:number-columns-repeated="2"/>
          <table:table-cell table:style-name="ce2"/>
          <table:table-cell table:number-columns-repeated="11"/>
          <table:table-cell table:style-name="ce31" table:number-columns-repeated="16356"/>
        </table:table-row>
        <table:table-row table:style-name="ro28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31"/>
          <table:table-cell/>
          <table:table-cell table:style-name="ce31" table:number-columns-repeated="7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31" table:number-columns-repeated="17"/>
          <table:table-cell table:number-columns-repeated="11"/>
          <table:table-cell table:style-name="ce31" table:number-columns-repeated="16356"/>
        </table:table-row>
        <table:table-row table:style-name="ro5">
          <table:table-cell table:style-name="ce992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1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2"/>
          <table:covered-table-cell table:style-name="ce606"/>
          <table:table-cell table:number-columns-repeated="6"/>
          <table:table-cell table:style-name="ce31"/>
          <table:table-cell/>
          <table:table-cell table:style-name="ce31" table:number-columns-repeated="16356"/>
        </table:table-row>
        <table:table-row table:style-name="ro24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34"/>
          <table:table-cell table:style-name="ce1212" table:content-validation-name="val9" office:value-type="string" calcext:value-type="string">
            <text:p>Tám/kör</text:p>
          </table:table-cell>
          <table:table-cell table:style-name="ce1212" office:value-type="string" calcext:value-type="string">
            <text:p>TÉ</text:p>
          </table:table-cell>
          <table:table-cell table:style-name="ce1212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1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058" table:content-validation-name="val132" table:number-columns-spanned="2" table:number-rows-spanned="1"/>
          <table:covered-table-cell table:style-name="ce726" table:content-validation-name="val150"/>
          <table:table-cell table:style-name="ce31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1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1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4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44" table:formula="of:=IF(ISNUMBER([.$Q65]); ([.$Q65]+[.$R65]+[.$T65]) &amp; [.$Y65] &amp; &quot; &quot; &amp; [.$S65] &amp; [.$W65]; [Data.$C$32])" office:value-type="string" office:string-value="N/A" calcext:value-type="string">
            <text:p>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8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058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1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1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4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32])" office:value-type="string" office:string-value="" calcext:value-type="error">
            <text:p>#N/A</text:p>
          </table:table-cell>
          <table:table-cell table:style-name="ce31"/>
          <table:table-cell/>
          <table:table-cell table:style-name="ce31" table:number-columns-repeated="16356"/>
        </table:table-row>
        <table:table-row table:style-name="ro5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1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1" table:number-columns-repeated="2"/>
          <table:table-cell/>
          <table:table-cell table:style-name="ce1512"/>
          <table:table-cell table:number-columns-repeated="4"/>
          <table:table-cell table:style-name="ce31" table:number-columns-repeated="4"/>
          <table:table-cell/>
          <table:table-cell table:style-name="ce31" table:number-columns-repeated="16356"/>
        </table:table-row>
        <table:table-row table:style-name="ro8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184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184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1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1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5">
          <table:table-cell table:style-name="ce8" table:number-columns-spanned="8" table:number-rows-spanned="1"/>
          <table:covered-table-cell table:number-columns-repeated="7" table:style-name="ce31"/>
          <table:table-cell table:style-name="ce31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1"/>
          <table:table-cell table:style-name="ce1486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86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16358"/>
        </table:table-row>
        <table:table-row table:style-name="ro5">
          <table:table-cell table:style-name="ce992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1" table:number-columns-repeated="6"/>
          <table:table-cell table:style-name="ce1486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86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17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34"/>
          <table:covered-table-cell table:style-name="ce157"/>
          <table:table-cell table:style-name="ce1746"/>
          <table:table-cell table:style-name="ce1189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1"/>
          <table:table-cell table:style-name="ce1005"/>
          <table:table-cell/>
          <table:table-cell table:style-name="ce31" table:number-columns-repeated="5"/>
          <table:table-cell table:style-name="ce1486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86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8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1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3"/>
          <table:table-cell table:style-name="ce1486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86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063" table:content-validation-name="val135" table:number-columns-spanned="2" table:number-rows-spanned="1"/>
          <table:covered-table-cell table:style-name="ce1033"/>
          <table:table-cell table:style-name="ce1007"/>
          <table:table-cell table:style-name="ce1072" table:content-validation-name="val36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0" calcext:value-type="float">
            <text:p>0</text:p>
          </table:table-cell>
          <table:table-cell table:style-name="ce31"/>
          <table:table-cell table:style-name="ce1056"/>
          <table:table-cell table:style-name="ce1059" table:number-columns-repeated="3"/>
          <table:table-cell table:style-name="ce31" table:number-columns-repeated="3"/>
          <table:table-cell table:style-name="ce1486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86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16358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063"/>
          <table:table-cell table:style-name="ce1189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1" table:number-columns-repeated="16371"/>
        </table:table-row>
        <table:table-row table:style-name="ro8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063" table:content-validation-name="val137" table:number-columns-spanned="2" table:number-rows-spanned="1"/>
          <table:covered-table-cell table:style-name="ce1063"/>
          <table:table-cell table:style-name="ce1010"/>
          <table:table-cell table:style-name="ce1076" table:content-validation-name="val169"/>
          <table:table-cell table:style-name="ce952"/>
          <table:table-cell table:style-name="ce1189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0" calcext:value-type="float">
            <text:p>0. fok</text:p>
          </table:table-cell>
          <table:table-cell table:style-name="ce31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style-name="ce1323"/>
          <table:table-cell table:number-columns-repeated="9"/>
          <table:table-cell table:style-name="ce31" table:number-columns-repeated="16356"/>
        </table:table-row>
        <table:table-row table:style-name="ro8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068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068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0" table:number-columns-spanned="3" table:number-rows-spanned="1"/>
          <table:covered-table-cell table:style-name="ce31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31" table:number-columns-repeated="5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1" table:number-columns-spanned="3" table:number-rows-spanned="1"/>
          <table:covered-table-cell table:number-columns-repeated="2" table:style-name="ce31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0" calcext:value-type="float">
            <text:p>0</text:p>
          </table:table-cell>
          <table:table-cell table:style-name="ce1059"/>
          <table:table-cell table:style-name="ce31"/>
          <table:table-cell/>
          <table:table-cell table:style-name="ce31" table:number-columns-repeated="3"/>
          <table:table-cell table:number-columns-repeated="10"/>
          <table:table-cell table:style-name="ce31" table:number-columns-repeated="16356"/>
        </table:table-row>
        <table:table-row table:style-name="ro5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3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9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29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31" table:number-columns-repeated="2"/>
          <table:table-cell table:number-columns-repeated="13"/>
          <table:table-cell table:style-name="ce31" table:number-columns-repeated="16356"/>
        </table:table-row>
        <table:table-row table:style-name="ro5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31" table:number-columns-repeated="4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5">
          <table:table-cell table:style-name="ce31" table:number-columns-repeated="4"/>
          <table:table-cell table:style-name="ce952" table:number-columns-repeated="5"/>
          <table:table-cell table:style-name="ce955" table:number-columns-repeated="3"/>
          <table:table-cell table:style-name="ce31"/>
          <table:table-cell/>
          <table:table-cell table:style-name="ce31"/>
          <table:table-cell table:number-columns-repeated="13"/>
          <table:table-cell table:style-name="ce31" table:number-columns-repeated="16356"/>
        </table:table-row>
        <table:table-row table:style-name="ro5">
          <table:table-cell table:number-columns-repeated="3"/>
          <table:table-cell table:style-name="ce31"/>
          <table:table-cell table:style-name="ce952" table:number-columns-repeated="5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5" table:number-rows-repeated="2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/>
          <table:table-cell table:number-columns-repeated="18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1" table:number-columns-repeated="3"/>
          <table:table-cell table:number-columns-repeated="18"/>
          <table:table-cell table:style-name="ce31" table:number-columns-repeated="16356"/>
        </table:table-row>
        <table:table-row table:style-name="ro5">
          <table:table-cell table:style-name="Default" table:number-columns-repeated="3"/>
          <table:table-cell table:number-columns-repeated="4"/>
          <table:table-cell table:style-name="ce31" table:number-columns-repeated="4"/>
          <table:table-cell table:number-columns-repeated="17"/>
          <table:table-cell table:style-name="ce31" table:number-columns-repeated="16356"/>
        </table:table-row>
        <table:table-row table:style-name="ro5">
          <table:table-cell table:number-columns-repeated="9"/>
          <table:table-cell table:style-name="ce31" table:number-columns-repeated="3"/>
          <table:table-cell table:number-columns-repeated="16"/>
          <table:table-cell table:style-name="ce31" table:number-columns-repeated="16356"/>
        </table:table-row>
        <table:table-row table:style-name="ro5">
          <table:table-cell table:number-columns-repeated="9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5"/>
          <table:table-cell table:style-name="ce31" table:number-columns-repeated="16356"/>
        </table:table-row>
        <table:table-row table:style-name="ro5">
          <table:table-cell table:style-name="ce952" table:number-columns-repeated="5"/>
          <table:table-cell/>
          <table:table-cell table:style-name="ce31"/>
          <table:table-cell table:number-columns-repeated="21"/>
          <table:table-cell table:style-name="ce31" table:number-columns-repeated="16356"/>
        </table:table-row>
        <table:table-row table:style-name="ro5" table:number-rows-repeated="3">
          <table:table-cell table:style-name="ce952" table:number-columns-repeated="5"/>
          <table:table-cell table:number-columns-repeated="23"/>
          <table:table-cell table:style-name="ce31" table:number-columns-repeated="16356"/>
        </table:table-row>
        <table:table-row table:style-name="ro5" table:number-rows-repeated="1048470">
          <table:table-cell table:number-columns-repeated="28"/>
          <table:table-cell table:style-name="ce31" table:number-columns-repeated="16356"/>
        </table:table-row>
        <table:table-row table:style-name="ro5">
          <table:table-cell table:number-columns-repeated="28"/>
          <table:table-cell table:style-name="ce31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1601"/>
        <table:table-column table:style-name="co54" table:default-cell-style-name="ce31"/>
        <table:table-column table:style-name="co55" table:default-cell-style-name="ce31"/>
        <table:table-column table:style-name="co56" table:number-columns-repeated="4" table:default-cell-style-name="ce31"/>
        <table:table-column table:style-name="co57" table:default-cell-style-name="ce2"/>
        <table:table-column table:style-name="co58" table:default-cell-style-name="ce31"/>
        <table:table-column table:style-name="co59" table:default-cell-style-name="ce31"/>
        <table:table-column table:style-name="co42" table:default-cell-style-name="ce31"/>
        <table:table-column table:style-name="co60" table:default-cell-style-name="ce1865"/>
        <table:table-column table:style-name="co61" table:default-cell-style-name="ce1865"/>
        <table:table-column table:style-name="co62" table:default-cell-style-name="ce1865"/>
        <table:table-column table:style-name="co42" table:number-columns-repeated="3" table:default-cell-style-name="ce1865"/>
        <table:table-column table:style-name="co42" table:number-columns-repeated="233"/>
        <table:table-column table:style-name="co5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1865" table:number-columns-repeated="16361"/>
        </table:table-row>
        <table:table-row table:style-name="ro30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68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1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865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4" table:number-columns-spanned="6" table:number-rows-spanned="1"/>
          <table:covered-table-cell table:number-columns-repeated="2" table:style-name="ce1375"/>
          <table:covered-table-cell table:style-name="ce1581"/>
          <table:covered-table-cell table:style-name="ce1390" table:content-validation-name="val128"/>
          <table:covered-table-cell table:style-name="ce1581" table:content-validation-name="val128"/>
          <table:table-cell/>
          <table:table-cell table:style-name="ce617" table:number-columns-spanned="6" table:number-rows-spanned="1"/>
          <table:covered-table-cell table:number-columns-repeated="5" table:style-name="ce1865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1865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2">Misztikus Tradíció képzettség  </text:span><text:span text:style-name="T13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540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55"/>
          <table:table-cell table:style-name="ce68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554" table:content-validation-name="val187" table:number-columns-spanned="4" table:number-rows-spanned="1"/>
          <table:covered-table-cell table:style-name="ce1570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617" table:number-columns-spanned="6" table:number-rows-spanned="1"/>
          <table:covered-table-cell table:number-columns-repeated="5" table:style-name="ce1865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1865" table:number-columns-repeated="16361"/>
        </table:table-row>
        <table:table-row table:style-name="ro18">
          <table:table-cell table:style-name="ce1356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1865" table:number-columns-repeated="16361"/>
        </table:table-row>
        <table:table-row table:style-name="ro31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55"/>
          <table:covered-table-cell table:number-columns-repeated="2" table:style-name="ce68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1865" table:number-columns-repeated="16361"/>
        </table:table-row>
        <table:table-row table:style-name="ro8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70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09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17" table:number-columns-spanned="6" table:number-rows-spanned="1"/>
          <table:covered-table-cell table:number-columns-repeated="5" table:style-name="ce1865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6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8">
          <table:table-cell table:style-name="ce1554" table:content-validation-name="val189" table:number-columns-spanned="4" table:number-rows-spanned="1"/>
          <table:covered-table-cell table:style-name="ce1570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617" table:number-columns-spanned="6" table:number-rows-spanned="1"/>
          <table:covered-table-cell table:number-columns-repeated="5" table:style-name="ce1865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3"/>
          <table:table-cell table:style-name="ce1865" table:number-columns-repeated="16361"/>
        </table:table-row>
        <table:table-row table:style-name="ro16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359" table:number-columns-repeated="3"/>
          <table:table-cell table:number-columns-repeated="3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719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464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9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09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17"/>
          <table:table-cell table:style-name="ce1865" table:number-columns-repeated="6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/>
          <table:table-cell table:style-name="ce1464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/>
          <table:table-cell table:style-name="ce1508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>
          <table:table-cell table:style-name="ce483" table:number-columns-repeated="7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 table:number-rows-repeated="7">
          <table:table-cell table:style-name="ce483" table:number-columns-repeated="14"/>
          <table:table-cell table:style-name="ce749" table:number-columns-repeated="2"/>
          <table:table-cell table:style-name="ce483" table:number-columns-repeated="7"/>
          <table:table-cell table:style-name="ce1865" table:number-columns-repeated="16361"/>
        </table:table-row>
        <table:table-row table:style-name="ro5" table:number-rows-repeated="3">
          <table:table-cell table:style-name="ce1865" table:number-columns-repeated="7"/>
          <table:table-cell table:style-name="ce483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10">
          <table:table-cell table:style-name="ce1865" table:number-columns-repeated="14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20">
          <table:table-cell table:style-name="ce1865" table:number-columns-repeated="6"/>
          <table:table-cell table:style-name="ce483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59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6"/>
          <table:table-cell table:style-name="ce1865" table:number-columns-repeated="16361"/>
        </table:table-row>
        <table:table-row table:style-name="ro5" table:number-rows-repeated="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9"/>
          <table:table-cell table:style-name="ce1865" table:number-columns-repeated="16361"/>
        </table:table-row>
        <table:table-row table:style-name="ro5">
          <table:table-cell table:style-name="ce1865" table:number-columns-repeated="6"/>
          <table:table-cell table:style-name="ce1417"/>
          <table:table-cell table:number-columns-repeated="6"/>
          <table:table-cell table:style-name="ce1865"/>
          <table:table-cell table:number-columns-repeated="9"/>
          <table:table-cell table:style-name="ce1865" table:number-columns-repeated="16361"/>
        </table:table-row>
        <table:table-row table:style-name="ro5" table:number-rows-repeated="1047887">
          <table:table-cell table:number-columns-repeated="23"/>
          <table:table-cell table:style-name="ce1865" table:number-columns-repeated="16361"/>
        </table:table-row>
        <table:table-row table:style-name="ro5">
          <table:table-cell table:number-columns-repeated="23"/>
          <table:table-cell table:style-name="ce1865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3" table:default-cell-style-name="ce31"/>
        <table:table-column table:style-name="co64" table:default-cell-style-name="ce31"/>
        <table:table-column table:style-name="co5" table:default-cell-style-name="ce31"/>
        <table:table-column table:style-name="co65" table:default-cell-style-name="ce31"/>
        <table:table-column table:style-name="co66" table:default-cell-style-name="ce31"/>
        <table:table-column table:style-name="co67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71" table:default-cell-style-name="ce31"/>
        <table:table-column table:style-name="co5" table:number-columns-repeated="16374"/>
        <table:table-row table:style-name="ro1">
          <table:table-cell table:style-name="ce376" table:content-validation-name="val36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6"/>
          <table:covered-table-cell table:number-columns-repeated="2"/>
          <table:table-cell table:style-name="ce1865" table:number-columns-repeated="16374"/>
        </table:table-row>
        <table:table-row table:style-name="ro5">
          <table:table-cell table:style-name="ce1639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865"/>
          <table:table-cell table:style-name="ce1865" table:number-columns-repeated="16375"/>
        </table:table-row>
        <table:table-row table:style-name="ro8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49"/>
          <table:covered-table-cell table:style-name="ce759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394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8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49"/>
          <table:covered-table-cell table:style-name="ce759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394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781"/>
          <table:table-cell table:style-name="ce1865" table:number-columns-repeated="16378"/>
        </table:table-row>
        <table:table-row table:style-name="ro5">
          <table:table-cell table:style-name="ce617" table:number-columns-spanned="3" table:number-rows-spanned="1"/>
          <table:covered-table-cell table:number-columns-repeated="2" table:style-name="ce1865"/>
          <table:table-cell table:style-name="ce1768" office:value-type="string" calcext:value-type="string">
            <text:p>↓</text:p>
          </table:table-cell>
          <table:table-cell table:style-name="ce617" table:number-columns-spanned="2" table:number-rows-spanned="1"/>
          <table:covered-table-cell table:style-name="ce1865"/>
          <table:table-cell table:style-name="ce1865" table:number-columns-repeated="16378"/>
        </table:table-row>
        <table:table-row table:style-name="ro12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4"/>
          <table:covered-table-cell table:number-columns-repeated="2" table:style-name="ce419"/>
          <table:covered-table-cell table:number-columns-repeated="4" table:style-name="ce634"/>
          <table:covered-table-cell table:style-name="ce1066"/>
          <table:table-cell table:style-name="ce1865" table:number-columns-repeated="16375"/>
        </table:table-row>
        <table:table-row table:style-name="ro5">
          <table:table-cell table:style-name="ce164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54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54"/>
          <table:table-cell table:style-name="ce1677" office:value-type="string" calcext:value-type="string" table:number-columns-spanned="3" table:number-rows-spanned="1">
            <text:p>Megjegyzés</text:p>
          </table:table-cell>
          <table:covered-table-cell table:style-name="ce1677"/>
          <table:covered-table-cell table:style-name="ce506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content-validation-name="val211" table:number-columns-spanned="3" table:number-rows-spanned="1"/>
          <table:covered-table-cell table:style-name="ce1692" table:content-validation-name="val211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1865" table:number-columns-repeated="16375"/>
        </table:table-row>
        <table:table-row table:style-name="ro5">
          <table:table-cell table:style-name="ce388" table:content-validation-name="val197" table:number-columns-spanned="3" table:number-rows-spanned="1"/>
          <table:covered-table-cell table:number-columns-repeated="2" table:style-name="ce1653" table:content-validation-name="val197"/>
          <table:table-cell table:style-name="ce1653" table:content-validation-name="val202"/>
          <table:table-cell table:style-name="ce1675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5" table:content-validation-name="val206"/>
          <table:table-cell table:style-name="ce1692" table:number-columns-spanned="3" table:number-rows-spanned="1"/>
          <table:covered-table-cell table:style-name="ce1692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1865" table:number-columns-repeated="16374"/>
        </table:table-row>
        <table:table-row table:style-name="ro5">
          <table:table-cell table:style-name="ce1644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3"/>
          <table:table-cell table:style-name="ce1676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6" table:content-validation-name="val206"/>
          <table:table-cell table:style-name="ce1693" table:number-columns-spanned="3" table:number-rows-spanned="1"/>
          <table:covered-table-cell table:style-name="ce1693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1865" table:number-columns-repeated="16374"/>
        </table:table-row>
        <table:table-row table:style-name="ro5">
          <table:table-cell table:style-name="ce617" table:number-columns-spanned="9" table:number-rows-spanned="1"/>
          <table:covered-table-cell table:number-columns-repeated="8" table:style-name="ce1865"/>
          <table:table-cell table:style-name="ce1865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1694" office:value-type="string" calcext:value-type="string" table:number-columns-spanned="3" table:number-rows-spanned="1">
            <text:p>Leíró Hátterek</text:p>
          </table:table-cell>
          <table:covered-table-cell table:style-name="ce1694"/>
          <table:covered-table-cell table:style-name="ce157"/>
          <table:table-cell table:style-name="ce1865" table:number-columns-repeated="16375"/>
        </table:table-row>
        <table:table-row table:style-name="ro8">
          <table:table-cell table:style-name="ce1642" office:value-type="string" calcext:value-type="string" table:number-columns-spanned="3" table:number-rows-spanned="1">
            <text:p>Kultúrkör</text:p>
          </table:table-cell>
          <table:covered-table-cell table:style-name="ce949"/>
          <table:covered-table-cell table:style-name="ce1654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677" office:value-type="string" calcext:value-type="string" table:number-columns-spanned="2" table:number-rows-spanned="1">
            <text:p>Megjegyzés, eredet</text:p>
          </table:table-cell>
          <table:covered-table-cell table:style-name="ce1677"/>
          <table:table-cell table:style-name="ce1642" office:value-type="string" calcext:value-type="string" table:number-columns-spanned="2" table:number-rows-spanned="1">
            <text:p>Név</text:p>
          </table:table-cell>
          <table:covered-table-cell table:style-name="ce1642"/>
          <table:table-cell table:style-name="ce517" office:value-type="string" calcext:value-type="string">
            <text:p>Bővebben</text:p>
          </table:table-cell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7" table:content-validation-name="val198" table:number-columns-spanned="4" table:number-rows-spanned="1"/>
          <table:covered-table-cell table:style-name="ce351" table:content-validation-name="val198"/>
          <table:covered-table-cell table:style-name="ce1647" table:content-validation-name="val198"/>
          <table:covered-table-cell table:style-name="ce1653" table:content-validation-name="val198"/>
          <table:table-cell table:style-name="ce1653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39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12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8">
          <table:table-cell table:style-name="ce1642" office:value-type="string" calcext:value-type="string" table:number-columns-spanned="3" table:number-rows-spanned="1">
            <text:p>Hely</text:p>
          </table:table-cell>
          <table:covered-table-cell table:style-name="ce949"/>
          <table:covered-table-cell table:style-name="ce1654" table:content-validation-name="val36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677" office:value-type="string" calcext:value-type="string" table:number-columns-spanned="2" table:number-rows-spanned="1">
            <text:p>Megjegyzés, eredet</text:p>
          </table:table-cell>
          <table:covered-table-cell table:style-name="ce1677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199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865" table:number-columns-repeated="16375"/>
        </table:table-row>
        <table:table-row table:style-name="ro12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1642" office:value-type="string" calcext:value-type="string" table:number-columns-spanned="2" table:number-rows-spanned="1">
            <text:p>Név</text:p>
          </table:table-cell>
          <table:covered-table-cell table:style-name="ce1642"/>
          <table:table-cell table:style-name="ce521" office:value-type="string" calcext:value-type="string">
            <text:p>Jellemzők, szerzés körülményei, következmények</text:p>
          </table:table-cell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8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3" table:content-validation-name="val36"/>
          <table:table-cell table:style-name="ce1653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 table:number-columns-repeated="16375"/>
        </table:table-row>
        <table:table-row table:style-name="ro5">
          <table:table-cell table:style-name="ce1644" table:content-validation-name="val36" table:number-columns-spanned="4" table:number-rows-spanned="1"/>
          <table:covered-table-cell table:style-name="ce633" table:content-validation-name="val36"/>
          <table:covered-table-cell table:number-columns-repeated="2" table:style-name="ce1655" table:content-validation-name="val36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865" table:number-columns-repeated="16375"/>
        </table:table-row>
        <table:table-row table:style-name="ro5">
          <table:table-cell table:style-name="ce1865" table:number-columns-repeated="9"/>
          <table:table-cell/>
          <table:table-cell table:style-name="ce1865" table:number-columns-repeated="16374"/>
        </table:table-row>
        <table:table-row table:style-name="ro12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8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865" table:number-columns-repeated="16375"/>
        </table:table-row>
        <table:table-row table:style-name="ro5">
          <table:table-cell table:style-name="ce1651" table:content-validation-name="val36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53"/>
          <table:covered-table-cell table:style-name="ce62"/>
          <table:table-cell table:style-name="ce1653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51"/>
          <table:covered-table-cell table:style-name="ce440"/>
          <table:table-cell table:style-name="ce1653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>
          <table:table-cell table:style-name="ce1653" table:content-validation-name="val200" table:number-columns-spanned="4" table:number-rows-spanned="1"/>
          <table:covered-table-cell table:number-columns-repeated="2" table:style-name="ce1653" table:content-validation-name="val200"/>
          <table:covered-table-cell table:style-name="ce62" table:content-validation-name="val200"/>
          <table:table-cell table:style-name="ce1653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 table:number-columns-repeated="16375"/>
        </table:table-row>
        <table:table-row table:style-name="ro5" table:number-rows-repeated="2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5" table:number-rows-repeated="10">
          <table:table-cell table:style-name="ce1865" table:number-columns-repeated="8"/>
          <table:table-cell table:number-columns-repeated="2"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5" table:number-rows-repeated="11">
          <table:table-cell table:number-columns-repeated="10"/>
          <table:table-cell table:style-name="ce1865" table:number-columns-repeated="16374"/>
        </table:table-row>
        <table:table-row table:style-name="ro5" table:number-rows-repeated="2">
          <table:table-cell/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5" table:number-rows-repeated="13">
          <table:table-cell/>
          <table:table-cell table:style-name="ce1865" table:number-columns-repeated="7"/>
          <table:table-cell table:number-columns-repeated="2"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2"/>
          <table:table-cell table:number-columns-repeated="2"/>
          <table:table-cell table:style-name="ce1865" table:number-columns-repeated="16374"/>
        </table:table-row>
        <table:table-row table:style-name="ro5" table:number-rows-repeated="9">
          <table:table-cell table:number-columns-repeated="10"/>
          <table:table-cell table:style-name="ce1865" table:number-columns-repeated="16374"/>
        </table:table-row>
        <table:table-row table:style-name="ro5" table:number-rows-repeated="2">
          <table:table-cell table:number-columns-repeated="3"/>
          <table:table-cell table:style-name="ce1865" table:number-columns-repeated="3"/>
          <table:table-cell table:number-columns-repeated="4"/>
          <table:table-cell table:style-name="ce1865" table:number-columns-repeated="16374"/>
        </table:table-row>
        <table:table-row table:style-name="ro5" table:number-rows-repeated="6">
          <table:table-cell table:number-columns-repeated="3"/>
          <table:table-cell table:style-name="ce1865" table:number-columns-repeated="5"/>
          <table:table-cell table:number-columns-repeated="2"/>
          <table:table-cell table:style-name="ce1865" table:number-columns-repeated="16374"/>
        </table:table-row>
        <table:table-row table:style-name="ro5" table:number-rows-repeated="7">
          <table:table-cell table:number-columns-repeated="3"/>
          <table:table-cell table:style-name="ce1865" table:number-columns-repeated="6"/>
          <table:table-cell/>
          <table:table-cell table:style-name="ce1865" table:number-columns-repeated="16374"/>
        </table:table-row>
        <table:table-row table:style-name="ro5" table:number-rows-repeated="2">
          <table:table-cell table:number-columns-repeated="6"/>
          <table:table-cell table:style-name="ce1865" table:number-columns-repeated="3"/>
          <table:table-cell/>
          <table:table-cell table:style-name="ce1865" table:number-columns-repeated="16374"/>
        </table:table-row>
        <table:table-row table:style-name="ro5" table:number-rows-repeated="6">
          <table:table-cell table:number-columns-repeated="8"/>
          <table:table-cell table:style-name="ce1865"/>
          <table:table-cell/>
          <table:table-cell table:style-name="ce1865" table:number-columns-repeated="16374"/>
        </table:table-row>
        <table:table-row table:style-name="ro5" table:number-rows-repeated="1048435">
          <table:table-cell table:number-columns-repeated="10"/>
          <table:table-cell table:style-name="ce1865" table:number-columns-repeated="16374"/>
        </table:table-row>
        <table:table-row table:style-name="ro5">
          <table:table-cell table:number-columns-repeated="10"/>
          <table:table-cell table:style-name="ce1865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2000"/>
        <table:table-column table:style-name="co73" table:default-cell-style-name="ce955"/>
        <table:table-column table:style-name="co74" table:default-cell-style-name="ce955"/>
        <table:table-column table:style-name="co75" table:default-cell-style-name="ce955"/>
        <table:table-column table:style-name="co15" table:default-cell-style-name="ce955"/>
        <table:table-column table:style-name="co76" table:default-cell-style-name="ce955"/>
        <table:table-column table:style-name="co77" table:default-cell-style-name="ce955"/>
        <table:table-column table:style-name="co78" table:default-cell-style-name="ce955"/>
        <table:table-column table:style-name="co79" table:default-cell-style-name="ce955"/>
        <table:table-column table:style-name="co80" table:default-cell-style-name="ce955"/>
        <table:table-column table:style-name="co15" table:default-cell-style-name="ce955"/>
        <table:table-column table:style-name="co81" table:default-cell-style-name="ce955"/>
        <table:table-column table:style-name="co82" table:default-cell-style-name="ce955"/>
        <table:table-column table:style-name="co83" table:default-cell-style-name="ce955"/>
        <table:table-column table:style-name="co84" table:default-cell-style-name="ce955"/>
        <table:table-column table:style-name="co85" table:default-cell-style-name="ce955"/>
        <table:table-column table:style-name="co42" table:default-cell-style-name="ce955"/>
        <table:table-column table:style-name="co42" table:number-columns-repeated="3" table:default-cell-style-name="ce799"/>
        <table:table-column table:style-name="co42" table:number-columns-repeated="2" table:default-cell-style-name="ce955"/>
        <table:table-column table:style-name="co86" table:default-cell-style-name="ce2000"/>
        <table:table-column table:style-name="co42" table:number-columns-repeated="241" table:default-cell-style-name="ce31"/>
        <table:table-column table:style-name="co5" table:default-cell-style-name="ce31"/>
        <table:table-row table:style-name="ro5">
          <table:table-cell table:style-name="ce199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1" table:number-columns-repeated="7"/>
          <table:table-cell table:number-columns-repeated="242"/>
        </table:table-row>
        <table:table-row table:style-name="ro32">
          <table:table-cell/>
          <table:table-cell table:style-name="ce2009" office:value-type="string" calcext:value-type="string">
            <text:p>Fegyver</text:p>
          </table:table-cell>
          <table:table-cell table:style-name="ce2037" office:value-type="string" calcext:value-type="string">
            <text:p>TÉ</text:p>
          </table:table-cell>
          <table:table-cell table:style-name="ce2037" office:value-type="string" calcext:value-type="string">
            <text:p>VÉ</text:p>
          </table:table-cell>
          <table:table-cell table:style-name="ce2009" office:value-type="string" calcext:value-type="string">
            <text:p>SP</text:p>
          </table:table-cell>
          <table:table-cell table:style-name="ce2102" office:value-type="string" calcext:value-type="string">
            <text:p>Sebesség</text:p>
          </table:table-cell>
          <table:table-cell table:style-name="ce2119" office:value-type="string" calcext:value-type="string">
            <text:p>Sebzés</text:p>
            <text:p>jellege</text:p>
          </table:table-cell>
          <table:table-cell table:style-name="ce2126" office:value-type="string" calcext:value-type="string">
            <text:p>Pengehossz</text:p>
          </table:table-cell>
          <table:table-cell table:style-name="ce2136" office:value-type="string" calcext:value-type="string">
            <text:p>Forgatás</text:p>
            <text:p>Módja</text:p>
          </table:table-cell>
          <table:table-cell table:style-name="ce2221" office:value-type="string" calcext:value-type="string">
            <text:p>Erőbónusz</text:p>
            <text:p>Max</text:p>
          </table:table-cell>
          <table:table-cell table:style-name="ce2102" office:value-type="string" calcext:value-type="string">
            <text:p>Átütés</text:p>
          </table:table-cell>
          <table:table-cell table:style-name="ce2226" office:value-type="string" calcext:value-type="string">
            <text:p>Íves</text:p>
          </table:table-cell>
          <table:table-cell table:style-name="ce2226" office:value-type="string" calcext:value-type="string">
            <text:p>MK</text:p>
          </table:table-cell>
          <table:table-cell table:style-name="ce2226" office:value-type="string" calcext:value-type="string">
            <text:p>KF</text:p>
          </table:table-cell>
          <table:table-cell table:style-name="ce2269" office:value-type="string" calcext:value-type="string">
            <text:p>Harcmodor</text:p>
          </table:table-cell>
          <table:table-cell table:style-name="ce2288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Közelharci fegyverek</text:p>
          </table:table-cell>
          <table:table-cell table:style-name="ce2010"/>
          <table:table-cell table:style-name="ce2038" table:number-columns-repeated="2"/>
          <table:table-cell table:style-name="ce2010"/>
          <table:table-cell table:style-name="ce2106"/>
          <table:table-cell table:style-name="ce2120"/>
          <table:table-cell table:style-name="ce2106"/>
          <table:table-cell table:style-name="ce2137"/>
          <table:table-cell table:style-name="ce2120"/>
          <table:table-cell table:style-name="ce2106" table:number-columns-repeated="4"/>
          <table:table-cell table:style-name="ce2137"/>
          <table:table-cell table:style-name="ce2289"/>
          <table:table-cell table:style-name="ce2400"/>
          <table:table-cell table:style-name="ce31" table:number-columns-repeated="6"/>
          <table:table-cell table:number-columns-repeated="105"/>
          <table:table-cell table:style-name="ce2401" table:number-columns-repeated="129"/>
          <table:table-cell table:number-columns-repeated="8"/>
        </table:table-row>
        <table:table-row table:style-name="ro33">
          <table:table-cell/>
          <table:table-cell table:style-name="ce2011" office:value-type="string" calcext:value-type="string">
            <text:p>Puszta kéz</text:p>
          </table:table-cell>
          <table:table-cell table:number-columns-repeated="2" table:style-name="ce759" office:value-type="float" office:value="-3" calcext:value-type="float">
            <text:p>-3</text:p>
          </table:table-cell>
          <table:table-cell table:style-name="ce2052" office:value-type="float" office:value="-5" calcext:value-type="float">
            <text:p>-5</text:p>
          </table:table-cell>
          <table:table-cell table:style-name="ce2052" office:value-type="float" office:value="6" calcext:value-type="float">
            <text:p>6</text:p>
          </table:table-cell>
          <table:table-cell table:style-name="ce2052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52" office:value-type="string" calcext:value-type="string">
            <text:p>egykezes</text:p>
          </table:table-cell>
          <table:table-cell table:style-name="ce2052" office:value-type="float" office:value="99" calcext:value-type="float">
            <text:p>99</text:p>
          </table:table-cell>
          <table:table-cell table:style-name="ce2052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6">Páncélkesztyűvel SP:-3 a (-5) helyett.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8">
          <table:table-cell/>
          <table:table-cell table:style-name="ce2012" office:value-type="string" calcext:value-type="string">
            <text:p>Puszta kéz Belharcban</text:p>
          </table:table-cell>
          <table:table-cell table:number-columns-repeated="2" table:style-name="ce1955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99" calcext:value-type="float">
            <text:p>99</text:p>
          </table:table-cell>
          <table:table-cell table:number-columns-repeated="4" table:style-name="ce2053" office:value-type="float" office:value="0" calcext:value-type="float">
            <text:p>0</text:p>
          </table:table-cell>
          <table:table-cell table:style-name="ce2271" office:value-type="string" calcext:value-type="string">
            <text:p>közelharc</text:p>
          </table:table-cell>
          <table:table-cell table:style-name="ce2293" office:value-type="string" calcext:value-type="string">
            <text:p>FP sebesülést okoz. 5.FP = 1 É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2"/>
          <table:table-cell table:style-name="ce2013" office:value-type="string" calcext:value-type="string">
            <text:p>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Béltépő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Dzsambia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Garott</text:p>
          </table:table-cell>
          <table:table-cell table:number-columns-repeated="2" table:style-name="ce759" office:value-type="float" office:value="0" calcext:value-type="float">
            <text:p>0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-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string" calcext:value-type="string">
            <text:p>spec.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Kés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Kriszkés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Levél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Markolatgomb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Ugyanazok az értékei, mint a Vasököl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Méregfog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Ha sebzést okoz, befecskendezi a benne tárolt mérg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Pugos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5">
          <table:table-cell/>
          <table:table-cell table:style-name="ce2013" office:value-type="string" calcext:value-type="string">
            <text:p>Ramiera</text:p>
          </table:table-cell>
          <table:table-cell table:number-columns-repeated="2" table:style-name="ce759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<text:span text:style-name="T1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Tőr, hárító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5" office:value-type="string" calcext:value-type="string">
            <text:p><text:span text:style-name="T18">Nagyon</text:span><text:span text:style-name="T19"> drága!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Tőr, kígyó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Áldozótőr</text:p>
            <text:p>Vágásnál: +0 S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3"/>
          <table:table-cell table:style-name="ce2013" office:value-type="string" calcext:value-type="string">
            <text:p>Tőr, ökö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-3" calcext:value-type="float">
            <text:p>-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6">
          <table:table-cell/>
          <table:table-cell table:style-name="ce2014" office:value-type="string" calcext:value-type="string">
            <text:p>Tőr, páncélszúr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3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Tőr, Slan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8">
          <table:table-cell/>
          <table:table-cell table:style-name="ce2015" office:value-type="string" calcext:value-type="string">
            <text:p>Vasököl / p.kesztyű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Z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29" office:value-type="float" office:value="0" calcext:value-type="float">
            <text:p>0</text:p>
          </table:table-cell>
          <table:table-cell table:style-name="ce2274" office:value-type="string" calcext:value-type="string">
            <text:p>közelharc</text:p>
          </table:table-cell>
          <table:table-cell table:style-name="ce2297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1" office:value-type="string" calcext:value-type="string">
            <text:p>Kardvívó fegyverek</text:p>
          </table:table-cell>
          <table:table-cell table:style-name="ce2016" office:value-type="string" calcext:value-type="string">
            <text:p>Kard, dzsenn szablya</text:p>
          </table:table-cell>
          <table:table-cell table:number-columns-repeated="2" table:style-name="ce1207" office:value-type="float" office:value="5" calcext:value-type="float">
            <text:p>5</text:p>
          </table:table-cell>
          <table:table-cell table:style-name="ce2058" office:value-type="float" office:value="4" calcext:value-type="float">
            <text:p>4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V/S</text:p>
          </table:table-cell>
          <table:table-cell table:style-name="ce2058" office:value-type="float" office:value="1" calcext:value-type="float">
            <text:p>1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99" calcext:value-type="float">
            <text:p>99</text:p>
          </table:table-cell>
          <table:table-cell table:style-name="ce2058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4" office:value-type="float" office:value="0" calcext:value-type="float">
            <text:p>0</text:p>
          </table:table-cell>
          <table:table-cell table:style-name="ce2230" office:value-type="string" calcext:value-type="string">
            <text:p>D6</text:p>
          </table:table-cell>
          <table:table-cell table:style-name="ce2275" office:value-type="string" calcext:value-type="string">
            <text:p>kardvívás</text:p>
          </table:table-cell>
          <table:table-cell table:style-name="ce2298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5">
          <table:table-cell/>
          <table:table-cell table:style-name="ce2013" office:value-type="string" calcext:value-type="string">
            <text:p>Kard, emrelin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Kard, fejvadász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handzsá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hiequar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7" office:value-type="string" calcext:value-type="string">
            <text:p>Kard, hosszú</text:p>
          </table:table-cell>
          <table:table-cell table:number-columns-repeated="2" table:style-name="ce1955" office:value-type="float" office:value="4" calcext:value-type="float">
            <text:p>4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053" office:value-type="float" office:value="1" calcext:value-type="float">
            <text:p>1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A legelterjedtebb kar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jatagán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122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7" office:value-type="string" calcext:value-type="string">
            <text:p>Kard, kétkezes</text:p>
          </table:table-cell>
          <table:table-cell table:style-name="ce1955" office:value-type="float" office:value="7" calcext:value-type="float">
            <text:p>7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float" office:value="9" calcext:value-type="float">
            <text:p>9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khossa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kígy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Szúró sebzés: +5 SP; <text:span text:style-name="T20">IV</text:span>: ugyan nem íves fegyver,</text:p>
            <text:p>De kialakítása miatt érvényesek rá annak extrá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Lagoss 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5" calcext:value-type="float">
            <text:p>5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gyébként Hosszúkard értéke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lovag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7" office:value-type="string" calcext:value-type="string">
            <text:p>Kard, másfélkezes 2K</text:p>
          </table:table-cell>
          <table:table-cell table:style-name="ce1955" office:value-type="float" office:value="6" calcext:value-type="float">
            <text:p>6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1.5" calcext:value-type="float">
            <text:p>1.5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Kard, másfélkezes 1K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Kard, mesterkard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Kard, mesterkard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Pugoss 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rapír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3" office:value-type="string" calcext:value-type="string">
            <text:p>Kard, Slan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3" office:value-type="string" calcext:value-type="string">
            <text:p>Kard, Slan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Slan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Slan csatakard</text:p>
          </table:table-cell>
          <table:table-cell table:style-name="ce759" office:value-type="float" office:value="8" calcext:value-type="float">
            <text:p>8</text:p>
          </table:table-cell>
          <table:table-cell table:style-name="ce759" office:value-type="float" office:value="7" calcext:value-type="float">
            <text:p>7</text:p>
          </table:table-cell>
          <table:table-cell table:number-columns-repeated="2"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Hihetetlen drága és ritka.</text:p>
            <text:p>Csak két kézzel forgat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Kard, szablya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Mara-sequor 1K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/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2"/>
          <table:table-cell table:style-name="ce2227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Mara-sequor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5" calcext:value-type="float">
            <text:p>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2">
          <table:table-cell table:style-name="ce2003"/>
          <table:table-cell table:style-name="ce2014" office:value-type="string" calcext:value-type="string">
            <text:p>Meneth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A3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Predoci egyeneskard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Sequor 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27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22">
          <table:table-cell/>
          <table:table-cell table:style-name="ce2013" office:value-type="string" calcext:value-type="string">
            <text:p>Vívóbot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6" office:value-type="float" office:value="-5" calcext:value-type="float">
            <text:p>-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27" office:value-type="string" calcext:value-type="string">
            <text:p>Fából készült gyakorlófegyver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7">
          <table:table-cell/>
          <table:table-cell table:style-name="ce2018" office:value-type="string" calcext:value-type="string">
            <text:p>Tőrkard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60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Lándzsavívó fegyverek</text:p>
          </table:table-cell>
          <table:table-cell table:style-name="ce2019" office:value-type="string" calcext:value-type="string">
            <text:p>Alabárd SV</text:p>
          </table:table-cell>
          <table:table-cell table:number-columns-repeated="2" table:style-name="ce2039" office:value-type="float" office:value="10" calcext:value-type="float">
            <text:p>10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lándzsavívás</text:p>
          </table:table-cell>
          <table:table-cell table:style-name="ce2336" office:value-type="string" calcext:value-type="string">
            <text:p>Szúró és Vágó módba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20" office:value-type="string" calcext:value-type="string">
            <text:p>Alabárd Z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10" calcext:value-type="float">
            <text:p>10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5" calcext:value-type="float">
            <text:p>5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340" office:value-type="string" calcext:value-type="string">
            <text:p>Zúzó módban. Talán a legjobb a páncélok ellen az Átütéssel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Bot, hosszú</text:p>
          </table:table-cell>
          <table:table-cell table:style-name="ce1953" office:value-type="float" office:value="6" calcext:value-type="float">
            <text:p>6</text:p>
          </table:table-cell>
          <table:table-cell table:style-name="ce1953" office:value-type="float" office:value="8" calcext:value-type="float">
            <text:p>8</text:p>
          </table:table-cell>
          <table:table-cell table:style-name="ce2063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Könnyű és fürg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Kopja, harci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10" calcext:value-type="float">
            <text:p>10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Csak lovon használható.Csak Lovas rohamból használható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8">
          <table:table-cell table:style-name="ce2003"/>
          <table:table-cell table:style-name="ce2014" office:value-type="string" calcext:value-type="string">
            <text:p>Kopja, torna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-3" calcext:value-type="float">
            <text:p>-3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Puhafa, lovagi tornákra való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2">
          <table:table-cell table:style-name="ce2003"/>
          <table:table-cell table:style-name="ce2014" office:value-type="string" calcext:value-type="string">
            <text:p>Lándzsa, keskeny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2">
          <table:table-cell table:style-name="ce2003"/>
          <table:table-cell table:style-name="ce2014" office:value-type="string" calcext:value-type="string">
            <text:p>Lándzsa, széles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2">
          <table:table-cell table:style-name="ce2003"/>
          <table:table-cell table:style-name="ce2014" office:value-type="string" calcext:value-type="string">
            <text:p>Pika, keskeny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22">
          <table:table-cell table:style-name="ce2003"/>
          <table:table-cell table:style-name="ce2014" office:value-type="string" calcext:value-type="string">
            <text:p>Pika, széles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3"/>
          <table:table-cell table:style-name="ce2014" office:value-type="string" calcext:value-type="string">
            <text:p>Szigony, egykezes</text:p>
          </table:table-cell>
          <table:table-cell table:style-name="ce1953" office:value-type="float" office:value="4" calcext:value-type="float">
            <text:p>4</text:p>
          </table:table-cell>
          <table:table-cell table:style-name="ce1953" office:value-type="float" office:value="5" calcext:value-type="float">
            <text:p>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/>
          <table:table-cell table:style-name="ce2014" office:value-type="string" calcext:value-type="string">
            <text:p>Szigony, kétkezes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1" office:value-type="string" calcext:value-type="string">
            <text:p>Aprító fegyverek</text:p>
          </table:table-cell>
          <table:table-cell table:style-name="ce1868" office:value-type="string" calcext:value-type="string">
            <text:p>Balta</text:p>
          </table:table-cell>
          <table:table-cell table:style-name="ce1207" office:value-type="float" office:value="2" calcext:value-type="float">
            <text:p>2</text:p>
          </table:table-cell>
          <table:table-cell table:style-name="ce1207" office:value-type="float" office:value="0" calcext:value-type="float">
            <text:p>0</text:p>
          </table:table-cell>
          <table:table-cell table:style-name="ce2044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egy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5" office:value-type="string" calcext:value-type="string">
            <text:p>rombolás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11" office:value-type="string" calcext:value-type="string">
            <text:p>Bot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62" office:value-type="float" office:value="-3" calcext:value-type="float">
            <text:p>-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2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ot, furkó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8">
          <table:table-cell/>
          <table:table-cell table:style-name="ce2013" office:value-type="string" calcext:value-type="string">
            <text:p>Buzogány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123" office:value-type="string" calcext:value-type="string">
            <text:p>Z</text:p>
          </table:table-cell>
          <table:table-cell table:style-name="ce2062" office:value-type="float" office:value="1" calcext:value-type="float">
            <text:p>1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kétkeze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lánco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llene az ellenfél Pajzs VÉ fele számít csak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shadleki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Buzogány, tolla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bárd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bárd, kétkeze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13" office:value-type="string" calcext:value-type="string">
            <text:p>Csatacsákány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0" calcext:value-type="float">
            <text:p>1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 office:value-type="string" calcext:value-type="string">
            <text:p>Nagyon vérzik; 50%: beragad és nem lehet kihúzni harc közbe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18" office:value-type="string" calcext:value-type="string">
            <text:p>Harci kalapác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65" office:value-type="float" office:value="7" calcext:value-type="float">
            <text:p>7</text:p>
          </table:table-cell>
          <table:table-cell table:style-name="ce2065" office:value-type="float" office:value="9" calcext:value-type="float">
            <text:p>9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1.5" calcext:value-type="float">
            <text:p>1.5</text:p>
          </table:table-cell>
          <table:table-cell table:style-name="ce2065" office:value-type="string" calcext:value-type="string">
            <text:p>két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8" office:value-type="string" calcext:value-type="string">
            <text:p>rombol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Ostorharcos fegyverek</text:p>
          </table:table-cell>
          <table:table-cell table:style-name="ce2019" office:value-type="string" calcext:value-type="string">
            <text:p>Korbács</text:p>
          </table:table-cell>
          <table:table-cell table:style-name="ce1207" office:value-type="float" office:value="3" calcext:value-type="float">
            <text:p>3</text:p>
          </table:table-cell>
          <table:table-cell table:style-name="ce1207" office:value-type="float" office:value="0" calcext:value-type="float">
            <text:p>0</text:p>
          </table:table-cell>
          <table:table-cell table:style-name="ce2061" office:value-type="float" office:value="-1" calcext:value-type="float">
            <text:p>-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ostorharc</text:p>
          </table:table-cell>
          <table:table-cell table:style-name="ce2350"/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14" office:value-type="string" calcext:value-type="string">
            <text:p>Osto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Z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Ostorkard</text:p>
          </table:table-cell>
          <table:table-cell table:number-columns-repeated="2" table:style-name="ce759" office:value-type="float" office:value="10" calcext:value-type="float">
            <text:p>10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8" calcext:value-type="float">
            <text:p>8</text:p>
          </table:table-cell>
          <table:table-cell table:style-name="ce2066" office:value-type="string" calcext:value-type="string">
            <text:p>V</text:p>
          </table:table-cell>
          <table:table-cell table:style-name="ce2066" office:value-type="float" office:value="3" calcext:value-type="float">
            <text:p>3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351" office:value-type="string" calcext:value-type="string">
            <text:p>Önveszélyes, lásd a leírását. 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 table:style-name="ce2001" office:value-type="string" calcext:value-type="string">
            <text:p>Hárítófegyverek</text:p>
          </table:table-cell>
          <table:table-cell table:style-name="ce2022" office:value-type="string" calcext:value-type="string">
            <text:p>Hárító: Alkarvédő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string" calcext:value-type="string">
            <text:p>3/2/0</text:p>
          </table:table-cell>
          <table:table-cell table:style-name="ce2067" office:value-type="string" calcext:value-type="string">
            <text:p>-</text:p>
          </table:table-cell>
          <table:table-cell table:style-name="ce2108" office:value-type="float" office:value="99" calcext:value-type="float">
            <text:p>99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211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number-columns-repeated="3" table:style-name="ce2236" office:value-type="float" office:value="0" calcext:value-type="float">
            <text:p>0</text:p>
          </table:table-cell>
          <table:table-cell table:style-name="ce2280" office:value-type="string" calcext:value-type="string">
            <text:p>közelharci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 table:style-name="ce2004"/>
          <table:table-cell table:style-name="ce2021" office:value-type="string" calcext:value-type="string">
            <text:p>Hárító: Csatakesztyű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1" office:value-type="string" calcext:value-type="string">
            <text:p>Hárító: Köpeny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 office:value-type="string" calcext:value-type="string">
            <text:p>Legfeljebb 1 penge hosszú fegyverek ellen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1" office:value-type="string" calcext:value-type="string">
            <text:p>Hárító: Tonfa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3/2/0</text:p>
          </table:table-cell>
          <table:table-cell table:style-name="ce2066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özelharci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 table:style-name="ce2001" office:value-type="string" calcext:value-type="string">
            <text:p>Pajzsok</text:p>
          </table:table-cell>
          <table:table-cell table:style-name="ce2023" office:value-type="string" calcext:value-type="string">
            <text:p>Pajzs típus</text:p>
          </table:table-cell>
          <table:table-cell table:style-name="ce2042" office:value-type="string" calcext:value-type="string">
            <text:p>TÉ</text:p>
          </table:table-cell>
          <table:table-cell table:style-name="ce2042" office:value-type="string" calcext:value-type="string">
            <text:p>VÉ</text:p>
          </table:table-cell>
          <table:table-cell table:style-name="ce2023" office:value-type="string" calcext:value-type="string">
            <text:p>SP</text:p>
          </table:table-cell>
          <table:table-cell table:style-name="ce2109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213" office:value-type="string" calcext:value-type="string">
            <text:p>Típus</text:p>
          </table:table-cell>
          <table:table-cell table:style-name="ce2222" office:value-type="string" calcext:value-type="string">
            <text:p>Erőbónusz</text:p>
            <text:p>Max</text:p>
          </table:table-cell>
          <table:table-cell table:style-name="ce2109" office:value-type="string" calcext:value-type="string">
            <text:p>Átütés</text:p>
          </table:table-cell>
          <table:table-cell table:style-name="ce2238" office:value-type="string" calcext:value-type="string">
            <text:p>Íves</text:p>
          </table:table-cell>
          <table:table-cell table:style-name="ce2238" office:value-type="string" calcext:value-type="string">
            <text:p>MF</text:p>
          </table:table-cell>
          <table:table-cell table:style-name="ce2238" office:value-type="string" calcext:value-type="string">
            <text:p>KF</text:p>
          </table:table-cell>
          <table:table-cell table:style-name="ce2281" office:value-type="string" calcext:value-type="string">
            <text:p>Harcmodor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37"/>
        </table:table-row>
        <table:table-row table:style-name="ro5">
          <table:table-cell/>
          <table:table-cell table:style-name="ce2024" office:value-type="string" calcext:value-type="string">
            <text:p>Ki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6" calcext:value-type="float">
            <text:p>6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2"/>
          <table:table-cell table:style-name="ce2024" office:value-type="string" calcext:value-type="string">
            <text:p>Közepe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0" calcext:value-type="float">
            <text:p>10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7" calcext:value-type="float">
            <text:p>7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2" calcext:value-type="float">
            <text:p>2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24" office:value-type="string" calcext:value-type="string">
            <text:p>Nagy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6" calcext:value-type="float">
            <text:p>16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9" calcext:value-type="float">
            <text:p>9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4" calcext:value-type="float">
            <text:p>4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number-columns-repeated="1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25" office:value-type="string" calcext:value-type="string">
            <text:p>Fegyver</text:p>
          </table:table-cell>
          <table:table-cell table:style-name="ce2025" office:value-type="string" calcext:value-type="string">
            <text:p>CÉ</text:p>
          </table:table-cell>
          <table:table-cell table:style-name="ce2025" office:value-type="string" calcext:value-type="string">
            <text:p>Osztó</text:p>
          </table:table-cell>
          <table:table-cell table:style-name="ce2025" office:value-type="string" calcext:value-type="string">
            <text:p>SP</text:p>
          </table:table-cell>
          <table:table-cell table:style-name="ce2110" office:value-type="string" calcext:value-type="string">
            <text:p>Sebesség</text:p>
          </table:table-cell>
          <table:table-cell table:style-name="ce2110" office:value-type="string" calcext:value-type="string">
            <text:p>Sebzés</text:p>
            <text:p>Módja</text:p>
          </table:table-cell>
          <table:table-cell table:style-name="ce2110" office:value-type="string" calcext:value-type="string">
            <text:p>Hatótáv</text:p>
          </table:table-cell>
          <table:table-cell table:style-name="ce2025" office:value-type="string" calcext:value-type="string">
            <text:p>Tipus</text:p>
          </table:table-cell>
          <table:table-cell table:style-name="ce2223" office:value-type="string" calcext:value-type="string">
            <text:p>Erőbónusz</text:p>
            <text:p>Max</text:p>
          </table:table-cell>
          <table:table-cell table:style-name="ce2110" office:value-type="string" calcext:value-type="string">
            <text:p>Átütés</text:p>
          </table:table-cell>
          <table:table-cell table:style-name="ce2025" table:number-columns-repeated="3"/>
          <table:table-cell table:style-name="ce211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6" office:value-type="string" calcext:value-type="string">
            <text:p>Hajítófegyverek</text:p>
          </table:table-cell>
          <table:table-cell table:style-name="ce2026"/>
          <table:table-cell table:style-name="ce2044" table:number-columns-repeated="2"/>
          <table:table-cell table:style-name="ce1868" table:number-columns-repeated="11"/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/>
          <table:table-cell table:style-name="ce2027" office:value-type="string" calcext:value-type="string">
            <text:p>Alkalmatlan tárg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-5" calcext:value-type="float">
            <text:p>-5</text:p>
          </table:table-cell>
          <table:table-cell table:style-name="ce2045" office:value-type="float" office:value="11" calcext:value-type="float">
            <text:p>11</text:p>
          </table:table-cell>
          <table:table-cell table:style-name="ce2045" office:value-type="string" calcext:value-type="string">
            <text:p>Z</text:p>
          </table:table-cell>
          <table:table-cell table:style-name="ce2130" office:value-type="string" calcext:value-type="string">
            <text:p>5m +(Erő x 3)</text:p>
          </table:table-cell>
          <table:table-cell table:style-name="ce2215" office:value-type="string" calcext:value-type="string">
            <text:p>egykezes</text:p>
          </table:table-cell>
          <table:table-cell table:style-name="ce2045" office:value-type="float" office:value="3" calcext:value-type="float">
            <text:p>3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table:number-columns-repeated="3"/>
          <table:table-cell table:style-name="ce2283" office:value-type="string" calcext:value-type="string">
            <text:p>hajít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5"/>
          <table:table-cell table:style-name="ce2028" office:value-type="string" calcext:value-type="string">
            <text:p>Bol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20m</text:p>
          </table:table-cell>
          <table:table-cell table:style-name="ce2216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29" office:value-type="string" calcext:value-type="string">
            <text:p>Dárda</text:p>
          </table:table-cell>
          <table:table-cell table:style-name="ce1953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131" office:value-type="string" calcext:value-type="string">
            <text:p>5m</text:p>
            <text:p>+(Erő x 3)</text:p>
          </table:table-cell>
          <table:table-cell table:style-name="ce2217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3" calcext:value-type="float">
            <text:p>3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30" office:value-type="string" calcext:value-type="string">
            <text:p>Dobócsillag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112" office:value-type="float" office:value="5" calcext:value-type="float">
            <text:p>5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5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/>
          <table:table-cell table:style-name="ce2028" office:value-type="string" calcext:value-type="string">
            <text:p>Dobóhál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4m +Erő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 table:style-name="ce2002"/>
          <table:table-cell table:style-name="ce2030" office:value-type="string" calcext:value-type="string">
            <text:p>Hajítóbárd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132" office:value-type="string" calcext:value-type="string">
            <text:p><text:span text:style-name="T14">20m</text:span></text:p>
            <text:p><text:span text:style-name="T15">+(Erő x 4) </text:span></text:p>
          </table:table-cell>
          <table:table-cell table:style-name="ce2138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32">
          <table:table-cell/>
          <table:table-cell table:style-name="ce2031" office:value-type="string" calcext:value-type="string">
            <text:p>Hajítótőr</text:p>
          </table:table-cell>
          <table:table-cell table:style-name="ce1955" office:value-type="float" office:value="2" calcext:value-type="float">
            <text:p>2</text:p>
          </table:table-cell>
          <table:table-cell table:style-name="ce2048" office:value-type="float" office:value="3" calcext:value-type="float">
            <text:p>3</text:p>
          </table:table-cell>
          <table:table-cell table:style-name="ce2070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string" calcext:value-type="string">
            <text:p>15m</text:p>
          </table:table-cell>
          <table:table-cell table:style-name="ce2218" office:value-type="string" calcext:value-type="string">
            <text:p>egy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070"/>
          <table:table-cell table:style-name="ce2256" table:number-columns-repeated="2"/>
          <table:table-cell table:style-name="ce2284" office:value-type="string" calcext:value-type="string">
            <text:p>hajítás</text:p>
          </table:table-cell>
          <table:table-cell table:style-name="ce236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 table:style-name="ce2005"/>
          <table:table-cell table:style-name="ce2030" office:value-type="string" calcext:value-type="string">
            <text:p>Kő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10" calcext:value-type="float">
            <text:p>-10</text:p>
          </table:table-cell>
          <table:table-cell table:style-name="ce2112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133" office:value-type="string" calcext:value-type="string">
            <text:p>20m</text:p>
            <text:p>+(Erő x 5) 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3"/>
          <table:table-cell table:style-name="ce2259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21" office:value-type="string" calcext:value-type="string">
            <text:p>Lassz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70" office:value-type="string" calcext:value-type="string">
            <text:p>Sebesülés az esés következtében leh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21" office:value-type="string" calcext:value-type="string">
            <text:p>Parittya</text:p>
          </table:table-cell>
          <table:table-cell table:style-name="ce1953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2" calcext:value-type="float">
            <text:p>2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string" calcext:value-type="string">
            <text:p>70m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hajítás</text:p>
          </table:table-cell>
          <table:table-cell table:style-name="ce2375" office:value-type="string" calcext:value-type="string">
            <text:p>SFÉ duplán számít ellen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5">
          <table:table-cell table:style-name="ce2005"/>
          <table:table-cell table:style-name="ce2030" office:value-type="string" calcext:value-type="string">
            <text:p>Ramier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Tőr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7" calcext:value-type="float">
            <text:p>7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 table:style-name="ce2006" office:value-type="string" calcext:value-type="string">
            <text:p>Íjász lőfegyverek</text:p>
          </table:table-cell>
          <table:table-cell table:style-name="ce2022" office:value-type="string" calcext:value-type="string">
            <text:p>Rövid íj</text:p>
          </table:table-cell>
          <table:table-cell table:style-name="ce2039" office:value-type="float" office:value="3" calcext:value-type="float">
            <text:p>3</text:p>
          </table:table-cell>
          <table:table-cell table:style-name="ce2049" office:value-type="float" office:value="4" calcext:value-type="float">
            <text:p>4</text:p>
          </table:table-cell>
          <table:table-cell table:style-name="ce2067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string" calcext:value-type="string">
            <text:p>60m</text:p>
          </table:table-cell>
          <table:table-cell table:style-name="ce2219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225" office:value-type="float" office:value="0" calcext:value-type="float">
            <text:p>0</text:p>
          </table:table-cell>
          <table:table-cell table:style-name="ce2245"/>
          <table:table-cell table:style-name="ce2264" table:number-columns-repeated="2"/>
          <table:table-cell table:style-name="ce2280" office:value-type="string" calcext:value-type="string">
            <text:p>íjászat</text:p>
          </table:table-cell>
          <table:table-cell table:style-name="ce239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2" office:value-type="string" calcext:value-type="string">
            <text:p>Hosszú íj</text:p>
          </table:table-cell>
          <table:table-cell table:style-name="ce1955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114" office:value-type="float" office:value="8" calcext:value-type="float">
            <text:p>8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string" calcext:value-type="string">
            <text:p>120m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071"/>
          <table:table-cell table:style-name="ce2265" table:number-columns-repeated="2"/>
          <table:table-cell table:style-name="ce2285" office:value-type="string" calcext:value-type="string">
            <text:p>íjászat</text:p>
          </table:table-cell>
          <table:table-cell table:style-name="ce239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Visszacsapó íj</text:p>
          </table:table-cell>
          <table:table-cell table:style-name="ce1953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8" calcext:value-type="float">
            <text:p>8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60m</text:p>
          </table:table-cell>
          <table:table-cell table:style-name="ce2076" office:value-type="string" calcext:value-type="string">
            <text:p>kétkezes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3" calcext:value-type="float">
            <text:p>3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Elf íj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5">
          <table:table-cell/>
          <table:table-cell table:style-name="ce2021" office:value-type="string" calcext:value-type="string">
            <text:p>Fúvócső, kicsi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string" calcext:value-type="string">
            <text:p>spec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6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íjászat</text:p>
          </table:table-cell>
          <table:table-cell table:style-name="ce2370" office:value-type="string" calcext:value-type="string">
            <text:p>k20 dobásnál: 20-as dobás: 1 ÉP, különben 0 ÉP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5">
          <table:table-cell/>
          <table:table-cell table:style-name="ce2033" office:value-type="string" calcext:value-type="string">
            <text:p>Fúvócső, vadász</text:p>
          </table:table-cell>
          <table:table-cell table:style-name="ce2046" office:value-type="float" office:value="3" calcext:value-type="float">
            <text:p>3</text:p>
          </table:table-cell>
          <table:table-cell table:style-name="ce2050" office:value-type="float" office:value="4" calcext:value-type="float">
            <text:p>4</text:p>
          </table:table-cell>
          <table:table-cell table:style-name="ce2073" office:value-type="float" office:value="-10" calcext:value-type="float">
            <text:p>-10</text:p>
          </table:table-cell>
          <table:table-cell table:style-name="ce2115" office:value-type="float" office:value="10" calcext:value-type="float">
            <text:p>10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30m</text:p>
          </table:table-cell>
          <table:table-cell table:style-name="ce2220" office:value-type="string" calcext:value-type="string">
            <text:p>két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246" table:number-columns-repeated="3"/>
          <table:table-cell table:style-name="ce2286" office:value-type="string" calcext:value-type="string">
            <text:p>íjászat</text:p>
          </table:table-cell>
          <table:table-cell table:style-name="ce23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6" office:value-type="string" calcext:value-type="string">
            <text:p>Lövész lőfegyverek</text:p>
          </table:table-cell>
          <table:table-cell table:style-name="ce2034" office:value-type="string" calcext:value-type="string">
            <text:p>Kézi nyílpuska</text:p>
          </table:table-cell>
          <table:table-cell table:style-name="ce2039" office:value-type="float" office:value="3" calcext:value-type="float">
            <text:p>3</text:p>
          </table:table-cell>
          <table:table-cell table:style-name="ce1207" office:value-type="float" office:value="4" calcext:value-type="float">
            <text:p>4</text:p>
          </table:table-cell>
          <table:table-cell table:style-name="ce2074" office:value-type="float" office:value="0" calcext:value-type="float">
            <text:p>0</text:p>
          </table:table-cell>
          <table:table-cell table:style-name="ce2116" office:value-type="string" calcext:value-type="string">
            <text:p>-</text:p>
          </table:table-cell>
          <table:table-cell table:style-name="ce2074" office:value-type="string" calcext:value-type="string">
            <text:p>S</text:p>
          </table:table-cell>
          <table:table-cell table:style-name="ce2134" office:value-type="string" calcext:value-type="string">
            <text:p>20m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47"/>
          <table:table-cell table:style-name="ce2266" table:number-columns-repeated="2"/>
          <table:table-cell table:style-name="ce2275" office:value-type="string" calcext:value-type="string">
            <text:p>lövészet</text:p>
          </table:table-cell>
          <table:table-cell table:style-name="ce2395" office:value-type="string" calcext:value-type="string">
            <text:p>A kézi nyílpuska kevésbé pontos fegyver kis mérete miatt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5">
          <table:table-cell/>
          <table:table-cell table:style-name="ce2035" office:value-type="string" calcext:value-type="string">
            <text:p>Nyílpuska</text:p>
          </table:table-cell>
          <table:table-cell table:number-columns-repeated="2" table:style-name="ce1955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117" office:value-type="string" calcext:value-type="string">
            <text:p>-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string" calcext:value-type="string">
            <text:p>50m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8" calcext:value-type="float">
            <text:p>8</text:p>
          </table:table-cell>
          <table:table-cell table:style-name="ce2075"/>
          <table:table-cell table:style-name="ce2267" table:number-columns-repeated="2"/>
          <table:table-cell table:style-name="ce2271" office:value-type="string" calcext:value-type="string">
            <text:p>lövészet</text:p>
          </table:table-cell>
          <table:table-cell table:style-name="ce23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30" office:value-type="string" calcext:value-type="string">
            <text:p>Nehéz nyílpuska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76" office:value-type="float" office:value="14" calcext:value-type="float">
            <text:p>14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8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15" calcext:value-type="float">
            <text:p>15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Shadoni páncéltörő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6" calcext:value-type="float">
            <text:p>6</text:p>
          </table:table-cell>
          <table:table-cell table:style-name="ce2076" office:value-type="float" office:value="20" calcext:value-type="float">
            <text:p>20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Z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20" calcext:value-type="float">
            <text:p>2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/>
          <table:table-cell table:style-name="ce2030" office:value-type="string" calcext:value-type="string">
            <text:p>Kharei nyílpuska</text:p>
          </table:table-cell>
          <table:table-cell table:style-name="ce1953" office:value-type="float" office:value="4" calcext:value-type="float">
            <text:p>4</text:p>
          </table:table-cell>
          <table:table-cell table:style-name="ce759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5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 table:style-name="ce2007"/>
          <table:table-cell table:style-name="ce2036" office:value-type="string" calcext:value-type="string">
            <text:p>Aquir nyílpuska</text:p>
          </table:table-cell>
          <table:table-cell table:style-name="ce2046" office:value-type="float" office:value="6" calcext:value-type="float">
            <text:p>6</text:p>
          </table:table-cell>
          <table:table-cell table:style-name="ce2051" office:value-type="float" office:value="5" calcext:value-type="float">
            <text:p>5</text:p>
          </table:table-cell>
          <table:table-cell table:style-name="ce2092" office:value-type="string" calcext:value-type="string">
            <text:p>💀/+6</text:p>
          </table:table-cell>
          <table:table-cell table:style-name="ce2118" office:value-type="string" calcext:value-type="string">
            <text:p>-</text:p>
          </table:table-cell>
          <table:table-cell table:style-name="ce2092" office:value-type="string" calcext:value-type="string">
            <text:p>S</text:p>
          </table:table-cell>
          <table:table-cell table:style-name="ce2135" office:value-type="string" calcext:value-type="string">
            <text:p>50m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0" calcext:value-type="float">
            <text:p>20</text:p>
          </table:table-cell>
          <table:table-cell table:style-name="ce2248" table:number-columns-repeated="3"/>
          <table:table-cell table:style-name="ce2276" office:value-type="string" calcext:value-type="string">
            <text:p>lövészet</text:p>
          </table:table-cell>
          <table:table-cell table:style-name="ce2397" office:value-type="string" calcext:value-type="string">
            <text:p>Halálos hatása és Átütés értéke csak aquir kézben érvényesül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style-name="ce2008" office:value-type="string" calcext:value-type="string">
            <text:p>Mágikus lövedékek</text:p>
          </table:table-cell>
          <table:table-cell table:style-name="ce949" office:value-type="string" calcext:value-type="string">
            <text:p>Mágiatáv I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/>
          <table:table-cell table:style-name="ce2260" table:number-columns-repeated="2"/>
          <table:table-cell table:style-name="ce2287" office:value-type="string" calcext:value-type="string">
            <text:p>mágikus célzás</text:p>
          </table:table-cell>
          <table:table-cell table:style-name="ce2398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I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II</text:p>
          </table:table-cell>
          <table:table-cell table:style-name="ce759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1">
          <table:table-cell/>
          <table:table-cell table:style-name="ce949" office:value-type="string" calcext:value-type="string">
            <text:p>Mágiatáv IV</text:p>
          </table:table-cell>
          <table:table-cell table:style-name="ce759" office:value-type="float" office:value="4" calcext:value-type="float">
            <text:p>4</text:p>
          </table:table-cell>
          <table:table-cell table:style-name="ce2047" office:value-type="float" office:value="4" calcext:value-type="float">
            <text:p>4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949" office:value-type="string" calcext:value-type="string">
            <text:p><text:span text:style-name="T2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>
          <table:table-cell table:number-columns-repeated="2"/>
          <table:table-cell table:style-name="ce799" table:number-columns-repeated="1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5" table:number-rows-repeated="4">
          <table:table-cell table:number-columns-repeated="15"/>
          <table:table-cell table:style-name="ce799"/>
          <table:table-cell table:style-name="ce31" table:number-columns-repeated="7"/>
          <table:table-cell table:number-columns-repeated="242"/>
        </table:table-row>
        <table:table-row table:style-name="ro5" table:number-rows-repeated="101">
          <table:table-cell table:number-columns-repeated="16"/>
          <table:table-cell table:style-name="ce31" table:number-columns-repeated="7"/>
          <table:table-cell table:number-columns-repeated="242"/>
        </table:table-row>
        <table:table-row table:style-name="ro5">
          <table:table-cell table:number-columns-repeated="16"/>
          <table:table-cell table:style-name="ce31"/>
          <table:table-cell table:number-columns-repeated="4"/>
          <table:table-cell table:style-name="ce799"/>
          <table:table-cell table:number-columns-repeated="243"/>
        </table:table-row>
        <table:table-row table:style-name="ro5" table:number-rows-repeated="65317">
          <table:table-cell table:number-columns-repeated="21"/>
          <table:table-cell table:style-name="ce799"/>
          <table:table-cell table:number-columns-repeated="243"/>
        </table:table-row>
        <table:table-row table:style-name="ro5" table:number-rows-repeated="983031">
          <table:table-cell table:number-columns-repeated="265"/>
        </table:table-row>
        <table:table-row table:style-name="ro5">
          <table:table-cell table:number-columns-repeated="265"/>
        </table:table-row>
      </table:table>
      <table:table table:name="Képzettséglista" table:style-name="ta6"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91" table:default-cell-style-name="ce1394"/>
        <table:table-column table:style-name="co92" table:default-cell-style-name="ce1729"/>
        <table:table-column table:style-name="co17" table:default-cell-style-name="ce1865"/>
        <table:table-column table:style-name="co93" table:default-cell-style-name="ce1865"/>
        <table:table-column table:style-name="co94" table:default-cell-style-name="ce1865"/>
        <table:table-column table:style-name="co5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629"/>
          <table:covered-table-cell table:style-name="ce749"/>
          <table:covered-table-cell table:style-name="ce2629"/>
          <table:covered-table-cell table:style-name="ce2419"/>
          <table:covered-table-cell table:style-name="ce2629"/>
          <table:covered-table-cell table:style-name="ce749"/>
          <table:covered-table-cell table:number-columns-repeated="3"/>
          <table:table-cell table:style-name="ce1865" table:number-columns-repeated="16374"/>
        </table:table-row>
        <table:table-row table:style-name="ro16">
          <table:table-cell table:style-name="ce1713"/>
          <table:table-cell table:style-name="ce2268"/>
          <table:table-cell table:style-name="ce749"/>
          <table:table-cell table:style-name="ce2268"/>
          <table:table-cell table:style-name="ce2419"/>
          <table:table-cell table:style-name="ce2268"/>
          <table:table-cell table:style-name="ce749"/>
          <table:table-cell table:number-columns-repeated="3"/>
          <table:table-cell table:style-name="ce1865" table:number-columns-repeated="16374"/>
        </table:table-row>
        <table:table-row table:style-name="ro8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865"/>
          <table:table-cell table:style-name="ce1739" office:value-type="string" calcext:value-type="string">
            <text:p>Tradíciók</text:p>
          </table:table-cell>
          <table:table-cell table:style-name="ce1865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1865" table:number-columns-repeated="16374"/>
        </table:table-row>
        <table:table-row table:style-name="ro8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865"/>
          <table:table-cell table:style-name="ce1726"/>
          <table:table-cell table:style-name="ce1865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865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865" table:number-columns-repeated="2"/>
          <table:table-cell table:style-name="ce1726" office:value-type="string" calcext:value-type="string">
            <text:p>Magas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Vulgár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865"/>
          <table:table-cell table:style-name="ce1726" office:value-type="string" calcext:value-type="string">
            <text:p>Bárd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Illuzionist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07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1865" table:number-columns-repeated="16374"/>
        </table:table-row>
        <table:table-row table:style-name="ro8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1865" table:number-columns-repeated="16374"/>
        </table:table-row>
        <table:table-row table:style-name="ro8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865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865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6"/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6"/>
          <table:table-cell table:style-name="ce1865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865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865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865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1865" table:number-columns-repeated="16374"/>
        </table:table-row>
        <table:table-row table:style-name="ro8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781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1865" table:number-columns-repeated="16374"/>
        </table:table-row>
        <table:table-row table:style-name="ro8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865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865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865" table:number-columns-repeated="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3" office:value-type="string" calcext:value-type="string">
            <text:p><text:span text:style-name="T29"><text:a xlink:href="https://github.com/kaktusztea/szilankrpg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865"/>
          <table:table-cell table:style-name="ce582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865" table:number-columns-repeated="6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865"/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4" office:value-type="string" calcext:value-type="string">
            <text:p>Szférák, Arkánumok (Primer)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1"/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Mágia Szféra ➖➖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39">
          <table:table-cell table:style-name="ce1716" office:value-type="string" calcext:value-type="string">
            <text:p><text:span text:style-name="T26">➖➖ </text:span><text:span text:style-name="T30">Anyag szféra</text:span><text:span text:style-name="T31"> </text:span><text:span text:style-name="T32">➖➖</text:span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7" office:value-type="string" calcext:value-type="string">
            <text:p>➖➖ Lél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Jelenség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Térid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Életer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Idézé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>
          <table:table-cell table:style-name="ce1725" office:value-type="string" calcext:value-type="string">
            <text:p>➖➖ Sor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8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394" table:formula="of:=COUNTA([.A36:.A63])" office:value-type="float" office:value="24" calcext:value-type="float">
            <text:p>24</text:p>
          </table:table-cell>
          <table:table-cell table:style-name="ce1865"/>
          <table:table-cell/>
          <table:table-cell table:style-name="ce1865" table:number-columns-repeated="2"/>
          <table:table-cell table:number-columns-repeated="4"/>
          <table:table-cell table:style-name="ce1865" table:number-columns-repeated="16374"/>
        </table:table-row>
        <table:table-row table:style-name="ro5" table:number-rows-repeated="5">
          <table:table-cell table:style-name="ce1865" table:number-columns-repeated="3"/>
          <table:table-cell table:number-columns-repeated="7"/>
          <table:table-cell table:style-name="ce1865" table:number-columns-repeated="16374"/>
        </table:table-row>
        <table:table-row table:style-name="ro5" table:number-rows-repeated="2">
          <table:table-cell table:style-name="ce1865" table:number-columns-repeated="2"/>
          <table:table-cell table:number-columns-repeated="8"/>
          <table:table-cell table:style-name="ce1865" table:number-columns-repeated="16374"/>
        </table:table-row>
        <table:table-row table:style-name="ro5" table:number-rows-repeated="1048508">
          <table:table-cell table:number-columns-repeated="10"/>
          <table:table-cell table:style-name="ce1865" table:number-columns-repeated="16374"/>
        </table:table-row>
        <table:table-row table:style-name="ro5">
          <table:table-cell table:number-columns-repeated="10"/>
          <table:table-cell table:style-name="ce1865" table:number-columns-repeated="16374"/>
        </table:table-row>
      </table:table>
      <table:table table:name="Fortélylista" table:style-name="ta6">
        <office:forms form:automatic-focus="false" form:apply-design-mode="false"/>
        <table:table-column table:style-name="co95" table:default-cell-style-name="ce31"/>
        <table:table-column table:style-name="co96" table:default-cell-style-name="ce2"/>
        <table:table-column table:style-name="co97" table:default-cell-style-name="ce2093"/>
        <table:table-column table:style-name="co98" table:default-cell-style-name="ce31"/>
        <table:table-column table:style-name="co99" table:default-cell-style-name="ce2100"/>
        <table:table-column table:style-name="co100" table:default-cell-style-name="ce31"/>
        <table:table-column table:style-name="co101" table:default-cell-style-name="ce31"/>
        <table:table-column table:style-name="co102" table:default-cell-style-name="ce31"/>
        <table:table-column table:style-name="co103" table:default-cell-style-name="ce210"/>
        <table:table-column table:style-name="co104" table:default-cell-style-name="ce31"/>
        <table:table-column table:style-name="co105" table:default-cell-style-name="ce31"/>
        <table:table-column table:style-name="co106" table:default-cell-style-name="ce1865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8" table:default-cell-style-name="ce1865"/>
        <table:table-column table:style-name="co5" table:default-cell-style-name="ce1865"/>
        <table:table-column table:style-name="co5" table:number-columns-repeated="16367"/>
        <table:table-row table:style-name="ro16">
          <table:table-cell table:style-name="ce207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540"/>
          <table:covered-table-cell table:style-name="ce2453"/>
          <table:covered-table-cell table:style-name="ce749"/>
          <table:covered-table-cell table:style-name="ce765"/>
          <table:covered-table-cell table:number-columns-repeated="3" table:style-name="ce749"/>
          <table:covered-table-cell table:style-name="ce2206"/>
          <table:covered-table-cell table:number-columns-repeated="2" table:style-name="ce749"/>
          <table:covered-table-cell/>
          <table:covered-table-cell table:style-name="ce749"/>
          <table:covered-table-cell table:number-columns-repeated="3"/>
          <table:table-cell/>
          <table:table-cell table:style-name="ce1865" table:number-columns-repeated="16367"/>
        </table:table-row>
        <table:table-row table:style-name="ro16">
          <table:table-cell table:style-name="ce2078"/>
          <table:table-cell table:style-name="ce1540"/>
          <table:table-cell table:style-name="ce2453"/>
          <table:table-cell table:style-name="ce749"/>
          <table:table-cell table:number-columns-repeated="13"/>
          <table:table-cell table:style-name="ce1865" table:number-columns-repeated="16367"/>
        </table:table-row>
        <table:table-row table:style-name="ro5">
          <table:table-cell table:style-name="ce2079" office:value-type="string" calcext:value-type="string">
            <text:p>Kiemelt Fortélyok</text:p>
          </table:table-cell>
          <table:table-cell table:style-name="ce749"/>
          <table:table-cell table:style-name="ce31"/>
          <table:table-cell table:style-name="ce749"/>
          <table:table-cell table:style-name="ce2079" office:value-type="string" calcext:value-type="string">
            <text:p>Szabad Fortély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80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ce1865"/>
          <table:table-cell table:style-name="ce2080" office:value-type="string" calcext:value-type="string">
            <text:p>Varázslási metódusok</text:p>
          </table:table-cell>
          <table:table-cell table:style-name="ce31"/>
          <table:table-cell/>
          <table:table-cell table:style-name="ce1865" table:number-columns-repeated="16367"/>
        </table:table-row>
        <table:table-row table:style-name="ro5">
          <table:table-cell table:style-name="ce1865"/>
          <table:table-cell table:style-name="ce749"/>
          <table:table-cell table:style-name="ce31"/>
          <table:table-cell table:style-name="ce749"/>
          <table:table-cell table:style-name="ce2082"/>
          <table:table-cell table:style-name="ce2104"/>
          <table:table-cell/>
          <table:table-cell table:style-name="ce2082"/>
          <table:table-cell table:style-name="ce31"/>
          <table:table-cell table:style-name="ce1865"/>
          <table:table-cell/>
          <table:table-cell table:style-name="ce2100"/>
          <table:table-cell/>
          <table:table-cell table:style-name="ce1865"/>
          <table:table-cell/>
          <table:table-cell table:style-name="ce31"/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097" office:value-type="string" calcext:value-type="string">
            <text:p>🟩 Befolyásolás, Emberismeret</text:p>
          </table:table-cell>
          <table:table-cell/>
          <table:table-cell table:style-name="ce2205" office:value-type="string" calcext:value-type="string">
            <text:p>Lásd Képzettséglista oldal</text:p>
          </table:table-cell>
          <table:table-cell table:style-name="ce20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10" office:value-type="string" calcext:value-type="string">
            <text:p><text:span text:style-name="T56">➖➖➖ </text:span><text:span text:style-name="T57">Származás </text:span><text:span text:style-name="T58">➖➖➖</text:span></text:p>
          </table:table-cell>
          <table:table-cell/>
          <table:table-cell table:style-name="ce2100" office:value-type="string" calcext:value-type="string">
            <text:p><text:span text:style-name="T23">➖➖➖ </text:span><text:span text:style-name="T61">Godoni nyelvek </text:span><text:span text:style-name="T62">➖➖➖</text:span>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49"/>
          <table:table-cell table:style-name="ce31"/>
          <table:table-cell table:style-name="ce749"/>
          <table:table-cell table:style-name="ce2084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097" office:value-type="string" calcext:value-type="string">
            <text:p>🟥 Kvant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72" office:value-type="string" calcext:value-type="string">
            <text:p>Apród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span text:style-name="T33"><text:a xlink:href="https://github.com/kaktusztea/km100/blob/master/md/fortelyok.kiemelt/nyelvismeret.md" xlink:type="simple">Nyelvismeret</text:a></text:span><text:span text:style-name="T33"> 🔁</text:span>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097" office:value-type="string" calcext:value-type="string">
            <text:p><text:span text:style-name="T52">🟥 Előadóművészet, 🟩 </text:span>Befolyásolás, Lop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72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number-columns-repeated="4"/>
          <table:table-cell table:style-name="ce2084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72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80" office:value-type="string" calcext:value-type="string">
            <text:p>Általános fortélyok</text:p>
          </table:table-cell>
          <table:table-cell table:style-name="ce2087" office:value-type="string" calcext:value-type="string">
            <text:p>Max fok</text:p>
          </table:table-cell>
          <table:table-cell table:style-name="ce2087" office:value-type="string" calcext:value-type="string">
            <text:p>Kiterjeszti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097" office:value-type="string" calcext:value-type="string">
            <text:p><text:span text:style-name="T52">🟩 </text:span>Művészetismeret, Értékebecslés;  <text:span text:style-name="T52">🟥 Képzőművészet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72" office:value-type="string" calcext:value-type="string">
            <text:p>Fejvadász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82"/>
          <table:table-cell table:style-name="ce2088"/>
          <table:table-cell table:style-name="ce2094"/>
          <table:table-cell/>
          <table:table-cell table:style-name="ce207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097" office:value-type="string" calcext:value-type="string">
            <text:p><text:span text:style-name="T52">🟩 Kvantikum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72" office:value-type="string" calcext:value-type="string">
            <text:p>Gladiáto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office:value-type="string" calcext:value-type="string">
            <text:p><text:span text:style-name="T34">➖➖➖ Tudományos ➖➖➖</text:span>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097" office:value-type="string" calcext:value-type="string">
            <text:p><text:span text:style-name="T52">🟩 </text:span>Hadásza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72" office:value-type="string" calcext:value-type="string">
            <text:p>Harcművész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<text:span text:style-name="T42">Lexikum, </text:span>Nyomozás, Nekromancia arkán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097"/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72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<text:span text:style-name="T42">Kvantikum;  </text:span><text:span text:style-name="T43">🟩</text:span><text:span text:style-name="T42"> </text:span>Nyomozás, Művészet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097" office:value-type="string" calcext:value-type="string">
            <text:p><text:span text:style-name="T52">🟩 </text:span>Idomítás, Lovaglás, Léglovagl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72" office:value-type="string" calcext:value-type="string">
            <text:p>Lovag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5" office:value-type="string" calcext:value-type="string">
            <text:p><text:span text:style-name="T44">🟩 </text:span><text:span text:style-name="T45">Kézművesség;  </text:span><text:span text:style-name="T46">🟥 </text:span><text:span text:style-name="T45">Kvantikum, Csapdaállítás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72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span text:style-name="T35"><text:a xlink:href="https://github.com/kaktusztea/szilankrpg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90"/>
          <table:table-cell office:value-type="string" calcext:value-type="string">
            <text:p><text:span text:style-name="T47">🟩 </text:span><text:span text:style-name="T48">Értékbecslés;  </text:span><text:span text:style-name="T49">🟥 </text:span><text:span text:style-name="T48">Lexikum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097" office:value-type="string" calcext:value-type="string">
            <text:p><text:span text:style-name="T52">🟩 Lexikum, </text:span>Nyomoz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72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Lexik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097" office:value-type="string" calcext:value-type="string">
            <text:p>🟩 Lex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72" office:value-type="string" calcext:value-type="string">
            <text:p>Varázsló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1394"/>
          <table:table-cell table:style-name="ce20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72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097" office:value-type="string" calcext:value-type="string">
            <text:p><text:span text:style-name="T52">🟥 Lexikum, </text:span>Nyomozás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10" office:value-type="string" calcext:value-type="string">
            <text:p><text:span text:style-name="T56">➖➖➖ Jellem, fóbiák, hobbik</text:span><text:span text:style-name="T57"> </text:span><text:span text:style-name="T58">➖➖➖ </text:span>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097" office:value-type="string" calcext:value-type="string">
            <text:p><text:span text:style-name="T52">🟩 </text:span>Művészetismeret;  <text:span text:style-name="T52">🟥 Képzőművészet</text:span>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10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ce20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10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097" office:value-type="string" calcext:value-type="string">
            <text:p>🟥 Kézművesség</text:p>
          </table:table-cell>
          <table:table-cell table:number-columns-repeated="2"/>
          <table:table-cell table:style-name="ce2208" office:value-type="string" calcext:value-type="string">
            <text:p><text:span text:style-name="T53">➖➖➖ Mágia</text:span><text:span text:style-name="T54"> </text:span><text:span text:style-name="T55">➖➖➖ </text:span></text:p>
          </table:table-cell>
          <table:table-cell table:style-name="ce2210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formula="of:=COUNTA([.O5:.O21])" office:value-type="float" office:value="17" calcext:value-type="float">
            <text:p>17</text:p>
          </table:table-cell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4mund</text:p>
          </table:table-cell>
          <table:table-cell table:style-name="ce20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10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asz1sz</text:p>
          </table:table-cell>
          <table:table-cell table:style-name="ce20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72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Általános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arbár</text:p>
          </table:table-cell>
          <table:table-cell table:style-name="ce1781" table:formula="of:=COUNTA([.I5:.I23])-1" office:value-type="float" office:value="18" calcext:value-type="float">
            <text:p>18</text:p>
          </table:table-cell>
          <table:table-cell table:style-name="ce2072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865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ukán</text:p>
          </table:table-cell>
          <table:table-cell table:style-name="ce2104"/>
          <table:table-cell table:style-name="ce2072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865" table:number-columns-repeated="2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w00n</text:p>
          </table:table-cell>
          <table:table-cell/>
          <table:table-cell table:style-name="ce2072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</text:span><text:span text:style-name="T51"> </text:span>Befolyásolás, Emberismeret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zs4d</text:p>
          </table:table-cell>
          <table:table-cell table:style-name="ce2105"/>
          <table:table-cell table:style-name="ce2072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ar</text:p>
          </table:table-cell>
          <table:table-cell table:style-name="ce2105"/>
          <table:table-cell table:style-name="ce2072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f</text:p>
          </table:table-cell>
          <table:table-cell table:style-name="ce1865"/>
          <table:table-cell table:style-name="ce2072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1865" table:number-columns-repeated="16367"/>
        </table:table-row>
        <table:table-row table:style-name="ro40">
          <table:table-cell table:style-name="ce207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n0szukei</text:p>
          </table:table-cell>
          <table:table-cell table:style-name="ce2105"/>
          <table:table-cell table:style-name="ce2072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<text:span text:style-name="T63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rv</text:p>
          </table:table-cell>
          <table:table-cell table:style-name="ce2105"/>
          <table:table-cell table:style-name="ce2072" office:value-type="string" calcext:value-type="string">
            <text:p>Hallgatag</text:p>
          </table:table-cell>
          <table:table-cell/>
          <table:table-cell table:style-name="ce31" office:value-type="string" calcext:value-type="string">
            <text:p><text:span text:style-name="T23">➖➖➖ </text:span><text:span text:style-name="T61">Faj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hr</text:p>
          </table:table-cell>
          <table:table-cell table:style-name="ce2105"/>
          <table:table-cell table:style-name="ce2072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1865" table:number-columns-repeated="16367"/>
        </table:table-row>
        <table:table-row table:style-name="ro38">
          <table:table-cell table:style-name="ce207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8" office:value-type="string" calcext:value-type="string">
            <text:p>🟩 Értékbecslés, Képzőművészet, Kézművesség,</text:p>
            <text:p>Művészetismeret</text:p>
          </table:table-cell>
          <table:table-cell table:style-name="ce1865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rv1ki</text:p>
          </table:table-cell>
          <table:table-cell table:style-name="ce2105"/>
          <table:table-cell table:style-name="ce2072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il4nori</text:p>
          </table:table-cell>
          <table:table-cell table:style-name="ce2209"/>
          <table:table-cell table:style-name="ce2072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, Nyomoz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hál</text:p>
          </table:table-cell>
          <table:table-cell table:style-name="ce2209"/>
          <table:table-cell table:style-name="ce2072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Észlelés, Természetjár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r4ni</text:p>
          </table:table-cell>
          <table:table-cell table:style-name="ce1865"/>
          <table:table-cell table:style-name="ce2072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097" office:value-type="string" calcext:value-type="string">
            <text:p>🟩 Nyomozás; <text:s/>🟩 Emberismeret</text:p>
          </table:table-cell>
          <table:table-cell/>
          <table:table-cell table:style-name="ce2072" office:value-type="string" calcext:value-type="string">
            <text:p>mawini</text:p>
          </table:table-cell>
          <table:table-cell table:style-name="ce1865"/>
          <table:table-cell table:style-name="ce2072" office:value-type="string" calcext:value-type="string">
            <text:p>Megbízható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0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2" office:value-type="string" calcext:value-type="string">
            <text:p>ni4rei</text:p>
          </table:table-cell>
          <table:table-cell table:style-name="ce1865"/>
          <table:table-cell table:style-name="ce2072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097" office:value-type="string" calcext:value-type="string">
            <text:p><text:span text:style-name="T52">🟥 Kvantikum, </text:span>Nyomozás</text:p>
          </table:table-cell>
          <table:table-cell/>
          <table:table-cell table:style-name="ce2072" office:value-type="string" calcext:value-type="string">
            <text:p>nomád</text:p>
          </table:table-cell>
          <table:table-cell table:style-name="ce1865"/>
          <table:table-cell table:style-name="ce2072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097" office:value-type="string" calcext:value-type="string">
            <text:p><text:span text:style-name="T52">🟩 Kvantikum, </text:span>Nyomozás</text:p>
          </table:table-cell>
          <table:table-cell/>
          <table:table-cell table:style-name="ce2072" office:value-type="string" calcext:value-type="string">
            <text:p>pier</text:p>
          </table:table-cell>
          <table:table-cell table:style-name="ce1865"/>
          <table:table-cell table:style-name="ce2072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097" office:value-type="string" calcext:value-type="string">
            <text:p><text:span text:style-name="T52">🟩 </text:span>Lexikum, Hadászat</text:p>
          </table:table-cell>
          <table:table-cell/>
          <table:table-cell table:style-name="ce2072" office:value-type="string" calcext:value-type="string">
            <text:p>predoci, edorli</text:p>
          </table:table-cell>
          <table:table-cell table:style-name="ce1865"/>
          <table:table-cell table:style-name="ce2072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097" office:value-type="string" calcext:value-type="string">
            <text:p><text:span text:style-name="T52">🟥 </text:span>Etikett</text:p>
          </table:table-cell>
          <table:table-cell table:style-name="ce1865"/>
          <table:table-cell table:style-name="ce2072" office:value-type="string" calcext:value-type="string">
            <text:p>py4r</text:p>
          </table:table-cell>
          <table:table-cell table:style-name="ce1865"/>
          <table:table-cell table:style-name="ce2072" office:value-type="string" calcext:value-type="string">
            <text:p>Pókiszonyos</text:p>
          </table:table-cell>
          <table:table-cell/>
          <table:table-cell table:style-name="ce31" office:value-type="string" calcext:value-type="string">
            <text:p><text:span text:style-name="T23">➖➖➖ Kyr</text:span><text:span text:style-name="T61"> nyelvek </text:span><text:span text:style-name="T62">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097" office:value-type="string" calcext:value-type="string">
            <text:p><text:span text:style-name="T52">🟥 Előadóművészet, 🟩</text:span> Művészetismeret</text:p>
          </table:table-cell>
          <table:table-cell/>
          <table:table-cell table:style-name="ce2072" office:value-type="string" calcext:value-type="string">
            <text:p>ragnaroki</text:p>
          </table:table-cell>
          <table:table-cell table:style-name="ce1865"/>
          <table:table-cell table:style-name="ce2072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097" office:value-type="string" calcext:value-type="string">
            <text:p><text:span text:style-name="T52">🟩 Művészetismeret, Értékebecslés;  🟥 Képzőművészet</text:span></text:p>
          </table:table-cell>
          <table:table-cell/>
          <table:table-cell table:style-name="ce2072" office:value-type="string" calcext:value-type="string">
            <text:p>sh4doni</text:p>
          </table:table-cell>
          <table:table-cell table:style-name="ce1865"/>
          <table:table-cell table:style-name="ce2072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Természetjárás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097" office:value-type="string" calcext:value-type="string">
            <text:p><text:span text:style-name="T52">🟩 </text:span>Befolyásolás, Emberismeret</text:p>
          </table:table-cell>
          <table:table-cell/>
          <table:table-cell table:style-name="ce2072" office:value-type="string" calcext:value-type="string">
            <text:p>syburri</text:p>
          </table:table-cell>
          <table:table-cell table:style-name="ce1865"/>
          <table:table-cell table:style-name="ce2072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arran</text:p>
          </table:table-cell>
          <table:table-cell table:style-name="ce1865"/>
          <table:table-cell table:style-name="ce2072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i4dlani</text:p>
          </table:table-cell>
          <table:table-cell table:style-name="ce1865"/>
          <table:table-cell table:style-name="ce2072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ongoriai</text:p>
          </table:table-cell>
          <table:table-cell table:style-name="ce1865"/>
          <table:table-cell table:style-name="ce2072" office:value-type="string" calcext:value-type="string">
            <text:p>Tériszonyos</text:p>
          </table:table-cell>
          <table:table-cell/>
          <table:table-cell table:style-name="ce31" office:value-type="string" calcext:value-type="string">
            <text:p><text:span text:style-name="T56">➖➖➖ Speciális nyelvek ➖➖➖ </text:span>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0r0ni</text:p>
          </table:table-cell>
          <table:table-cell table:style-name="ce1865"/>
          <table:table-cell table:style-name="ce2072" office:value-type="string" calcext:value-type="string">
            <text:p>Tudálékos</text:p>
          </table:table-cell>
          <table:table-cell/>
          <table:table-cell table:style-name="ce31" office:value-type="string" calcext:value-type="string">
            <text:p>Harc/klán nyelv</text:p>
          </table:table-cell>
          <table:table-cell table:number-columns-repeated="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örpe</text:p>
          </table:table-cell>
          <table:table-cell table:style-name="ce1865"/>
          <table:table-cell table:style-name="ce1865" office:value-type="string" calcext:value-type="string">
            <text:p>Vezéralkat</text:p>
          </table:table-cell>
          <table:table-cell/>
          <table:table-cell table:style-name="ce31" office:value-type="string" calcext:value-type="string">
            <text:p>Kendőnyelv</text:p>
          </table:table-cell>
          <table:table-cell table:number-columns-repeated="5"/>
          <table:table-cell table:style-name="ce1865" table:number-columns-repeated="16367"/>
        </table:table-row>
        <table:table-row table:style-name="ro3">
          <table:table-cell table:style-name="ce207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56">➖➖➖ </text:span><text:span text:style-name="T57">Küllem, fizikum </text:span><text:span text:style-name="T58">➖➖➖ </text:span></text:p>
          </table:table-cell>
          <table:table-cell/>
          <table:table-cell table:style-name="ce31"/>
          <table:table-cell table:style-name="ce210"/>
          <table:table-cell table:number-columns-repeated="4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acsony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bínó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Divato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office:value-type="string" calcext:value-type="string">
            <text:p>➖➖➖ Vezető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 table:style-name="ce1865" table:number-columns-repeated="3"/>
          <table:table-cell table:style-name="ce2072" office:value-type="string" calcext:value-type="string">
            <text:p>Jóképű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span text:style-name="T40"><text:a xlink:href="https://github.com/kaktusztea/km100/blob/master/md/fortelyok.szabad/tanc_belso_stilus.md" xlink:type="simple">Tánc: speciális/belső stílus</text:a></text:span><text:span text:style-name="T40"> 🔁</text:span></text:p>
          </table:table-cell>
          <table:table-cell table:style-name="ce2097" office:value-type="string" calcext:value-type="string">
            <text:p><text:span text:style-name="T52">🟥 </text:span>Előadóművészet, Művészetismeret, Etikett</text:p>
          </table:table-cell>
          <table:table-cell table:style-name="ce1865" table:number-columns-repeated="3"/>
          <table:table-cell table:style-name="ce2072" office:value-type="string" calcext:value-type="string">
            <text:p>Kövér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097" office:value-type="string" calcext:value-type="string">
            <text:p><text:span text:style-name="T52">🟩 Kvantikum, </text:span>Nyomozás, Hajózás</text:p>
          </table:table-cell>
          <table:table-cell table:style-name="ce1865" table:number-columns-repeated="3"/>
          <table:table-cell table:style-name="ce2072" office:value-type="string" calcext:value-type="string">
            <text:p>Maga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097" office:value-type="string" calcext:value-type="string">
            <text:p><text:span text:style-name="T52">🟩 Nyomozás;   🟥 Városi jártasság, Etikett</text:span></text:p>
          </table:table-cell>
          <table:table-cell table:style-name="ce1865" table:number-columns-repeated="3"/>
          <table:table-cell table:style-name="ce2072" office:value-type="string" calcext:value-type="string">
            <text:p>Mokány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 table:style-name="ce1865" table:number-columns-repeated="3"/>
          <table:table-cell table:style-name="ce2072" office:value-type="string" calcext:value-type="string">
            <text:p>Rusnya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/>
          <table:table-cell table:style-name="ce2209"/>
          <table:table-cell table:style-name="ce2072" office:value-type="string" calcext:value-type="string">
            <text:p>Sánta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Sebhelyes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1865" table:formula="of:=COUNTA([.A17:.A61])-4" office:value-type="float" office:value="41" calcext:value-type="float">
            <text:p>41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Tömzsi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1865"/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Vékony</text:p>
          </table:table-cell>
          <table:table-cell table:number-columns-repeated="7"/>
          <table:table-cell table:style-name="ce1865" table:number-columns-repeated="16367"/>
        </table:table-row>
        <table:table-row table:style-name="ro3">
          <table:table-cell table:style-name="ce2080" office:value-type="string" calcext:value-type="string">
            <text:p>Harci fortélyok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23">➖➖➖ </text:span><text:span text:style-name="T59">Viszony </text:span><text:span text:style-name="T60">➖➖➖ </text:span>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ce1865" table:number-columns-repeated="2"/>
          <table:table-cell table:style-name="ce2101" table:formula="of:=COUNTA([.E5:.E64])" office:value-type="float" office:value="60" calcext:value-type="float">
            <text:p>60</text:p>
          </table:table-cell>
          <table:table-cell table:style-name="ce2097"/>
          <table:table-cell/>
          <table:table-cell table:style-name="ce1865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090" office:value-type="float" office:value="2" calcext:value-type="float">
            <text:p>2</text:p>
          </table:table-cell>
          <table:table-cell/>
          <table:table-cell table:style-name="ce1865" table:number-columns-repeated="3"/>
          <table:table-cell/>
          <table:table-cell table:style-name="ce1865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865" table:number-columns-repeated="3"/>
          <table:table-cell table:style-name="ce2204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865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5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5">
          <table:table-cell table:number-columns-repeated="2"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Általános harci fortélyok ➖➖</text:p>
          </table:table-cell>
          <table:table-cell/>
          <table:table-cell table:style-name="ce1865" table:number-columns-repeated="7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ermeszetes_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ermeszetes_pancel.md" xlink:type="simple">Természetes páncél</text:a></text:p>
          </table:table-cell>
          <table:table-cell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5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/>
          <table:table-cell table:number-columns-repeated="8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4"/>
          <table:table-cell table:style-name="ce1865" table:number-columns-repeated="1636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ce1865"/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096"/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9"/>
          <table:table-cell table:number-columns-repeated="14"/>
          <table:table-cell table:style-name="ce1865" table:number-columns-repeated="16367"/>
        </table:table-row>
        <table:table-row table:style-name="ro5">
          <table:table-cell table:formula="of:=COUNTA([.A78:.A124])-4" office:value-type="float" office:value="43" calcext:value-type="float">
            <text:p>43</text:p>
          </table:table-cell>
          <table:table-cell table:number-columns-repeated="16"/>
          <table:table-cell table:style-name="ce1865" table:number-columns-repeated="16367"/>
        </table:table-row>
        <table:table-row table:style-name="ro5" table:number-rows-repeated="2">
          <table:table-cell table:number-columns-repeated="7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table:style-name="ce2080" office:value-type="string" calcext:value-type="string">
            <text:p>Misztikus fortélyok</text:p>
          </table:table-cell>
          <table:table-cell table:style-name="ce1865"/>
          <table:table-cell table:number-columns-repeated="5"/>
          <table:table-cell table:style-name="ce1865" table:number-columns-repeated="2"/>
          <table:table-cell table:number-columns-repeated="8"/>
          <table:table-cell table:style-name="ce1865" table:number-columns-repeated="16367"/>
        </table:table-row>
        <table:table-row table:style-name="ro5">
          <table:table-cell table:style-name="ce1865" table:number-columns-repeated="2"/>
          <table:table-cell table:number-columns-repeated="5"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3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37">➖➖ Harci mágia</text:span><text:span text:style-name="T38"> </text:span><text:span text:style-name="T39">➖➖</text:span></text:p>
          </table:table-cell>
          <table:table-cell table:style-name="ce31"/>
          <table:table-cell table:number-columns-repeated="12"/>
          <table:table-cell table:style-name="ce1865"/>
          <table:table-cell table:number-columns-repeated="2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8">
          <table:table-cell table:style-name="ce207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1"/>
          <table:table-cell table:style-name="ce1865" table:number-columns-repeated="16367"/>
        </table:table-row>
        <table:table-row table:style-name="ro41">
          <table:table-cell table:style-name="ce2083" office:value-type="string" calcext:value-type="string">
            <text:p><text:span text:style-name="T37">➖➖ Misztikus képességek</text:span><text:span text:style-name="T38"> </text:span><text:span text:style-name="T39">➖➖</text:span></text:p>
          </table:table-cell>
          <table:table-cell table:style-name="ce1865"/>
          <table:table-cell table:number-columns-repeated="2"/>
          <table:table-cell table:style-name="ce1865" table:number-columns-repeated="3"/>
          <table:table-cell table:number-columns-repeated="10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2"/>
          <table:table-cell table:number-columns-repeated="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span text:style-name="T40"><text:a xlink:href="https://github.com/kaktusztea/szilankrpg/blob/master/md/fortelyok.misztikus/mentalfonal.md" xlink:type="simple">Mentálfonál</text:a></text:span><text:span text:style-name="T4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1865" table:number-columns-repeated="16367"/>
        </table:table-row>
        <table:table-row table:style-name="ro8">
          <table:table-cell table:style-name="ce2083" office:value-type="string" calcext:value-type="string">
            <text:p><text:span text:style-name="T37">➖➖ Lényismeretek</text:span><text:span text:style-name="T38"> </text:span><text:span text:style-name="T39">➖➖</text:span></text:p>
          </table:table-cell>
          <table:table-cell table:number-columns-repeated="16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8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4"/>
          <table:table-cell table:style-name="ce1865" table:number-columns-repeated="16367"/>
        </table:table-row>
        <table:table-row table:style-name="ro5" table:number-rows-repeated="1048426">
          <table:table-cell table:number-columns-repeated="17"/>
          <table:table-cell table:style-name="ce1865" table:number-columns-repeated="16367"/>
        </table:table-row>
        <table:table-row table:style-name="ro5">
          <table:table-cell table:number-columns-repeated="17"/>
          <table:table-cell table:style-name="ce1865" table:number-columns-repeated="16367"/>
        </table:table-row>
      </table:table>
      <table:table table:name="Szabályok" table:style-name="ta6" table:print="false">
        <table:table-column table:style-name="co3" table:default-cell-style-name="ce31"/>
        <table:table-column table:style-name="co110" table:default-cell-style-name="ce31"/>
        <table:table-column table:style-name="co42" table:number-columns-repeated="254"/>
        <table:table-column table:style-name="co5" table:number-columns-repeated="16128"/>
        <table:table-row table:style-name="ro5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style-name="ce31" table:number-columns-repeated="16382"/>
        </table:table-row>
        <table:table-row table:style-name="ro41">
          <table:table-cell/>
          <table:table-cell table:style-name="ce271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1" table:number-columns-repeated="16382"/>
        </table:table-row>
        <table:table-row table:style-name="ro41">
          <table:table-cell office:value-type="string" calcext:value-type="string">
            <text:p>Képzettsége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2">
          <table:table-cell/>
          <table:table-cell table:style-name="ce2716" office:value-type="string" calcext:value-type="string">
            <text:p>→ Egy primer képzettség értéke legfeljebb (Tapasztalati Szint) lehet</text:p>
            <text:p><text:span text:style-name="T56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style-name="ce31" table:number-columns-repeated="16382"/>
        </table:table-row>
        <table:table-row table:style-name="ro41">
          <table:table-cell office:value-type="string" calcext:value-type="string">
            <text:p>Fortélyok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3">
          <table:table-cell/>
          <table:table-cell table:style-name="ce2716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style-name="ce31" table:number-columns-repeated="16382"/>
        </table:table-row>
        <table:table-row table:style-name="ro5">
          <table:table-cell/>
          <table:table-cell table:style-name="ce2716"/>
          <table:table-cell table:style-name="ce31" table:number-columns-repeated="16382"/>
        </table:table-row>
        <table:table-row table:style-name="ro41">
          <table:table-cell office:value-type="string" calcext:value-type="string">
            <text:p>Harcérték módosítók (HM)</text:p>
            <text:p/>
          </table:table-cell>
          <table:table-cell table:style-name="ce2716"/>
          <table:table-cell table:style-name="ce31" table:number-columns-repeated="16382"/>
        </table:table-row>
        <table:table-row table:style-name="ro42">
          <table:table-cell/>
          <table:table-cell table:style-name="ce2716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style-name="ce31" table:number-columns-repeated="16382"/>
        </table:table-row>
        <table:table-row table:style-name="ro5">
          <table:table-cell/>
          <table:table-cell table:style-name="ce2716"/>
          <table:table-cell table:style-name="ce31" table:number-columns-repeated="16382"/>
        </table:table-row>
        <table:table-row table:style-name="ro41">
          <table:table-cell table:style-name="ce2139" office:value-type="string" calcext:value-type="string">
            <text:p>Mágikus tradíció, Arkánumok (Primer képzettség)</text:p>
            <text:p/>
          </table:table-cell>
          <table:table-cell/>
          <table:table-cell table:style-name="ce31" table:number-columns-repeated="16382"/>
        </table:table-row>
        <table:table-row table:style-name="ro43">
          <table:table-cell/>
          <table:table-cell table:style-name="ce2716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style-name="ce31" table:number-columns-repeated="16382"/>
        </table:table-row>
        <table:table-row table:style-name="ro41">
          <table:table-cell table:style-name="ce2716" office:value-type="string" calcext:value-type="string">
            <text:p>Pszí</text:p>
            <text:p/>
          </table:table-cell>
          <table:table-cell/>
          <table:table-cell table:style-name="ce31" table:number-columns-repeated="16382"/>
        </table:table-row>
        <table:table-row table:style-name="ro8">
          <table:table-cell/>
          <table:table-cell table:style-name="ce2716" office:value-type="string" calcext:value-type="string">
            <text:p>→ Pszí alkalmazés: Primer képzettség, ez a „pi4rroni” diszciplínák alkalmazásának ismerete</text:p>
          </table:table-cell>
          <table:table-cell table:style-name="ce31" table:number-columns-repeated="16382"/>
        </table:table-row>
        <table:table-row table:style-name="ro5">
          <table:table-cell table:number-columns-repeated="2"/>
          <table:table-cell table:style-name="ce31" table:number-columns-repeated="16382"/>
        </table:table-row>
        <table:table-row table:style-name="ro44">
          <table:table-cell table:number-columns-repeated="2"/>
          <table:table-cell table:style-name="ce31" table:number-columns-repeated="16382"/>
        </table:table-row>
        <table:table-row table:style-name="ro5">
          <table:table-cell office:value-type="string" calcext:value-type="string">
            <text:p>Manőverek</text:p>
          </table:table-cell>
          <table:table-cell/>
          <table:table-cell table:style-name="ce31" table:number-columns-repeated="16382"/>
        </table:table-row>
        <table:table-row table:style-name="ro43">
          <table:table-cell/>
          <table:table-cell table:style-name="ce27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1" table:number-columns-repeated="16382"/>
        </table:table-row>
        <table:table-row table:style-name="ro5" table:number-rows-repeated="1048557">
          <table:table-cell table:number-columns-repeated="2"/>
          <table:table-cell table:style-name="ce31" table:number-columns-repeated="16382"/>
        </table:table-row>
        <table:table-row table:style-name="ro5">
          <table:table-cell table:number-columns-repeated="2"/>
          <table:table-cell table:style-name="ce31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11" table:default-cell-style-name="ce1865"/>
        <table:table-column table:style-name="co5" table:number-columns-repeated="2" table:default-cell-style-name="ce1865"/>
        <table:table-column table:style-name="co5" table:number-columns-repeated="16381"/>
        <table:table-row table:style-name="ro8">
          <table:table-cell table:style-name="ce2141" office:value-type="string" calcext:value-type="string">
            <text:p>V9.3.1</text:p>
          </table:table-cell>
          <table:table-cell table:style-name="Default" table:number-columns-repeated="16383"/>
        </table:table-row>
        <table:table-row table:style-name="ro5">
          <table:table-cell table:style-name="ce2142" office:value-type="string" calcext:value-type="string">
            <text:p>* Új fortély: Természetes páncél</text:p>
          </table:table-cell>
          <table:table-cell table:style-name="Default" table:number-columns-repeated="16383"/>
        </table:table-row>
        <table:table-row table:style-name="ro5">
          <table:table-cell table:style-name="ce2142" office:value-type="string" calcext:value-type="string">
            <text:p>* Új Kiemelt fortély: Apró méretű lény</text:p>
          </table:table-cell>
          <table:table-cell table:style-name="Default" table:number-columns-repeated="16383"/>
        </table:table-row>
        <table:table-row table:style-name="ro5">
          <table:table-cell table:style-name="ce2142" office:value-type="string" calcext:value-type="string">
            <text:p>* Új Kiemelt fortély: Nagy méretű lény</text:p>
          </table:table-cell>
          <table:table-cell table:style-name="Default" table:number-columns-repeated="16383"/>
        </table:table-row>
        <table:table-row table:style-name="ro5">
          <table:table-cell table:style-name="ce2142"/>
          <table:table-cell table:style-name="Default" table:number-columns-repeated="16383"/>
        </table:table-row>
        <table:table-row table:style-name="ro8">
          <table:table-cell table:style-name="ce2141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8">
          <table:table-cell table:style-name="ce2143" office:value-type="string" calcext:value-type="string">
            <text:p>* TÉ Alap: 10</text:p>
          </table:table-cell>
          <table:table-cell table:style-name="Default" table:number-columns-repeated="16383"/>
        </table:table-row>
        <table:table-row table:style-name="ro8">
          <table:table-cell table:style-name="ce2143" office:value-type="string" calcext:value-type="string">
            <text:p>* VÉ Alap: 30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5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5">
          <table:table-cell table:style-name="Default" table:number-columns-repeated="16384"/>
        </table:table-row>
        <table:table-row table:style-name="ro8">
          <table:table-cell table:style-name="ce2141" office:value-type="string" calcext:value-type="string">
            <text:p>V9.2.7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+1 sor távolsági fegyvereknek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6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style-name="ce1865" table:number-columns-repeated="16381"/>
        </table:table-row>
        <table:table-row table:style-name="ro5">
          <table:table-cell table:style-name="ce2142"/>
          <table:table-cell table:style-name="Default"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: „Kopja, torna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 oszlop: pengehos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4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3" office:value-type="string" calcext:value-type="string">
            <text:p>* Betűtípus váltás: Noto Sans</text:p>
          </table:table-cell>
          <table:table-cell table:style-name="ce2144"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os elme: 3.fok (4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ktuális Aura rubr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entálfonál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1" office:value-type="string" calcext:value-type="string">
            <text:p>V9.2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Vezető: Vajákmester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érzék fortély: Irányérzé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5" office:value-type="string" calcext:value-type="string">
            <text:p>* Új faj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2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64">* Új Szabad Fortélyok: Háziállatok idomítása, </text:span><text:span text:style-name="T65">Vadállat idomítása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1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1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prítás harcmodor átnevezve: Rombol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labárd harcértéke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egyver: Vívóbo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Kézműves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i iskola Szabad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Fortélyo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Zúzás harcmodor átnevezve: Apr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fortély: Méregálló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CÉ Alap: -15 (-10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9.0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Új MGT modell implement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: kisebb felbon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MGT Harckeret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ek TÉ levonása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Szekunder fortélyok fok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4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8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ok teljes átstruktúrál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Egységes KÉ, fegyver KÉ oszlop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7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arcos elme leír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Gyors kezdeményezés: 4 KÉ /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8" office:value-type="string" calcext:value-type="string">
            <text:p>V8.9.6 – k20 innentő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20 konverzió minden harcértékr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inden fegyver k20-ra konvert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5 – k100 utolsó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arma Hátterek bővül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1865" table:number-columns-repeated="16381"/>
        </table:table-row>
        <table:table-row table:style-name="ro40">
          <table:table-cell table:style-name="ce2149" office:value-type="string" calcext:value-type="string">
            <text:p><text:span text:style-name="T23">* Távharc VÉ kalkulátor</text:span> táblázat javítva (Osztó érték kiolvasás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4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uszta kéz Belharcban – fegyverlistá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Belharc fortély bónuszai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tkezes harc Sebzés kalkuláció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3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arázslás KÉ számítása Misztikus f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6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2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1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harcérték táblázato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9.0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a harcmodor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ávharc Szorzó táblázatok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használat 3.fok: +5 VÉ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9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harcmodor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Ostorharc fegyverek a fegyver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8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Alabárd 2 külön rekorddá szedve (S+V és Z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használat: 3 fokú lett (2-ből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7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6" office:value-type="string" calcext:value-type="string">
            <text:p>V8.8.6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Vezető fortélyo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kultúrkörök listáj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8.5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Pajzsok egyéni harcértékei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50" office:value-type="string" calcext:value-type="string">
            <text:p>V8.8.4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47" office:value-type="string" calcext:value-type="string">
            <text:p>* Új: Alakzatharc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6">
          <table:table-cell table:style-name="ce2147" office:value-type="string" calcext:value-type="string">
            <text:p>* Új: Alakzat: támad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Alakzat: védekező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Parancsnok fortély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50" office:value-type="string" calcext:value-type="string">
            <text:p>V8.8.3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Harckeret = Harcmodor sebesség -3 + Gyorsaság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Harckeret növelés fortély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* Új: Koordinátor fortély</text:p>
          </table:table-cell>
          <table:table-cell table:number-columns-repeated="2"/>
          <table:table-cell table:style-name="ce1865" table:number-columns-repeated="16381"/>
        </table:table-row>
        <table:table-row table:style-name="ro45">
          <table:table-cell table:style-name="ce2147" office:value-type="string" calcext:value-type="string">
            <text:p>* Új: Daráló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Taktika: Falanx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8.1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Nyelvismeret költhető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Maradék nyelvismeret fokok 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Elpusztíthatatlan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bestiái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Új: Gladiátor közönsége fortély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Aura Alap beolvasztva az AuraErő értékekb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8.0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: Nyelvtanulás képzettség (szekunder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Nyelvek átkerültek a Speciális fülre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table:style-name="ce2147" office:value-type="string" calcext:value-type="string">
            <text:p><text:span text:style-name="T23">* Új fortély: Ősi kultkúrkör </text:span><text:span text:style-name="T66">🔁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ilánk pontértéknek cell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Felszerelés keret képlet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7.9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érképészet fortély kiterjeszti: Hajózá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abad Fortélyok hint szöveg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50" office:value-type="string" calcext:value-type="string">
            <text:p>V8.7.8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table:style-name="ce2147" office:value-type="string" calcext:value-type="string">
            <text:p><text:span text:style-name="T23">* SzF_Hátterek fül visszanevezve: „</text:span>Speciális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7.7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 Szabad Fortély: Kihallgatá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peciális fül átnevezve: SzF_Hátter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7.6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ínzás képzettség megszü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7.5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7.4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5" office:value-type="string" calcext:value-type="string">
            <text:p>* <text:span text:style-name="T67">Számtan</text:span> képzettség új neve: Kvantiku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7.3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 képzettségek: Lexikum, Számtan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 fortély: Történelemismeret (2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7.2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lan harci fortélyok harci fortély listá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7.1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7.0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isztikus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szí képzettség új neve: Pszí használa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szí fortély új neve: Pszí kiterjeszté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ágia módszerek külön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6.9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6.8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egszűnt: Manőver Fejlesztő Pon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6.7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anőverfejlesztő táblázat törlés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radíció lista frissítv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férák, Arkánumok listájának fris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6.6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6.5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Leíró Hátterek listája bővít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6.4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P Alap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P / Szint: 5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ekunder KP/Szint: 20 + Emlékeze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 Leíró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6.3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elyismeret db számláló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advezetés átnevezve: Hadásza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 Szabad Hátterek: Logisztika, Stratégi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Leíró Hátterek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Vadember fortély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6.2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isztikus fül teljesen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abad Pont: Tsz/2 (le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Demonológia képzettség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6.1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épzettséglista szinkronizálá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rengeteg apró jav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6.0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Data fül teljes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5.1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áncélok, vértek táblázat átrendezv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GT csökkenés automatikusan számítv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5.0 – 1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Átfogó, Átlagos kategóriák megszűntek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Aura értékek számolása változot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Vérteknél legördülő menüből sok érté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FÉ számítása automatiku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arci fortélyok legördülőből választható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3.2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Aura Alap: új képlet: Tsz+Önuralo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3.1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átterek szétbontva külön táblázatokr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abad Pontok költésének számolása külön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amisítás képzettség bekötv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akma list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Zúzófegyverek harcértékei kidolgoz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3.0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örténelemismeret: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űveltség: Átlagos (új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Irodalom-ismeret megszűn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P táblázat bekerült a Harcértékek fülr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önnyű képzettsége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Nyelvek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abad Pontok (Szabad Hátterekhez) számolás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akma képzettségek – 3 hely fogla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2.6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Zenelés Könnyű képzettség let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elyismeret Bónusz háttér let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Nyomolvasás beolvadt a Természetjárásb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usztítás harcmodor átnevezve: Zúzá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szí-iskola képzettség Átfogó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Élettan: fortély lett képzettségbő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Nyomozás: új képzettség (Primer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épletek egyszerűsítése ahol lehe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2.4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Fülek átnevezése, színezés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Cellák betűméretének növ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2.3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 fül: Fortély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50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2.2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 betűtípus: Avenir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artalék fülön sorok csökken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2.0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Vértviselet bekerült a fix fortélyok közé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étkezes harc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áncélok, vértek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1.1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ax szint: 21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P Alap: 150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P/Szint: 100 + (2x Intelligencia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ekunder KP/Szint: 40 + (2x Emlékez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1.0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átterek átkerült a „Tartalék” lapr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lusz egy sor az Életerő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0.5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P/szint: 100-ra csökkent 120-ró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P maradt warning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Fix: Primer túllépés formáz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0.1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8.0.0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zekunder képzettségek maximuma: (szint x <text:span text:style-name="T68">6</text:span>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Csatabárd, egykezes – Sebessége: 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7.9.3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 érték: Aura (3.fül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ÉP táblázat alatt „TÉ levonás”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ár extra sor Fortélyoknál, Manőverekné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7.9.2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bugfix: Tradíciók Átfogóak (nem Átlagos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7.9.1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47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47"/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50" office:value-type="string" calcext:value-type="string">
            <text:p>V7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fortélyok átnevezve: Hátter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táblázatok összevon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ogékonyság átnevezve Érzékenység-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7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pont, Mana pont táblázatok megszűn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áttér fortélyo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6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_Pszi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Összpontosítás is primer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Észlelés Átfogó nehézségű let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88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M/CM: 5 KP (eddig 4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Buzogány harcérték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7.0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Új]:</text:span><text:span text:style-name="T69"> Tartós sérülés: +10-50 KP (kézzel beírandó, hozzáadódik a max KP-khoz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9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Kiegészítő KP / Szint: (</text:span><text:span text:style-name="T70">20</text:span><text:span text:style-name="T69">+Emlékezet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1 HM = 4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Érzékek KP értéke változott! Összevonásra kerültek.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Vakság: 45KP, Süketség: 35 KP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Mágikus célzás: új harcmodor (Ostromlövészet átment a tartalék oldalra)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Erőbónusz: Erő +2 feletti része 1:1-ben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8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Új]</text:span>: Pajzsok választhatók listából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Új]</text:span>: Erőbónusz beszámít: (Erő/2) <text:span text:style-name="T71">→ </text:span><text:span text:style-name="T72">lefelé</text:span><text:span text:style-name="T71"> kerekítve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 </text:span>Max képzettség szintek változtak: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                   <text:span text:style-name="T71">→</text:span> A harci és misztikus képzettségek szintje legfeljebb (szint+3) lehe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                   <text:span text:style-name="T71">→</text:span> A többi képzettség értéke pedig legfeljebb (szint+8) lehet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2"/>
          <table:table-cell table:style-name="ce1865" table:number-columns-repeated="16381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Manőver ismeretek fokai csak +2-t adnak az Ellenpróbánál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89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krobatika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armák bekerültek (Mágia_Pszí lap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kus összhang karmák is be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_pszí lapon formázási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Licenc szöveg módosult kicsi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Távolsági fegyverek külön szekció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ágia tradíciókhoz infobox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fokokhoz és iskolához infóbox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6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Kis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CC licenc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Fájdalomtűrés próba megszűnik harc közbe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Szinttúlépés ellenőrzés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4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9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1865" table:number-columns-repeated="16381"/>
        </table:table-row>
        <table:table-row table:style-name="ro3">
          <table:table-cell office:value-type="string" calcext:value-type="string">
            <text:p> <text:span text:style-name="T73"> </text:span><text:span text:style-name="T74">→</text:span><text:span text:style-name="T73"> </text:span>Karakter neve, faja, vallása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73">  </text:span><text:span text:style-name="T74">→</text:span><text:span text:style-name="T73"> Személyiségjegyei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73">  </text:span><text:span text:style-name="T74">→</text:span><text:span text:style-name="T73"> Kommunikáció, szociális érzék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8">
          <table:table-cell office:value-type="string" calcext:value-type="string">
            <text:p><text:span text:style-name="T73">  </text:span><text:span text:style-name="T74">→</text:span><text:span text:style-name="T73"> Külső</text:span>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1HM=5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Szabályok lapon Pszí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66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önnyű KP oszlop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5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9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table:style-name="ce21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HM egyszerűbb neve: C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iskolák is átlagos képzettsége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szí és mágia fortélyok külön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ana korlát eltörl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ágia tradíciók: 50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É-be ismét beszámít a TS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P/szint: 80KP (eddig 70 vol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2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VÉ csökkenés plusz sor sok hellye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CÉ-be az Önuralom számít! Javít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arcmodorokhoz új oszlop: Sebessé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ibás cellaellenőrzések jav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4.0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ájdalomtűrés próbák módosulta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lharc harcmodor törölv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Fortély cellák átalakítás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KP/Szint = 70 + Intelligenci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 +6-os tulajdonságok pontértéke beírv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8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ulajdonságok: Önuralom, Fogékonyság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Max egyfajta HM hiba jav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Belharc bekerült a Harcmodorok közé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ψP = 2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 MP = 3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pró javítások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3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Külön CHM (CÉ-HM) (max 4CHM/Szint)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1 CHM = 4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Egy harcérték alapra max 5/szin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5HM-&gt;3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4HM-&gt;2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3HM-&gt;1HM más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3.1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8, V2.9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7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Életerő táblázat bekerül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Pajzsok, vértek, SFÉ táblázat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* Élőfej és élőláb kikapcs, ez plusz hely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/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96" office:value-type="string" calcext:value-type="string">
            <text:p>sehol a nyomtatási képből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5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style-name="ce2175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4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table:style-name="ce2173" office:value-type="string" calcext:value-type="string">
            <text:p>v2.3</text:p>
          </table:table-cell>
          <table:table-cell table:number-columns-repeated="2"/>
          <table:table-cell table:style-name="ce1865" table:number-columns-repeated="16381"/>
        </table:table-row>
        <table:table-row table:style-name="ro4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1865" table:number-columns-repeated="16381"/>
        </table:table-row>
        <table:table-row table:style-name="ro5" table:number-rows-repeated="2">
          <table:table-cell table:number-columns-repeated="3"/>
          <table:table-cell table:style-name="ce1865" table:number-columns-repeated="16381"/>
        </table:table-row>
        <table:table-row table:style-name="ro47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1394"/>
          <table:table-cell table:style-name="ce1865" table:number-columns-repeated="16381"/>
        </table:table-row>
        <table:table-row table:style-name="ro48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394" table:number-columns-repeated="2"/>
          <table:table-cell table:style-name="ce1865" table:number-columns-repeated="16381"/>
        </table:table-row>
        <table:table-row table:style-name="ro5" table:number-rows-repeated="1047764">
          <table:table-cell table:number-columns-repeated="3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</table:table>
      <table:table table:name="Data" table:style-name="ta6" table:print="false">
        <office:forms form:automatic-focus="false" form:apply-design-mode="false"/>
        <table:table-column table:style-name="co112" table:default-cell-style-name="ce31"/>
        <table:table-column table:style-name="co113" table:default-cell-style-name="ce955"/>
        <table:table-column table:style-name="co114" table:default-cell-style-name="ce31"/>
        <table:table-column table:style-name="co115" table:default-cell-style-name="ce31"/>
        <table:table-column table:style-name="co116" table:default-cell-style-name="ce31"/>
        <table:table-column table:style-name="co63" table:default-cell-style-name="ce31"/>
        <table:table-column table:style-name="co117" table:default-cell-style-name="ce31"/>
        <table:table-column table:style-name="co118" table:default-cell-style-name="ce31"/>
        <table:table-column table:style-name="co119" table:default-cell-style-name="ce31"/>
        <table:table-column table:style-name="co120" table:default-cell-style-name="ce31"/>
        <table:table-column table:style-name="co121" table:default-cell-style-name="ce31"/>
        <table:table-column table:style-name="co122" table:default-cell-style-name="ce31"/>
        <table:table-column table:style-name="co123" table:default-cell-style-name="ce31"/>
        <table:table-column table:style-name="co124" table:default-cell-style-name="ce31"/>
        <table:table-column table:style-name="co125" table:default-cell-style-name="ce31"/>
        <table:table-column table:style-name="co126" table:default-cell-style-name="ce31"/>
        <table:table-column table:style-name="co127" table:default-cell-style-name="ce31"/>
        <table:table-column table:style-name="co128" table:default-cell-style-name="ce31"/>
        <table:table-column table:style-name="co129" table:default-cell-style-name="ce31"/>
        <table:table-column table:style-name="co130" table:number-columns-repeated="2" table:default-cell-style-name="ce2"/>
        <table:table-column table:style-name="co130" table:default-cell-style-name="ce31"/>
        <table:table-column table:style-name="co42" table:number-columns-repeated="2" table:default-cell-style-name="ce31"/>
        <table:table-column table:style-name="co40" table:number-columns-repeated="9" table:default-cell-style-name="ce31"/>
        <table:table-column table:style-name="co42" table:number-columns-repeated="223"/>
        <table:table-column table:style-name="co5" table:number-columns-repeated="16128"/>
        <table:table-row table:style-name="ro5">
          <table:table-cell table:number-columns-repeated="33"/>
          <table:table-cell table:style-name="ce31" table:number-columns-repeated="16351"/>
        </table:table-row>
        <table:table-row table:style-name="ro5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78"/>
          <table:covered-table-cell table:number-columns-repeated="6" table:style-name="ce1103"/>
          <table:covered-table-cell table:number-columns-repeated="3" table:style-name="ce2610"/>
          <table:covered-table-cell table:style-name="ce1103"/>
          <table:table-cell table:number-columns-repeated="17"/>
          <table:table-cell table:style-name="ce31" table:number-columns-repeated="16351"/>
        </table:table-row>
        <table:table-row table:style-name="ro5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78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610" table:number-columns-repeated="3"/>
          <table:table-cell table:style-name="ce1103"/>
          <table:table-cell table:number-columns-repeated="17"/>
          <table:table-cell table:style-name="ce31" table:number-columns-repeated="16351"/>
        </table:table-row>
        <table:table-row table:style-name="ro8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54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62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703"/>
          <table:table-cell table:style-name="ce719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1" table:number-columns-repeated="16351"/>
        </table:table-row>
        <table:table-row table:style-name="ro49">
          <table:table-cell table:style-name="ce2154"/>
          <table:table-cell table:style-name="ce2159"/>
          <table:table-cell table:style-name="ce154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94" office:value-type="string" calcext:value-type="string">
            <text:p>Szint</text:p>
          </table:table-cell>
          <table:table-cell table:style-name="ce2594" office:value-type="string" calcext:value-type="string" table:number-columns-spanned="2" table:number-rows-spanned="1">
            <text:p>KP</text:p>
          </table:table-cell>
          <table:covered-table-cell table:style-name="ce2594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703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1"/>
          <table:table-cell table:number-columns-repeated="3"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 table:style-name="ce31" table:number-columns-repeated="16351"/>
        </table:table-row>
        <table:table-row table:style-name="ro8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703"/>
          <table:table-cell table:number-columns-repeated="2" table:style-name="ce2324" office:value-type="float" office:value="1" calcext:value-type="float">
            <text:p>1</text:p>
          </table:table-cell>
          <table:table-cell table:style-name="ce31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8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1" table:number-columns-repeated="2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2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31" table:number-columns-repeated="16351"/>
        </table:table-row>
        <table:table-row table:style-name="ro5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62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703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8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630" office:value-type="string" calcext:value-type="string">
            <text:p>Fok</text:p>
          </table:table-cell>
          <table:table-cell table:style-name="ce2630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style-name="ce31" table:number-columns-repeated="16351"/>
        </table:table-row>
        <table:table-row table:style-name="ro5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55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949"/>
          <table:table-cell table:style-name="ce2399" table:number-columns-repeated="3"/>
          <table:table-cell/>
          <table:table-cell table:style-name="ce759" office:value-type="string" calcext:value-type="string">
            <text:p>Z2</text:p>
          </table:table-cell>
          <table:table-cell table:style-name="ce2412" table:number-columns-repeated="3"/>
          <table:table-cell table:style-name="ce31" table:number-columns-repeated="16351"/>
        </table:table-row>
        <table:table-row table:style-name="ro5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31" table:number-columns-repeated="16351"/>
        </table:table-row>
        <table:table-row table:style-name="ro5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703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1" table:number-columns-repeated="16351"/>
        </table:table-row>
        <table:table-row table:style-name="ro5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703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1" table:number-columns-repeated="16351"/>
        </table:table-row>
        <table:table-row table:style-name="ro24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2650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1" table:number-columns-repeated="16351"/>
        </table:table-row>
        <table:table-row table:style-name="ro5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528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650"/>
          <table:table-cell table:number-columns-repeated="12"/>
          <table:table-cell table:style-name="ce31" table:number-columns-repeated="16351"/>
        </table:table-row>
        <table:table-row table:style-name="ro1">
          <table:table-cell table:number-columns-repeated="2"/>
          <table:table-cell table:style-name="ce2000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630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650" table:content-validation-name="val36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650" table:content-validation-name="val36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650" table:content-validation-name="val36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650" table:content-validation-name="val36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 table:number-columns-repeated="2"/>
          <table:table-cell table:style-name="ce2000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650" table:content-validation-name="val36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18">
          <table:table-cell/>
          <table:table-cell table:style-name="ce2515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30" table:number-columns-repeated="3"/>
          <table:table-cell table:style-name="ce2650" table:content-validation-name="val36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30"/>
          <table:table-cell table:style-name="ce2650" table:content-validation-name="val36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573" office:value-type="string" calcext:value-type="string" table:number-columns-spanned="2" table:number-rows-spanned="1">
            <text:p>Felszerelés keret alap</text:p>
          </table:table-cell>
          <table:covered-table-cell table:style-name="ce2351"/>
          <table:table-cell table:style-name="ce759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515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630" table:content-validation-name="val222" office:value-type="string" calcext:value-type="string">
            <text:p>Fok</text:p>
          </table:table-cell>
          <table:table-cell table:style-name="ce2630" table:content-validation-name="val222" office:value-type="string" calcext:value-type="string">
            <text:p>Bónusz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00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zero 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703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21">
          <table:table-cell/>
          <table:table-cell table:style-name="ce2167" office:value-type="string" calcext:value-type="string">
            <text:p>Apró méretű lény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pont/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1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21">
          <table:table-cell/>
          <table:table-cell table:style-name="ce2167" office:value-type="string" calcext:value-type="string">
            <text:p>Nagy méretű lény</text:p>
          </table:table-cell>
          <table:table-cell table:style-name="ce2193"/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6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6"/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24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630" table:content-validation-name="val36" office:value-type="string" calcext:value-type="string">
            <text:p>Fegyver</text:p>
          </table:table-cell>
          <table:table-cell table:style-name="ce2369" table:content-validation-name="val36" office:value-type="string" calcext:value-type="string">
            <text:p>Mf innen</text:p>
            <text:p>Számít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8">
          <table:table-cell/>
          <table:table-cell table:style-name="Default" table:number-columns-repeated="2"/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6" office:value-type="string" calcext:value-type="string">
            <text:p>Elsődleges fegyver</text:p>
          </table:table-cell>
          <table:table-cell table:style-name="ce2371" table:content-validation-name="val36" office:value-type="float" office:value="2" calcext:value-type="float">
            <text:p>2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2353" table:content-validation-name="val36" office:value-type="string" calcext:value-type="string">
            <text:p>Másodlagos fegyver</text:p>
          </table:table-cell>
          <table:table-cell table:style-name="ce2371" table:content-validation-name="val36" office:value-type="float" office:value="3" calcext:value-type="float">
            <text:p>3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2"/>
          <table:table-cell table:number-columns-repeated="14"/>
          <table:table-cell table:style-name="ce525" table:content-validation-name="val36" table:number-columns-repeated="3"/>
          <table:table-cell table:style-name="ce31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/>
          <table:table-cell table:style-name="ce2515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9"/>
          <table:table-cell table:style-name="ce204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6" office:value-type="string" calcext:value-type="string">
            <text:p>Kétkezes harc max pengehossz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1" table:number-columns-repeated="16351"/>
        </table:table-row>
        <table:table-row table:style-name="ro5">
          <table:table-cell table:number-columns-repeated="17"/>
          <table:table-cell table:style-name="ce2358" table:content-validation-name="val36" office:value-type="string" calcext:value-type="string">
            <text:p>Minimum Erő 2 pengénél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1" table:number-columns-repeated="16351"/>
        </table:table-row>
        <table:table-row table:style-name="ro5">
          <table:table-cell/>
          <table:table-cell table:style-name="ce2515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6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29">
          <table:table-cell/>
          <table:table-cell table:style-name="ce31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515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9"/>
          <table:table-cell table:style-name="ce2288" office:value-type="string" calcext:value-type="string">
            <text:p>S1</text:p>
          </table:table-cell>
          <table:table-cell table:style-name="ce2288" office:value-type="string" calcext:value-type="string">
            <text:p>S2</text:p>
          </table:table-cell>
          <table:table-cell table:style-name="ce2288" office:value-type="string" calcext:value-type="string">
            <text:p>S3</text:p>
          </table:table-cell>
          <table:table-cell table:style-name="ce2288" office:value-type="string" calcext:value-type="string">
            <text:p>S4</text:p>
          </table:table-cell>
          <table:table-cell/>
          <table:table-cell table:style-name="ce2573" office:value-type="string" calcext:value-type="string">
            <text:p>Harckeret növ fok bónusz</text:p>
          </table:table-cell>
          <table:table-cell table:style-name="ce759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9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2170"/>
          <table:table-cell table:style-name="ce2197" table:number-columns-repeated="16"/>
          <table:table-cell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99" table:number-columns-repeated="2"/>
          <table:table-cell table:style-name="ce799" office:value-type="string" calcext:value-type="string">
            <text:p>k20</text:p>
          </table:table-cell>
          <table:table-cell table:style-name="ce2636" office:value-type="string" calcext:value-type="string">
            <text:p>k100</text:p>
          </table:table-cell>
          <table:table-cell/>
          <table:table-cell table:style-name="ce31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1" table:number-columns-repeated="16351"/>
        </table:table-row>
        <table:table-row table:style-name="ro22">
          <table:table-cell/>
          <table:table-cell table:style-name="ce211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9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9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99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99"/>
          <table:table-cell/>
          <table:table-cell table:style-name="ce799" office:value-type="float" office:value="3" calcext:value-type="float">
            <text:p>3</text:p>
          </table:table-cell>
          <table:table-cell table:style-name="ce26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99"/>
          <table:table-cell/>
          <table:table-cell table:style-name="ce799" office:value-type="float" office:value="4" calcext:value-type="float">
            <text:p>4</text:p>
          </table:table-cell>
          <table:table-cell table:style-name="ce2636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99"/>
          <table:table-cell/>
          <table:table-cell table:style-name="ce799" office:value-type="float" office:value="5" calcext:value-type="float">
            <text:p>5</text:p>
          </table:table-cell>
          <table:table-cell table:style-name="ce2636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3"/>
          <table:table-cell table:style-name="ce759" office:value-type="float" office:value="2" calcext:value-type="float">
            <text:p>2</text:p>
          </table:table-cell>
          <table:table-cell table:style-name="ce2398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9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99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6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0"/>
          <table:table-cell table:style-name="ce79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99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6" table:content-validation-name="val36" office:value-type="float" office:value="20" calcext:value-type="float">
            <text:p>2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1" table:content-validation-name="val36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703" table:content-validation-name="val36"/>
          <table:covered-table-cell table:content-validation-name="val36"/>
          <table:table-cell table:content-validation-name="val36" table:number-columns-repeated="5"/>
          <table:table-cell table:number-columns-repeated="3"/>
          <table:table-cell table:style-name="ce799" office:value-type="float" office:value="8" calcext:value-type="float">
            <text:p>8</text:p>
          </table:table-cell>
          <table:table-cell table:style-name="ce955" table:number-columns-repeated="2"/>
          <table:table-cell table:style-name="ce799" table:content-validation-name="val36"/>
          <table:table-cell table:style-name="ce799"/>
          <table:table-cell table:style-name="ce2636" table:content-validation-name="val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2" table:content-validation-name="val36" office:value-type="string" calcext:value-type="string">
            <text:p>Fok</text:p>
          </table:table-cell>
          <table:table-cell table:style-name="ce2201" table:content-validation-name="val36" office:value-type="string" calcext:value-type="string">
            <text:p>Csökkentés</text:p>
          </table:table-cell>
          <table:table-cell table:style-name="ce2257" table:content-validation-name="val36" office:value-type="string" calcext:value-type="string">
            <text:p>Erő</text:p>
          </table:table-cell>
          <table:table-cell table:style-name="ce30" table:content-validation-name="val36" table:number-columns-repeated="2"/>
          <table:table-cell table:content-validation-name="val36" table:number-columns-repeated="3"/>
          <table:table-cell table:number-columns-repeated="3"/>
          <table:table-cell table:style-name="ce799" office:value-type="float" office:value="9" calcext:value-type="float">
            <text:p>9</text:p>
          </table:table-cell>
          <table:table-cell table:style-name="ce2624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99"/>
          <table:table-cell table:style-name="ce799"/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0" calcext:value-type="float">
            <text:p>0</text:p>
          </table:table-cell>
          <table:table-cell table:number-columns-repeated="2" table:style-name="ce2551" table:content-validation-name="val36" office:value-type="float" office:value="0" calcext:value-type="float">
            <text:p>0</text:p>
          </table:table-cell>
          <table:table-cell table:content-validation-name="val36" table:number-columns-repeated="5"/>
          <table:table-cell table:number-columns-repeated="3"/>
          <table:table-cell table:style-name="ce799" office:value-type="float" office:value="10" calcext:value-type="float">
            <text:p>10</text:p>
          </table:table-cell>
          <table:table-cell table:style-name="ce955" office:value-type="string" calcext:value-type="string">
            <text:p>Mozdulatlan/álló lövész</text:p>
          </table:table-cell>
          <table:table-cell table:style-name="ce955"/>
          <table:table-cell/>
          <table:table-cell table:style-name="ce2624" table:content-validation-name="val36" office:value-type="float" office:value="0" calcext:value-type="float">
            <text:p>0</text:p>
          </table:table-cell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1" calcext:value-type="float">
            <text:p>1</text:p>
          </table:table-cell>
          <table:table-cell table:style-name="ce2551" table:content-validation-name="val36" office:value-type="float" office:value="5" calcext:value-type="float">
            <text:p>5</text:p>
          </table:table-cell>
          <table:table-cell table:style-name="ce2551" table:content-validation-name="val36" office:value-type="float" office:value="1" calcext:value-type="float">
            <text:p>1</text:p>
          </table:table-cell>
          <table:table-cell table:content-validation-name="val36" table:number-columns-repeated="2"/>
          <table:table-cell table:style-name="ce2290" table:content-validation-name="val36"/>
          <table:table-cell table:content-validation-name="val36" table:number-columns-repeated="2"/>
          <table:table-cell table:number-columns-repeated="3"/>
          <table:table-cell table:style-name="ce799" office:value-type="float" office:value="12" calcext:value-type="float">
            <text:p>12</text:p>
          </table:table-cell>
          <table:table-cell table:style-name="ce955" office:value-type="string" calcext:value-type="string">
            <text:p>A lövész lassan egyenletesen sétál</text:p>
          </table:table-cell>
          <table:table-cell table:style-name="ce955"/>
          <table:table-cell/>
          <table:table-cell table:style-name="ce799" table:content-validation-name="val36" office:value-type="float" office:value="1" calcext:value-type="float">
            <text:p>1</text:p>
          </table:table-cell>
          <table:table-cell table:style-name="ce2639" table:content-validation-name="val36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2" calcext:value-type="float">
            <text:p>2</text:p>
          </table:table-cell>
          <table:table-cell table:style-name="ce2551" table:content-validation-name="val36" office:value-type="float" office:value="10" calcext:value-type="float">
            <text:p>10</text:p>
          </table:table-cell>
          <table:table-cell table:style-name="ce2551" table:content-validation-name="val36" office:value-type="float" office:value="2" calcext:value-type="float">
            <text:p>2</text:p>
          </table:table-cell>
          <table:table-cell table:content-validation-name="val36" table:number-columns-repeated="4"/>
          <table:table-cell table:style-name="ce2" table:content-validation-name="val36"/>
          <table:table-cell table:number-columns-repeated="3"/>
          <table:table-cell table:style-name="ce799" office:value-type="float" office:value="14" calcext:value-type="float">
            <text:p>14</text:p>
          </table:table-cell>
          <table:table-cell table:style-name="ce955" office:value-type="string" calcext:value-type="string">
            <text:p>A lövész lassan fut</text:p>
          </table:table-cell>
          <table:table-cell table:style-name="ce955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6" table:content-validation-name="val36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3" table:content-validation-name="val36" office:value-type="float" office:value="3" calcext:value-type="float">
            <text:p>3</text:p>
          </table:table-cell>
          <table:table-cell table:style-name="ce2551" table:content-validation-name="val36" office:value-type="float" office:value="15" calcext:value-type="float">
            <text:p>15</text:p>
          </table:table-cell>
          <table:table-cell table:style-name="ce2551" table:content-validation-name="val36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398" office:value-type="string" calcext:value-type="string" table:number-columns-spanned="3" table:number-rows-spanned="1">
            <text:p>VÉ bónusz lemez torzónál</text:p>
          </table:table-cell>
          <table:covered-table-cell table:style-name="ce759" table:content-validation-name="val36"/>
          <table:covered-table-cell table:style-name="ce949"/>
          <table:table-cell table:number-columns-repeated="4"/>
          <table:table-cell table:style-name="ce799" office:value-type="float" office:value="15" calcext:value-type="float">
            <text:p>15</text:p>
          </table:table-cell>
          <table:table-cell table:style-name="ce955" office:value-type="string" calcext:value-type="string">
            <text:p>A lövész rohan</text:p>
          </table:table-cell>
          <table:table-cell table:style-name="ce955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6" table:content-validation-name="val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5" table:content-validation-name="val36"/>
          <table:table-cell table:style-name="ce425" table:content-validation-name="val36" table:number-columns-repeated="2"/>
          <table:table-cell table:style-name="ce2" table:content-validation-name="val36"/>
          <table:table-cell table:style-name="ce2580" table:content-validation-name="val36"/>
          <table:table-cell table:style-name="ce2" table:content-validation-name="val36" table:number-columns-repeated="3"/>
          <table:table-cell table:number-columns-repeated="3"/>
          <table:table-cell table:style-name="ce799" office:value-type="float" office:value="17" calcext:value-type="float">
            <text:p>17</text:p>
          </table:table-cell>
          <table:table-cell table:style-name="ce955" table:number-columns-repeated="3"/>
          <table:table-cell table:style-name="ce799"/>
          <table:table-cell table:style-name="ce2636" table:content-validation-name="val36" office:value-type="float" office:value="10" calcext:value-type="float">
            <text:p>1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20" calcext:value-type="float">
            <text:p>20</text:p>
          </table:table-cell>
          <table:table-cell table:style-name="ce2624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99"/>
          <table:table-cell table:style-name="ce799"/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4" table:content-validation-name="val36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6"/>
          <table:covered-table-cell table:number-columns-repeated="5" table:style-name="ce30" table:content-validation-name="val36"/>
          <table:covered-table-cell table:style-name="ce525" table:content-validation-name="val36"/>
          <table:table-cell table:style-name="Default" table:number-columns-repeated="3"/>
          <table:table-cell table:style-name="ce79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99"/>
          <table:table-cell table:style-name="ce2" office:value-type="float" office:value="4" calcext:value-type="float">
            <text:p>4</text:p>
          </table:table-cell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Alapanyag neve</text:p>
          </table:table-cell>
          <table:table-cell table:style-name="ce2411" table:content-validation-name="val36"/>
          <table:table-cell table:style-name="ce2555" table:content-validation-name="val36" office:value-type="string" calcext:value-type="string" table:number-columns-spanned="2" table:number-rows-spanned="1">
            <text:p>SFÉ</text:p>
          </table:table-cell>
          <table:covered-table-cell table:style-name="ce2555" table:content-validation-name="val36"/>
          <table:table-cell table:style-name="ce2312" table:content-validation-name="val36" office:value-type="string" calcext:value-type="string" table:number-columns-spanned="4" table:number-rows-spanned="1">
            <text:p>MGT</text:p>
          </table:table-cell>
          <table:covered-table-cell table:style-name="ce2555" table:content-validation-name="val36"/>
          <table:covered-table-cell table:style-name="ce2446" table:content-validation-name="val36"/>
          <table:covered-table-cell table:style-name="Default"/>
          <table:table-cell table:style-name="Default" table:number-columns-repeated="3"/>
          <table:table-cell table:style-name="ce79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55"/>
          <table:table-cell table:style-name="ce2" office:value-type="float" office:value="3" calcext:value-type="float">
            <text:p>3</text:p>
          </table:table-cell>
          <table:table-cell table:style-name="ce2636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style-name="ce2460" table:content-validation-name="val36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6" office:value-type="string" calcext:value-type="string">
            <text:p>Energia</text:p>
          </table:table-cell>
          <table:table-cell table:style-name="ce2313" table:content-validation-name="val36" office:value-type="string" calcext:value-type="string">
            <text:p>Alap MGT</text:p>
          </table:table-cell>
          <table:table-cell table:style-name="ce759" table:content-validation-name="val220" office:value-type="string" calcext:value-type="string">
            <text:p>Pocsék</text:p>
          </table:table-cell>
          <table:table-cell table:style-name="ce759" table:content-validation-name="val220" office:value-type="string" calcext:value-type="string">
            <text:p>Átlagos</text:p>
          </table:table-cell>
          <table:table-cell table:style-name="ce2041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79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55"/>
          <table:table-cell table:style-name="ce2" office:value-type="float" office:value="2" calcext:value-type="float">
            <text:p>2</text:p>
          </table:table-cell>
          <table:table-cell table:style-name="ce2636" office:value-type="float" office:value="7" calcext:value-type="float">
            <text:p>7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osztó / Bunda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6" office:value-type="float" office:value="4" calcext:value-type="float">
            <text:p>4</text:p>
          </table:table-cell>
          <table:table-cell table:style-name="ce2314" table:content-validation-name="val3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6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Fegyverkabát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Bőrpáncél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6" office:value-type="float" office:value="14" calcext:value-type="float">
            <text:p>14</text:p>
          </table:table-cell>
          <table:table-cell table:style-name="ce2314" table:content-validation-name="val36" office:value-type="float" office:value="5" calcext:value-type="float">
            <text:p>5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55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ánc / Sodrony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759" office:value-type="float" office:value="0.25" calcext:value-type="float">
            <text:p>0.25</text:p>
          </table:table-cell>
          <table:table-cell table:style-name="Default" table:number-columns-repeated="3"/>
          <table:table-cell table:style-name="ce79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6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Pikkely fém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6" office:value-type="float" office:value="1" calcext:value-type="float">
            <text:p>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6" table:content-validation-name="val36" office:value-type="string" calcext:value-type="string">
            <text:p>Lemez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10" calcext:value-type="float">
            <text:p>10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55"/>
          <table:table-cell table:style-name="ce2" office:value-type="float" office:value="-2" calcext:value-type="float">
            <text:p>-2</text:p>
          </table:table-cell>
          <table:table-cell table:style-name="ce2639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11"/>
          <table:table-cell table:style-name="ce79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55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110" calcext:value-type="float">
            <text:p>110</text:p>
          </table:table-cell>
          <table:table-cell table:style-name="ce955" table:number-columns-repeated="3"/>
          <table:table-cell table:style-name="ce799"/>
          <table:table-cell table:style-name="ce2636" office:value-type="float" office:value="-2" calcext:value-type="float">
            <text:p>-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2"/>
          <table:table-cell table:style-name="ce799" office:value-type="float" office:value="120" calcext:value-type="float">
            <text:p>120</text:p>
          </table:table-cell>
          <table:table-cell table:style-name="ce955" table:number-columns-repeated="3"/>
          <table:table-cell table:style-name="ce799"/>
          <table:table-cell table:style-name="ce2636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345" table:content-validation-name="val36" office:value-type="string" calcext:value-type="string">
            <text:p>Fémalapanyag</text:p>
          </table:table-cell>
          <table:table-cell table:style-name="ce2555" table:content-validation-name="val36" office:value-type="string" calcext:value-type="string">
            <text:p>SFÉ</text:p>
          </table:table-cell>
          <table:table-cell table:style-name="ce2258" table:content-validation-name="val36" office:value-type="string" calcext:value-type="string">
            <text:p>Ár szorzó</text:p>
          </table:table-cell>
          <table:table-cell table:style-name="ce211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99" office:value-type="float" office:value="130" calcext:value-type="float">
            <text:p>130</text:p>
          </table:table-cell>
          <table:table-cell table:style-name="ce955" table:number-columns-repeated="3"/>
          <table:table-cell table:style-name="ce799"/>
          <table:table-cell table:style-name="ce2636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Acé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799" office:value-type="float" office:value="140" calcext:value-type="float">
            <text:p>140</text:p>
          </table:table-cell>
          <table:table-cell table:style-name="ce955" table:number-columns-repeated="3"/>
          <table:table-cell table:style-name="ce799"/>
          <table:table-cell table:style-name="ce2636" office:value-type="float" office:value="-5" calcext:value-type="float">
            <text:p>-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Bronz</text:p>
          </table:table-cell>
          <table:table-cell table:style-name="ce759" office:value-type="float" office:value="-5" calcext:value-type="float">
            <text:p>-5</text:p>
          </table:table-cell>
          <table:table-cell table:style-name="ce759" office:value-type="float" office:value="0.5" calcext:value-type="float">
            <text:p>0.5</text:p>
          </table:table-cell>
          <table:table-cell table:style-name="ce759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50" calcext:value-type="float">
            <text:p>150</text:p>
          </table:table-cell>
          <table:table-cell table:style-name="ce2624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99"/>
          <table:table-cell table:style-name="ce799"/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Abbitacél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60" calcext:value-type="float">
            <text:p>160</text:p>
          </table:table-cell>
          <table:table-cell table:style-name="ce955" office:value-type="string" calcext:value-type="string">
            <text:p>Jól kivehető kontúr</text:p>
          </table:table-cell>
          <table:table-cell table:style-name="ce955" table:number-columns-repeated="2"/>
          <table:table-cell table:style-name="ce2624" office:value-type="float" office:value="0" calcext:value-type="float">
            <text:p>0</text:p>
          </table:table-cell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Mithrill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100" calcext:value-type="float">
            <text:p>100</text:p>
          </table:table-cell>
          <table:table-cell table:style-name="ce759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49"/>
          <table:table-cell/>
          <table:table-cell table:style-name="ce799" office:value-type="float" office:value="170" calcext:value-type="float">
            <text:p>170</text:p>
          </table:table-cell>
          <table:table-cell table:style-name="ce955" office:value-type="string" calcext:value-type="string">
            <text:p>Szürkületben</text:p>
          </table:table-cell>
          <table:table-cell table:style-name="ce955" table:number-columns-repeated="2"/>
          <table:table-cell table:style-name="ce2624" office:value-type="float" office:value="1" calcext:value-type="float">
            <text:p>1</text:p>
          </table:table-cell>
          <table:table-cell table:style-name="ce2639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041" office:value-type="string" calcext:value-type="string">
            <text:p>Lunír</text:p>
          </table:table-cell>
          <table:table-cell table:style-name="ce759" office:value-type="float" office:value="20" calcext:value-type="float">
            <text:p>20</text:p>
          </table:table-cell>
          <table:table-cell table:style-name="ce759" office:value-type="float" office:value="1000" calcext:value-type="float">
            <text:p>1000</text:p>
          </table:table-cell>
          <table:table-cell table:style-name="ce759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49"/>
          <table:table-cell/>
          <table:table-cell table:style-name="ce799" office:value-type="float" office:value="180" calcext:value-type="float">
            <text:p>180</text:p>
          </table:table-cell>
          <table:table-cell table:style-name="ce955" office:value-type="string" calcext:value-type="string">
            <text:p>Homályos kontúr</text:p>
          </table:table-cell>
          <table:table-cell table:style-name="ce955" table:number-columns-repeated="2"/>
          <table:table-cell table:style-name="ce799" office:value-type="float" office:value="1" calcext:value-type="float">
            <text:p>1</text:p>
          </table:table-cell>
          <table:table-cell table:style-name="ce2639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49"/>
          <table:table-cell/>
          <table:table-cell table:style-name="ce799" office:value-type="float" office:value="190" calcext:value-type="float">
            <text:p>190</text:p>
          </table:table-cell>
          <table:table-cell table:style-name="ce955" office:value-type="string" calcext:value-type="string">
            <text:p>Éppen kivehető kontúr – zajos</text:p>
          </table:table-cell>
          <table:table-cell table:style-name="ce955" table:number-columns-repeated="2"/>
          <table:table-cell table:style-name="ce799" office:value-type="float" office:value="2" calcext:value-type="float">
            <text:p>2</text:p>
          </table:table-cell>
          <table:table-cell table:style-name="ce2636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49"/>
          <table:table-cell/>
          <table:table-cell table:style-name="ce799" office:value-type="float" office:value="200" calcext:value-type="float">
            <text:p>200</text:p>
          </table:table-cell>
          <table:table-cell table:style-name="ce955" office:value-type="string" calcext:value-type="string">
            <text:p>Éppen kivehető kontúr – csende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6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49"/>
          <table:table-cell/>
          <table:table-cell table:style-name="ce955"/>
          <table:table-cell table:style-name="ce955" office:value-type="string" calcext:value-type="string">
            <text:p>Háttérrel egybeolvadó kontúr – zajo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6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4"/>
          <table:table-cell table:style-name="ce719"/>
          <table:table-cell table:number-columns-repeated="5"/>
          <table:table-cell table:style-name="ce799"/>
          <table:table-cell table:style-name="ce955" office:value-type="string" calcext:value-type="string">
            <text:p>Háttérrel egybeolvadó kontúr – csendes</text:p>
          </table:table-cell>
          <table:table-cell table:style-name="ce955" table:number-columns-repeated="2"/>
          <table:table-cell table:style-name="ce2347" office:value-type="float" office:value="99" calcext:value-type="float">
            <text:p>99</text:p>
          </table:table-cell>
          <table:table-cell table:style-name="ce2636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49"/>
          <table:table-cell table:style-name="ce719" table:number-columns-repeated="2"/>
          <table:table-cell table:number-columns-repeated="5"/>
          <table:table-cell table:style-name="ce955" table:number-columns-repeated="4"/>
          <table:table-cell table:style-name="ce799"/>
          <table:table-cell table:style-name="ce2636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567" table:content-validation-name="val219" office:value-type="string" calcext:value-type="string">
            <text:p>TÉ</text:p>
          </table:table-cell>
          <table:table-cell table:style-name="ce2577" table:content-validation-name="val219" office:value-type="string" calcext:value-type="string">
            <text:p>VÉ</text:p>
          </table:table-cell>
          <table:table-cell table:number-columns-repeated="8"/>
          <table:table-cell table:style-name="ce2624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99"/>
          <table:table-cell table:style-name="ce799"/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560" table:content-validation-name="val219" table:formula="of:=VLOOKUP([.$C81];harcmodorok;2)" office:value-type="float" office:value="-9" calcext:value-type="float">
            <text:p>-9</text:p>
          </table:table-cell>
          <table:table-cell table:style-name="ce2560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624" table:number-columns-repeated="2"/>
          <table:table-cell table:style-name="ce2624" office:value-type="float" office:value="0" calcext:value-type="float">
            <text:p>0</text:p>
          </table:table-cell>
          <table:table-cell table:style-name="ce26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560" table:content-validation-name="val219" table:formula="of:=VLOOKUP([.$C82];harcmodorok;2)" office:value-type="float" office:value="3" calcext:value-type="float">
            <text:p>3</text:p>
          </table:table-cell>
          <table:table-cell table:style-name="ce2560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394" office:value-type="string" calcext:value-type="string">
            <text:p>Enyhe szél</text:p>
          </table:table-cell>
          <table:table-cell table:number-columns-repeated="2"/>
          <table:table-cell table:style-name="ce2091" office:value-type="float" office:value="1" calcext:value-type="float">
            <text:p>1</text:p>
          </table:table-cell>
          <table:table-cell table:style-name="ce2639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560" table:content-validation-name="val219" table:formula="of:=VLOOKUP([.$C83];harcmodorok;2)" office:value-type="float" office:value="6" calcext:value-type="float">
            <text:p>6</text:p>
          </table:table-cell>
          <table:table-cell table:style-name="ce2560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55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560" table:content-validation-name="val219" table:formula="of:=VLOOKUP([.$C84];harcmodorok;2)" office:value-type="float" office:value="9" calcext:value-type="float">
            <text:p>9</text:p>
          </table:table-cell>
          <table:table-cell table:style-name="ce2560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4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55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55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3"/>
          <table:table-cell table:style-name="ce955" table:number-columns-repeated="3"/>
          <table:table-cell table:style-name="ce799"/>
          <table:table-cell table:style-name="ce2361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52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567" table:content-validation-name="val118" office:value-type="string" calcext:value-type="string">
            <text:p>TÉ</text:p>
          </table:table-cell>
          <table:table-cell table:style-name="ce2577" table:content-validation-name="val118" office:value-type="string" calcext:value-type="string">
            <text:p>VÉ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0" calcext:value-type="float">
            <text:p>0</text:p>
          </table:table-cell>
          <table:table-cell table:style-name="ce2560" office:value-type="float" office:value="0" calcext:value-type="float">
            <text:p>0</text:p>
          </table:table-cell>
          <table:table-cell table:number-columns-repeated="2" table:style-name="ce2560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1" calcext:value-type="float">
            <text:p>1</text:p>
          </table:table-cell>
          <table:table-cell table:style-name="ce2560" office:value-type="float" office:value="6" calcext:value-type="float">
            <text:p>6</text:p>
          </table:table-cell>
          <table:table-cell table:number-columns-repeated="2" table:style-name="ce2560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737" office:value-type="float" office:value="2" calcext:value-type="float">
            <text:p>2</text:p>
          </table:table-cell>
          <table:table-cell table:style-name="ce2560" office:value-type="float" office:value="9" calcext:value-type="float">
            <text:p>9</text:p>
          </table:table-cell>
          <table:table-cell table:number-columns-repeated="2" table:style-name="ce2560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6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11"/>
          <table:table-cell table:number-columns-repeated="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394"/>
          <table:covered-table-cell table:style-name="ce238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31" table:number-columns-repeated="2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1394"/>
          <table:table-cell table:style-name="ce31"/>
          <table:table-cell table:style-name="ce1394" table:number-columns-repeated="3"/>
          <table:table-cell table:number-columns-repeated="9"/>
          <table:table-cell table:style-name="ce31" table:number-columns-repeated="16351"/>
        </table:table-row>
        <table:table-row table:style-name="ro5">
          <table:table-cell table:number-columns-repeated="19"/>
          <table:table-cell table:style-name="ce1394" table:number-columns-repeated="5"/>
          <table:table-cell table:number-columns-repeated="9"/>
          <table:table-cell table:style-name="ce31" table:number-columns-repeated="16351"/>
        </table:table-row>
        <table:table-row table:style-name="ro5" table:number-rows-repeated="2">
          <table:table-cell table:number-columns-repeated="18"/>
          <table:table-cell table:style-name="ce1394" table:number-columns-repeated="3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8"/>
          <table:table-cell table:style-name="ce1394"/>
          <table:table-cell/>
          <table:table-cell table:style-name="ce1394"/>
          <table:table-cell table:number-columns-repeated="12"/>
          <table:table-cell table:style-name="ce31" table:number-columns-repeated="16351"/>
        </table:table-row>
        <table:table-row table:style-name="ro5">
          <table:table-cell table:number-columns-repeated="18"/>
          <table:table-cell table:style-name="ce1394"/>
          <table:table-cell table:number-columns-repeated="14"/>
          <table:table-cell table:style-name="ce31" table:number-columns-repeated="16351"/>
        </table:table-row>
        <table:table-row table:style-name="ro5" table:number-rows-repeated="3">
          <table:table-cell table:number-columns-repeated="33"/>
          <table:table-cell table:style-name="ce31" table:number-columns-repeated="16351"/>
        </table:table-row>
        <table:table-row table:style-name="ro8">
          <table:table-cell/>
          <table:table-cell table:style-name="ce2737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1" table:number-columns-repeated="16351"/>
        </table:table-row>
        <table:table-row table:style-name="ro5">
          <table:table-cell/>
          <table:table-cell table:style-name="ce2738" office:value-type="string" calcext:value-type="string">
            <text:p>https://github.com/kaktusztea/szilankrpg</text:p>
          </table:table-cell>
          <table:table-cell table:number-columns-repeated="31"/>
          <table:table-cell table:style-name="ce31" table:number-columns-repeated="16351"/>
        </table:table-row>
        <table:table-row table:style-name="ro5" table:number-rows-repeated="30">
          <table:table-cell table:number-columns-repeated="33"/>
          <table:table-cell table:style-name="ce31" table:number-columns-repeated="16351"/>
        </table:table-row>
        <table:table-row table:style-name="ro5" table:number-rows-repeated="2">
          <table:table-cell table:style-name="ce2155"/>
          <table:table-cell table:number-columns-repeated="4"/>
          <table:table-cell table:style-name="ce2580"/>
          <table:table-cell table:style-name="ce2" table:number-columns-repeated="3"/>
          <table:table-cell table:number-columns-repeated="24"/>
          <table:table-cell table:style-name="ce31" table:number-columns-repeated="16351"/>
        </table:table-row>
        <table:table-row table:style-name="ro5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0"/>
          <table:table-cell table:style-name="ce2" table:number-columns-repeated="3"/>
          <table:table-cell table:number-columns-repeated="3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5" table:number-rows-repeated="9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0"/>
          <table:table-cell table:style-name="ce2" table:number-columns-repeated="6"/>
          <table:table-cell table:style-name="ce2540"/>
          <table:table-cell table:number-columns-repeated="20"/>
          <table:table-cell table:style-name="ce31" table:number-columns-repeated="16351"/>
        </table:table-row>
        <table:table-row table:style-name="ro5" table:number-rows-repeated="65294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0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2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7"/>
          <table:table-cell table:style-name="ce31" table:number-columns-repeated="16351"/>
        </table:table-row>
        <table:table-row table:style-name="ro5" table:number-rows-repeated="983090">
          <table:table-cell table:number-columns-repeated="33"/>
          <table:table-cell table:style-name="ce31" table:number-columns-repeated="16351"/>
        </table:table-row>
        <table:table-row table:style-name="ro5">
          <table:table-cell table:number-columns-repeated="33"/>
          <table:table-cell table:style-name="ce31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31"/>
        <table:table-column table:style-name="co5" table:number-columns-repeated="2" table:default-cell-style-name="ce1865"/>
        <table:table-column table:style-name="co5" table:number-columns-repeated="16381"/>
        <table:table-row table:style-name="ro5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office:value-type="string" calcext:value-type="string">
            <text:p>Jogtulajdonos: Fekete Bálint (Ailtas, Kaktusztea), 2026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5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1865" table:number-columns-repeated="16381"/>
        </table:table-row>
        <table:table-row table:style-name="ro50">
          <table:table-cell table:style-name="ce27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  <table:table-row table:style-name="ro8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1394"/>
          <table:table-cell table:style-name="ce1865" table:number-columns-repeated="16381"/>
        </table:table-row>
        <table:table-row table:style-name="ro41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394" table:number-columns-repeated="2"/>
          <table:table-cell table:style-name="ce1865" table:number-columns-repeated="16381"/>
        </table:table-row>
        <table:table-row table:style-name="ro5" table:number-rows-repeated="1048567">
          <table:table-cell table:number-columns-repeated="3"/>
          <table:table-cell table:style-name="ce1865" table:number-columns-repeated="16381"/>
        </table:table-row>
        <table:table-row table:style-name="ro5">
          <table:table-cell table:number-columns-repeated="3"/>
          <table:table-cell table:style-name="ce1865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 style:data-style-name="N2" text:time-value="16:17:57.140533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4-05T16:37:25.069802500</dc:date>
    <meta:editing-cycles>1506</meta:editing-cycles>
    <meta:editing-duration>P13DT7H19M22S</meta:editing-duration>
    <meta:document-statistic meta:table-count="12" meta:cell-count="5196" meta:object-count="0"/>
    <meta:user-defined meta:name="Author">Fekete Bálint (Kaktusztea, Ailtas)</meta:user-defined>
    <meta:user-defined meta:name="Szerepjáték">Szilánk RPG</meta:user-defined>
  </office:meta>
</office:document-meta>
</file>